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5.135416666666667in"/>
    </style:style>
    <style:style style:name="co3" style:family="table-column">
      <style:table-column-properties fo:break-before="auto" style:column-width="2.7604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Date </text:p>
          </table:table-cell>
          <table:table-cell table:style-name="ce21" office:value-type="string">
            <text:p>Report Type </text:p>
          </table:table-cell>
          <table:table-cell table:style-name="ce21" office:value-type="string">
            <text:p>Street </text:p>
          </table:table-cell>
          <table:table-cell table:style-name="ce21" office:value-type="string">
            <text:p>Zip </text:p>
          </table:table-cell>
          <table:table-cell table:style-name="ce21" office:value-type="string">
            <text:p>Area </text:p>
          </table:table-cell>
          <table:table-cell table:style-name="ce21" office:value-type="string">
            <text:p>ED </text:p>
          </table:table-cell>
          <table:table-cell table:style-name="ce21" office:value-type="string">
            <text:p>N#</text:p>
          </table:table-cell>
        </table:table-row>
        <table:table-row table:style-name="ro2">
          <table:table-cell table:style-name="ce22" office:value-type="date" office:date-value="2004-07-08T00:00:00">
            <text:p>7/8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ASCOT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style-name="ce22" office:value-type="date" office:date-value="2004-01-18T00:00:00">
            <text:p>1/18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ACCOMAC TURNING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1-18T00:00:00">
            <text:p>1/18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ACCOMAC TURNING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2-04T00:00:00">
            <text:p>2/4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ACCOMAC TURNING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2-04T00:00:00">
            <text:p>2/4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ACCOMAC TURNING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4-16T00:00:00">
            <text:p>4/16/2004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ADELE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2" office:value-type="date" office:date-value="2004-03-21T00:00:00">
            <text:p>3/2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ALFRED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9">
            <text:p>279</text:p>
          </table:table-cell>
        </table:table-row>
        <table:table-row table:style-name="ro2">
          <table:table-cell table:style-name="ce22" office:value-type="date" office:date-value="2004-04-15T00:00:00">
            <text:p>4/15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AMERSHAM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style-name="ce22" office:value-type="date" office:date-value="2004-07-18T00:00:00">
            <text:p>7/1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AMERSHAM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style-name="ce22" office:value-type="date" office:date-value="2004-07-18T00:00:00">
            <text:p>7/18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AMERSHAM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style-name="ce22" office:value-type="date" office:date-value="2004-07-18T00:00:00">
            <text:p>7/18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AMERSHAM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style-name="ce22" office:value-type="date" office:date-value="2004-06-15T00:00:00">
            <text:p>6/15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ANACOSTIA TUR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6-05T00:00:00">
            <text:p>6/5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ANDOVER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2">
            <text:p>192</text:p>
          </table:table-cell>
        </table:table-row>
        <table:table-row table:style-name="ro2">
          <table:table-cell table:style-name="ce22" office:value-type="date" office:date-value="2004-06-11T00:00:00">
            <text:p>6/1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ANDOVER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2">
            <text:p>192</text:p>
          </table:table-cell>
        </table:table-row>
        <table:table-row table:style-name="ro2">
          <table:table-cell table:style-name="ce22" office:value-type="date" office:date-value="2004-06-30T00:00:00">
            <text:p>6/30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ANDOVER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2">
            <text:p>192</text:p>
          </table:table-cell>
        </table:table-row>
        <table:table-row table:style-name="ro2">
          <table:table-cell table:style-name="ce22" office:value-type="date" office:date-value="2004-01-25T00:00:00">
            <text:p>1/25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AQUIA TUR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3-07T00:00:00">
            <text:p>3/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ARABIAN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style-name="ce22" office:value-type="date" office:date-value="2004-05-10T00:00:00">
            <text:p>5/10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ARABIAN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style-name="ce22" office:value-type="date" office:date-value="2004-07-14T00:00:00">
            <text:p>7/14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ARABIAN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style-name="ce22" office:value-type="date" office:date-value="2004-02-29T00:00:00">
            <text:p>2/29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ATOKA TUR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3-06T00:00:00">
            <text:p>3/6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AUTUMN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6">
            <text:p>56</text:p>
          </table:table-cell>
        </table:table-row>
        <table:table-row table:style-name="ro2">
          <table:table-cell table:style-name="ce22" office:value-type="date" office:date-value="2004-04-16T00:00:00">
            <text:p>4/1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AUTUMN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6">
            <text:p>56</text:p>
          </table:table-cell>
        </table:table-row>
        <table:table-row table:style-name="ro2">
          <table:table-cell table:style-name="ce22" office:value-type="date" office:date-value="2004-06-11T00:00:00">
            <text:p>6/1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AUTUMN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6">
            <text:p>56</text:p>
          </table:table-cell>
        </table:table-row>
        <table:table-row table:style-name="ro2">
          <table:table-cell table:style-name="ce22" office:value-type="date" office:date-value="2015-10-14T00:00:00">
            <text:p>10/14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ARCLAY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date" office:date-value="2004-01-25T00:00:00">
            <text:p>1/2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RRINGTON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date" office:date-value="2015-12-04T00:00:00">
            <text:p>12/4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ARRINGTON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date" office:date-value="2004-04-03T00:00:00">
            <text:p>4/3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AYBERRY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84">
            <text:p>184</text:p>
          </table:table-cell>
        </table:table-row>
        <table:table-row table:style-name="ro2">
          <table:table-cell table:style-name="ce22" office:value-type="date" office:date-value="2004-01-09T00:00:00">
            <text:p>1/9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ELMONT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57">
            <text:p>257</text:p>
          </table:table-cell>
        </table:table-row>
        <table:table-row table:style-name="ro2">
          <table:table-cell table:style-name="ce22" office:value-type="date" office:date-value="2004-01-09T00:00:00">
            <text:p>1/9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BELMONT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57">
            <text:p>257</text:p>
          </table:table-cell>
        </table:table-row>
        <table:table-row table:style-name="ro2">
          <table:table-cell table:style-name="ce22" office:value-type="date" office:date-value="2004-02-25T00:00:00">
            <text:p>2/2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ELMONT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57">
            <text:p>257</text:p>
          </table:table-cell>
        </table:table-row>
        <table:table-row table:style-name="ro2">
          <table:table-cell table:style-name="ce22" office:value-type="date" office:date-value="2004-04-15T00:00:00">
            <text:p>4/15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ELMONT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57">
            <text:p>257</text:p>
          </table:table-cell>
        </table:table-row>
        <table:table-row table:style-name="ro2">
          <table:table-cell table:style-name="ce22" office:value-type="date" office:date-value="2004-05-07T00:00:00">
            <text:p>5/7/2004</text:p>
          </table:table-cell>
          <table:table-cell table:style-name="ce21" office:value-type="string">
            <text:p>RUNAWAY/MP JUVENILE </text:p>
          </table:table-cell>
          <table:table-cell table:style-name="ce21" office:value-type="string">
            <text:p>BELMONT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57">
            <text:p>257</text:p>
          </table:table-cell>
        </table:table-row>
        <table:table-row table:style-name="ro2">
          <table:table-cell table:style-name="ce22" office:value-type="date" office:date-value="2004-06-28T00:00:00">
            <text:p>6/28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ELMONT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57">
            <text:p>257</text:p>
          </table:table-cell>
        </table:table-row>
        <table:table-row table:style-name="ro2">
          <table:table-cell table:style-name="ce22" office:value-type="date" office:date-value="2004-08-22T00:00:00">
            <text:p>8/22/2004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BELMONT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57">
            <text:p>257</text:p>
          </table:table-cell>
        </table:table-row>
        <table:table-row table:style-name="ro2">
          <table:table-cell table:style-name="ce22" office:value-type="date" office:date-value="2015-10-08T00:00:00">
            <text:p>10/8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ELMONT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57">
            <text:p>257</text:p>
          </table:table-cell>
        </table:table-row>
        <table:table-row table:style-name="ro2">
          <table:table-cell table:style-name="ce22" office:value-type="date" office:date-value="2015-12-10T00:00:00">
            <text:p>12/10/201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BELMONT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57">
            <text:p>257</text:p>
          </table:table-cell>
        </table:table-row>
        <table:table-row table:style-name="ro2">
          <table:table-cell table:style-name="ce22" office:value-type="date" office:date-value="2015-12-20T00:00:00">
            <text:p>12/20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ELMONT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57">
            <text:p>257</text:p>
          </table:table-cell>
        </table:table-row>
        <table:table-row table:style-name="ro2">
          <table:table-cell table:style-name="ce22" office:value-type="date" office:date-value="2004-03-18T00:00:00">
            <text:p>3/18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ETHANY TERR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8">
            <text:p>208</text:p>
          </table:table-cell>
        </table:table-row>
        <table:table-row table:style-name="ro2">
          <table:table-cell table:style-name="ce22" office:value-type="date" office:date-value="2015-11-19T00:00:00">
            <text:p>11/19/2015</text:p>
          </table:table-cell>
          <table:table-cell table:style-name="ce21" office:value-type="string">
            <text:p>TAMPERING WITH VEHICLE </text:p>
          </table:table-cell>
          <table:table-cell table:style-name="ce21" office:value-type="string">
            <text:p>BETHANY TERR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8">
            <text:p>208</text:p>
          </table:table-cell>
        </table:table-row>
        <table:table-row table:style-name="ro2">
          <table:table-cell table:style-name="ce22" office:value-type="date" office:date-value="2004-01-01T00:00:00">
            <text:p>1/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08T00:00:00">
            <text:p>1/8/2004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20T00:00:00">
            <text:p>1/20/2004</text:p>
          </table:table-cell>
          <table:table-cell table:style-name="ce21" office:value-type="string">
            <text:p>ABUSE, NEGLECT OF INCAPACITATED ADULT -SUBSQ OFF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20T00:00:00">
            <text:p>1/20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21T00:00:00">
            <text:p>1/21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26T00:00:00">
            <text:p>1/26/2004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29T00:00:00">
            <text:p>1/29/2004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29T00:00:00">
            <text:p>1/29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01T00:00:00">
            <text:p>2/1/2004</text:p>
          </table:table-cell>
          <table:table-cell table:style-name="ce21" office:value-type="string">
            <text:p>LARCENY, SHOPLIFTING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02T00:00:00">
            <text:p>2/2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03T00:00:00">
            <text:p>2/3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03T00:00:00">
            <text:p>2/3/2004</text:p>
          </table:table-cell>
          <table:table-cell table:style-name="ce21" office:value-type="string">
            <text:p>NO DRIVERS LICENS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05T00:00:00">
            <text:p>2/5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05T00:00:00">
            <text:p>2/5/2004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05T00:00:00">
            <text:p>2/5/2004</text:p>
          </table:table-cell>
          <table:table-cell table:style-name="ce21" office:value-type="string">
            <text:p>TRESPASS ON CHURCH OR SCHOOL PROPERTY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09T00:00:00">
            <text:p>2/9/2004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11T00:00:00">
            <text:p>2/1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24T00:00:00">
            <text:p>2/24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27T00:00:00">
            <text:p>2/27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27T00:00:00">
            <text:p>2/27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27T00:00:00">
            <text:p>2/27/2004</text:p>
          </table:table-cell>
          <table:table-cell table:style-name="ce21" office:value-type="string">
            <text:p>INHALING DRUGS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05T00:00:00">
            <text:p>3/5/2004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05T00:00:00">
            <text:p>3/5/2004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10T00:00:00">
            <text:p>3/10/2004</text:p>
          </table:table-cell>
          <table:table-cell table:style-name="ce21" office:value-type="string">
            <text:p>THREATS TO BOMB OR DAMAGE BUILDING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11T00:00:00">
            <text:p>3/11/2004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20T00:00:00">
            <text:p>3/2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24T00:00:00">
            <text:p>3/2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24T00:00:00">
            <text:p>3/2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24T00:00:00">
            <text:p>3/24/2004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02T00:00:00">
            <text:p>4/2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18T00:00:00">
            <text:p>4/18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26T00:00:00">
            <text:p>4/26/2004</text:p>
          </table:table-cell>
          <table:table-cell table:style-name="ce21" office:value-type="string">
            <text:p>DRINKING OR POSSESS ALCOHOL ON SCHOOL GROUNDS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26T00:00:00">
            <text:p>4/26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26T00:00:00">
            <text:p>4/26/2004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27T00:00:00">
            <text:p>4/27/2004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02T00:00:00">
            <text:p>5/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05T00:00:00">
            <text:p>5/5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06T00:00:00">
            <text:p>5/6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14T00:00:00">
            <text:p>5/1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26T00:00:00">
            <text:p>5/26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01T00:00:00">
            <text:p>6/1/2004</text:p>
          </table:table-cell>
          <table:table-cell table:style-name="ce21" office:value-type="string">
            <text:p>ARSON </text:p>
          </table:table-cell>
          <table:table-cell table:style-name="ce23" office:value-type="string">
            <text:p>BIG BETHEL ROAD </text:p>
          </table:table-cell>
          <table:table-cell table:style-name="ce24" office:value-type="float" office:value="23693">
            <text:p>23693</text:p>
          </table:table-cell>
          <table:table-cell table:style-name="ce24" office:value-type="float" office:value="100">
            <text:p>10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02T00:00:00">
            <text:p>6/2/2004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03T00:00:00">
            <text:p>6/3/2004</text:p>
          </table:table-cell>
          <table:table-cell table:style-name="ce21" office:value-type="string">
            <text:p>ASSAULT, AGGRAVATED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03T00:00:00">
            <text:p>6/3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06T00:00:00">
            <text:p>6/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09T00:00:00">
            <text:p>6/9/2004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19T00:00:00">
            <text:p>6/19/2004</text:p>
          </table:table-cell>
          <table:table-cell table:style-name="ce21" office:value-type="string">
            <text:p>TRESPASS ON CHURCH OR SCHOOL PROPERTY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24T00:00:00">
            <text:p>6/24/2004</text:p>
          </table:table-cell>
          <table:table-cell table:style-name="ce21" office:value-type="string">
            <text:p>POSSESS WEAPON ON SCHOOL PROPERTY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24T00:00:00">
            <text:p>6/24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28T00:00:00">
            <text:p>6/28/2004</text:p>
          </table:table-cell>
          <table:table-cell table:style-name="ce21" office:value-type="string">
            <text:p>RESISTING ARREST/OBS JUSTICE W/O THREAT OF FORC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28T00:00:00">
            <text:p>6/28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05T00:00:00">
            <text:p>7/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12T00:00:00">
            <text:p>7/1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18T00:00:00">
            <text:p>7/18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05T00:00:00">
            <text:p>8/5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01T00:00:00">
            <text:p>10/1/201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01T00:00:00">
            <text:p>10/1/201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06T00:00:00">
            <text:p>10/6/201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06T00:00:00">
            <text:p>10/6/2015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09T00:00:00">
            <text:p>10/9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1T00:00:00">
            <text:p>10/11/201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1T00:00:00">
            <text:p>10/11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1T00:00:00">
            <text:p>10/11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6T00:00:00">
            <text:p>10/16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22T00:00:00">
            <text:p>10/22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22T00:00:00">
            <text:p>10/22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22T00:00:00">
            <text:p>10/22/201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04T00:00:00">
            <text:p>11/4/201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05T00:00:00">
            <text:p>11/5/201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17T00:00:00">
            <text:p>11/17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04T00:00:00">
            <text:p>12/4/2015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08T00:00:00">
            <text:p>12/8/2015</text:p>
          </table:table-cell>
          <table:table-cell table:style-name="ce21" office:value-type="string">
            <text:p>POSSESS WEAPON ON SCHOOL PROPERTY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14T00:00:00">
            <text:p>12/14/201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14T00:00:00">
            <text:p>12/14/2015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14T00:00:00">
            <text:p>12/14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26T00:00:00">
            <text:p>5/26/2004</text:p>
          </table:table-cell>
          <table:table-cell table:style-name="ce21" office:value-type="string">
            <text:p>IMPERSONATING LAW ENFORCEMENT OFFICER </text:p>
          </table:table-cell>
          <table:table-cell table:style-name="ce21" office:value-type="string">
            <text:p>BIG BETHEL ROAD &amp; FIRST STREE 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14T00:00:00">
            <text:p>7/14/2004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BIG BETHEL ROAD &amp; FOURTH STR 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14T00:00:00">
            <text:p>7/14/2004</text:p>
          </table:table-cell>
          <table:table-cell table:style-name="ce21" office:value-type="string">
            <text:p>ELUDING POLICE </text:p>
          </table:table-cell>
          <table:table-cell table:style-name="ce21" office:value-type="string">
            <text:p>BIG BETHEL ROAD &amp; FOURTH STR 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14T00:00:00">
            <text:p>7/14/2004</text:p>
          </table:table-cell>
          <table:table-cell table:style-name="ce21" office:value-type="string">
            <text:p>RECKLESS DRIVING - EXCESSIVE SPEED </text:p>
          </table:table-cell>
          <table:table-cell table:style-name="ce21" office:value-type="string">
            <text:p>BIG BETHEL ROAD &amp; FOURTH STR 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08T00:00:00">
            <text:p>6/8/2004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BIG BETHEL ROAD &amp; HAMPTON H A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19T00:00:00">
            <text:p>11/19/201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BIG BETHEL ROAD &amp; HAMPTON H W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06T00:00:00">
            <text:p>4/6/2004</text:p>
          </table:table-cell>
          <table:table-cell table:style-name="ce21" office:value-type="string">
            <text:p>VIOLATION OF COURT ORDER </text:p>
          </table:table-cell>
          <table:table-cell table:style-name="ce21" office:value-type="string">
            <text:p>BIG BETHEL ROAD &amp; POLARIS DRI V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31T00:00:00">
            <text:p>1/3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IG BETHEL ROAD &amp; RUNNING MA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01T00:00:00">
            <text:p>1/1/2004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BILL SOURS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6">
            <text:p>66</text:p>
          </table:table-cell>
        </table:table-row>
        <table:table-row table:style-name="ro2">
          <table:table-cell table:style-name="ce22" office:value-type="date" office:date-value="2004-07-22T00:00:00">
            <text:p>7/22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IRKDALE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2">
            <text:p>172</text:p>
          </table:table-cell>
        </table:table-row>
        <table:table-row table:style-name="ro2">
          <table:table-cell table:style-name="ce22" office:value-type="date" office:date-value="2015-12-31T00:00:00">
            <text:p>12/31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IRKDALE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2">
            <text:p>172</text:p>
          </table:table-cell>
        </table:table-row>
        <table:table-row table:style-name="ro2">
          <table:table-cell table:style-name="ce22" office:value-type="date" office:date-value="2004-07-14T00:00:00">
            <text:p>7/14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LACKBERRY BEN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8">
            <text:p>98</text:p>
          </table:table-cell>
        </table:table-row>
        <table:table-row table:style-name="ro2">
          <table:table-cell table:style-name="ce22" office:value-type="date" office:date-value="2004-07-14T00:00:00">
            <text:p>7/14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LACKBERRY BEN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8">
            <text:p>98</text:p>
          </table:table-cell>
        </table:table-row>
        <table:table-row table:style-name="ro2">
          <table:table-cell table:style-name="ce22" office:value-type="date" office:date-value="2004-07-14T00:00:00">
            <text:p>7/14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BLACKBERRY BEN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8">
            <text:p>98</text:p>
          </table:table-cell>
        </table:table-row>
        <table:table-row table:style-name="ro2">
          <table:table-cell table:style-name="ce22" office:value-type="date" office:date-value="2004-03-30T00:00:00">
            <text:p>3/3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LACKSMITH ARCH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9">
            <text:p>49</text:p>
          </table:table-cell>
        </table:table-row>
        <table:table-row table:style-name="ro2">
          <table:table-cell table:style-name="ce22" office:value-type="date" office:date-value="2004-08-11T00:00:00">
            <text:p>8/11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LACKSMITH ARCH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9">
            <text:p>49</text:p>
          </table:table-cell>
        </table:table-row>
        <table:table-row table:style-name="ro2">
          <table:table-cell table:style-name="ce22" office:value-type="date" office:date-value="2015-12-21T00:00:00">
            <text:p>12/21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LACKSMITH ARCH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9">
            <text:p>49</text:p>
          </table:table-cell>
        </table:table-row>
        <table:table-row table:style-name="ro2">
          <table:table-cell table:style-name="ce22" office:value-type="date" office:date-value="2004-03-05T00:00:00">
            <text:p>3/5/2004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BLACKWOOD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24">
            <text:p>224</text:p>
          </table:table-cell>
        </table:table-row>
        <table:table-row table:style-name="ro2">
          <table:table-cell table:style-name="ce22" office:value-type="date" office:date-value="2004-03-20T00:00:00">
            <text:p>3/2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LEVINS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9">
            <text:p>279</text:p>
          </table:table-cell>
        </table:table-row>
        <table:table-row table:style-name="ro2">
          <table:table-cell table:style-name="ce22" office:value-type="date" office:date-value="2004-03-20T00:00:00">
            <text:p>3/2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LEVINS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9">
            <text:p>279</text:p>
          </table:table-cell>
        </table:table-row>
        <table:table-row table:style-name="ro2">
          <table:table-cell table:style-name="ce22" office:value-type="date" office:date-value="2004-03-20T00:00:00">
            <text:p>3/2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LEVINS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9">
            <text:p>279</text:p>
          </table:table-cell>
        </table:table-row>
        <table:table-row table:style-name="ro2">
          <table:table-cell table:style-name="ce22" office:value-type="date" office:date-value="2004-03-21T00:00:00">
            <text:p>3/2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LEVINS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9">
            <text:p>279</text:p>
          </table:table-cell>
        </table:table-row>
        <table:table-row table:style-name="ro2">
          <table:table-cell table:style-name="ce22" office:value-type="date" office:date-value="2004-03-21T00:00:00">
            <text:p>3/2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LEVINS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9">
            <text:p>279</text:p>
          </table:table-cell>
        </table:table-row>
        <table:table-row table:style-name="ro2">
          <table:table-cell table:style-name="ce22" office:value-type="date" office:date-value="2004-03-21T00:00:00">
            <text:p>3/2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LEVINS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9">
            <text:p>279</text:p>
          </table:table-cell>
        </table:table-row>
        <table:table-row table:style-name="ro2">
          <table:table-cell table:style-name="ce22" office:value-type="date" office:date-value="2004-03-22T00:00:00">
            <text:p>3/22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LEVINS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9">
            <text:p>279</text:p>
          </table:table-cell>
        </table:table-row>
        <table:table-row table:style-name="ro2">
          <table:table-cell table:style-name="ce22" office:value-type="date" office:date-value="2004-03-22T00:00:00">
            <text:p>3/22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LEVINS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9">
            <text:p>279</text:p>
          </table:table-cell>
        </table:table-row>
        <table:table-row table:style-name="ro2">
          <table:table-cell table:style-name="ce22" office:value-type="date" office:date-value="2004-05-03T00:00:00">
            <text:p>5/3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LEVINS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9">
            <text:p>279</text:p>
          </table:table-cell>
        </table:table-row>
        <table:table-row table:style-name="ro2">
          <table:table-cell table:style-name="ce22" office:value-type="date" office:date-value="2004-06-27T00:00:00">
            <text:p>6/27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BLEVINS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9">
            <text:p>279</text:p>
          </table:table-cell>
        </table:table-row>
        <table:table-row table:style-name="ro2">
          <table:table-cell table:style-name="ce22" office:value-type="date" office:date-value="2004-01-02T00:00:00">
            <text:p>1/2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ANTLEY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7">
            <text:p>157</text:p>
          </table:table-cell>
        </table:table-row>
        <table:table-row table:style-name="ro2">
          <table:table-cell table:style-name="ce22" office:value-type="date" office:date-value="2004-01-02T00:00:00">
            <text:p>1/2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RANTLEY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7">
            <text:p>157</text:p>
          </table:table-cell>
        </table:table-row>
        <table:table-row table:style-name="ro2">
          <table:table-cell table:style-name="ce22" office:value-type="date" office:date-value="2004-08-11T00:00:00">
            <text:p>8/11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RANTLEY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7">
            <text:p>157</text:p>
          </table:table-cell>
        </table:table-row>
        <table:table-row table:style-name="ro2">
          <table:table-cell table:style-name="ce22" office:value-type="date" office:date-value="2004-02-26T00:00:00">
            <text:p>2/2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RASSI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06">
            <text:p>206</text:p>
          </table:table-cell>
        </table:table-row>
        <table:table-row table:style-name="ro2">
          <table:table-cell table:style-name="ce22" office:value-type="date" office:date-value="2004-03-20T00:00:00">
            <text:p>3/2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ASSI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06">
            <text:p>206</text:p>
          </table:table-cell>
        </table:table-row>
        <table:table-row table:style-name="ro2">
          <table:table-cell table:style-name="ce22" office:value-type="date" office:date-value="2004-03-20T00:00:00">
            <text:p>3/2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ASSI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06">
            <text:p>206</text:p>
          </table:table-cell>
        </table:table-row>
        <table:table-row table:style-name="ro2">
          <table:table-cell table:style-name="ce22" office:value-type="date" office:date-value="2004-03-20T00:00:00">
            <text:p>3/2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ASSI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06">
            <text:p>206</text:p>
          </table:table-cell>
        </table:table-row>
        <table:table-row table:style-name="ro2">
          <table:table-cell table:style-name="ce22" office:value-type="date" office:date-value="2004-03-20T00:00:00">
            <text:p>3/2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ASSI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06">
            <text:p>206</text:p>
          </table:table-cell>
        </table:table-row>
        <table:table-row table:style-name="ro2">
          <table:table-cell table:style-name="ce22" office:value-type="date" office:date-value="2004-03-20T00:00:00">
            <text:p>3/2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ASSI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06">
            <text:p>206</text:p>
          </table:table-cell>
        </table:table-row>
        <table:table-row table:style-name="ro2">
          <table:table-cell table:style-name="ce22" office:value-type="date" office:date-value="2004-03-23T00:00:00">
            <text:p>3/23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ASSI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06">
            <text:p>206</text:p>
          </table:table-cell>
        </table:table-row>
        <table:table-row table:style-name="ro2">
          <table:table-cell table:style-name="ce22" office:value-type="date" office:date-value="2004-03-26T00:00:00">
            <text:p>3/26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RASSI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06">
            <text:p>206</text:p>
          </table:table-cell>
        </table:table-row>
        <table:table-row table:style-name="ro2">
          <table:table-cell table:style-name="ce22" office:value-type="date" office:date-value="2004-06-24T00:00:00">
            <text:p>6/2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RASSI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06">
            <text:p>206</text:p>
          </table:table-cell>
        </table:table-row>
        <table:table-row table:style-name="ro2">
          <table:table-cell table:style-name="ce22" office:value-type="date" office:date-value="2004-03-19T00:00:00">
            <text:p>3/19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ASSIE PL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06">
            <text:p>206</text:p>
          </table:table-cell>
        </table:table-row>
        <table:table-row table:style-name="ro2">
          <table:table-cell table:style-name="ce22" office:value-type="date" office:date-value="2004-01-28T00:00:00">
            <text:p>1/28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RENTMEAD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8">
            <text:p>238</text:p>
          </table:table-cell>
        </table:table-row>
        <table:table-row table:style-name="ro2">
          <table:table-cell table:style-name="ce22" office:value-type="date" office:date-value="2004-03-01T00:00:00">
            <text:p>3/1/2004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BRENTMEAD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8">
            <text:p>238</text:p>
          </table:table-cell>
        </table:table-row>
        <table:table-row table:style-name="ro2">
          <table:table-cell table:style-name="ce22" office:value-type="date" office:date-value="2004-03-23T00:00:00">
            <text:p>3/23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ENTMEAD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8">
            <text:p>238</text:p>
          </table:table-cell>
        </table:table-row>
        <table:table-row table:style-name="ro2">
          <table:table-cell table:style-name="ce22" office:value-type="date" office:date-value="2004-03-29T00:00:00">
            <text:p>3/29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ENTMEAD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8">
            <text:p>238</text:p>
          </table:table-cell>
        </table:table-row>
        <table:table-row table:style-name="ro2">
          <table:table-cell table:style-name="ce22" office:value-type="date" office:date-value="2004-04-07T00:00:00">
            <text:p>4/7/2004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BRENTMEAD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8">
            <text:p>238</text:p>
          </table:table-cell>
        </table:table-row>
        <table:table-row table:style-name="ro2">
          <table:table-cell table:style-name="ce22" office:value-type="date" office:date-value="2004-04-25T00:00:00">
            <text:p>4/25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RENTMEAD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8">
            <text:p>238</text:p>
          </table:table-cell>
        </table:table-row>
        <table:table-row table:style-name="ro2">
          <table:table-cell table:style-name="ce22" office:value-type="date" office:date-value="2004-04-28T00:00:00">
            <text:p>4/2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ENTMEAD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8">
            <text:p>238</text:p>
          </table:table-cell>
        </table:table-row>
        <table:table-row table:style-name="ro2">
          <table:table-cell table:style-name="ce22" office:value-type="date" office:date-value="2004-05-06T00:00:00">
            <text:p>5/6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ENTMEAD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8">
            <text:p>238</text:p>
          </table:table-cell>
        </table:table-row>
        <table:table-row table:style-name="ro2">
          <table:table-cell table:style-name="ce22" office:value-type="date" office:date-value="2004-06-03T00:00:00">
            <text:p>6/3/2004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BRENTMEAD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8">
            <text:p>238</text:p>
          </table:table-cell>
        </table:table-row>
        <table:table-row table:style-name="ro2">
          <table:table-cell table:style-name="ce22" office:value-type="date" office:date-value="2004-06-04T00:00:00">
            <text:p>6/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RENTMEAD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8">
            <text:p>238</text:p>
          </table:table-cell>
        </table:table-row>
        <table:table-row table:style-name="ro2">
          <table:table-cell table:style-name="ce22" office:value-type="date" office:date-value="2004-06-05T00:00:00">
            <text:p>6/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RENTMEAD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8">
            <text:p>238</text:p>
          </table:table-cell>
        </table:table-row>
        <table:table-row table:style-name="ro2">
          <table:table-cell table:style-name="ce22" office:value-type="date" office:date-value="2004-06-07T00:00:00">
            <text:p>6/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ENTMEAD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8">
            <text:p>238</text:p>
          </table:table-cell>
        </table:table-row>
        <table:table-row table:style-name="ro2">
          <table:table-cell table:style-name="ce22" office:value-type="date" office:date-value="2004-07-01T00:00:00">
            <text:p>7/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ENTMEAD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8">
            <text:p>238</text:p>
          </table:table-cell>
        </table:table-row>
        <table:table-row table:style-name="ro2">
          <table:table-cell table:style-name="ce22" office:value-type="date" office:date-value="2004-07-24T00:00:00">
            <text:p>7/24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RENTMEAD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8">
            <text:p>238</text:p>
          </table:table-cell>
        </table:table-row>
        <table:table-row table:style-name="ro2">
          <table:table-cell table:style-name="ce22" office:value-type="date" office:date-value="2004-07-24T00:00:00">
            <text:p>7/24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BRENTMEAD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8">
            <text:p>238</text:p>
          </table:table-cell>
        </table:table-row>
        <table:table-row table:style-name="ro2">
          <table:table-cell table:style-name="ce22" office:value-type="date" office:date-value="2004-08-17T00:00:00">
            <text:p>8/17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RENTMEAD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8">
            <text:p>238</text:p>
          </table:table-cell>
        </table:table-row>
        <table:table-row table:style-name="ro2">
          <table:table-cell table:style-name="ce22" office:value-type="date" office:date-value="2004-08-30T00:00:00">
            <text:p>8/30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RENTMEAD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8">
            <text:p>238</text:p>
          </table:table-cell>
        </table:table-row>
        <table:table-row table:style-name="ro2">
          <table:table-cell table:style-name="ce22" office:value-type="date" office:date-value="2015-11-11T00:00:00">
            <text:p>11/11/201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BRENTMEAD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8">
            <text:p>238</text:p>
          </table:table-cell>
        </table:table-row>
        <table:table-row table:style-name="ro2">
          <table:table-cell table:style-name="ce22" office:value-type="date" office:date-value="2015-11-11T00:00:00">
            <text:p>11/11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ENTMEAD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8">
            <text:p>238</text:p>
          </table:table-cell>
        </table:table-row>
        <table:table-row table:style-name="ro2">
          <table:table-cell table:style-name="ce22" office:value-type="date" office:date-value="2015-11-26T00:00:00">
            <text:p>11/26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RENTMEAD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8">
            <text:p>238</text:p>
          </table:table-cell>
        </table:table-row>
        <table:table-row table:style-name="ro2">
          <table:table-cell table:style-name="ce22" office:value-type="date" office:date-value="2015-12-07T00:00:00">
            <text:p>12/7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RENTMEAD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8">
            <text:p>238</text:p>
          </table:table-cell>
        </table:table-row>
        <table:table-row table:style-name="ro2">
          <table:table-cell table:style-name="ce22" office:value-type="date" office:date-value="2015-12-17T00:00:00">
            <text:p>12/17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RENTMEAD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8">
            <text:p>238</text:p>
          </table:table-cell>
        </table:table-row>
        <table:table-row table:style-name="ro2">
          <table:table-cell table:style-name="ce22" office:value-type="date" office:date-value="2004-02-13T00:00:00">
            <text:p>2/13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IDGE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2" office:value-type="date" office:date-value="2004-02-13T00:00:00">
            <text:p>2/13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RIDGE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2" office:value-type="date" office:date-value="2004-04-27T00:00:00">
            <text:p>4/27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RIDGE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2" office:value-type="date" office:date-value="2004-05-06T00:00:00">
            <text:p>5/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RIDGE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2" office:value-type="date" office:date-value="2004-06-12T00:00:00">
            <text:p>6/12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RIDGE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2" office:value-type="date" office:date-value="2004-07-20T00:00:00">
            <text:p>7/20/2004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BRIDGE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2" office:value-type="date" office:date-value="2004-07-23T00:00:00">
            <text:p>7/23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RIDGE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2" office:value-type="date" office:date-value="2004-07-27T00:00:00">
            <text:p>7/27/2004</text:p>
          </table:table-cell>
          <table:table-cell table:style-name="ce21" office:value-type="string">
            <text:p>CONTRIBUTING TO THE DELINQUENCY OF A MINOR </text:p>
          </table:table-cell>
          <table:table-cell table:style-name="ce21" office:value-type="string">
            <text:p>BRIDGE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2" office:value-type="date" office:date-value="2004-07-27T00:00:00">
            <text:p>7/27/2004</text:p>
          </table:table-cell>
          <table:table-cell table:style-name="ce21" office:value-type="string">
            <text:p>TAKING INDECENT LIBERTIES WITH CHILD </text:p>
          </table:table-cell>
          <table:table-cell table:style-name="ce21" office:value-type="string">
            <text:p>BRIDGE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2" office:value-type="date" office:date-value="2004-08-26T00:00:00">
            <text:p>8/26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IDGE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2" office:value-type="date" office:date-value="2004-08-29T00:00:00">
            <text:p>8/29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RIDGE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2" office:value-type="date" office:date-value="2004-08-29T00:00:00">
            <text:p>8/29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IDGE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2" office:value-type="date" office:date-value="2004-03-07T00:00:00">
            <text:p>3/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OOK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45">
            <text:p>245</text:p>
          </table:table-cell>
        </table:table-row>
        <table:table-row table:style-name="ro2">
          <table:table-cell table:style-name="ce22" office:value-type="date" office:date-value="2004-04-06T00:00:00">
            <text:p>4/6/2004</text:p>
          </table:table-cell>
          <table:table-cell table:style-name="ce21" office:value-type="string">
            <text:p>INDECENT EXPOSURE </text:p>
          </table:table-cell>
          <table:table-cell table:style-name="ce21" office:value-type="string">
            <text:p>BROOK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45">
            <text:p>245</text:p>
          </table:table-cell>
        </table:table-row>
        <table:table-row table:style-name="ro2">
          <table:table-cell table:style-name="ce22" office:value-type="date" office:date-value="2004-07-24T00:00:00">
            <text:p>7/24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ROOKSTONE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2">
            <text:p>172</text:p>
          </table:table-cell>
        </table:table-row>
        <table:table-row table:style-name="ro2">
          <table:table-cell table:style-name="ce22" office:value-type="date" office:date-value="2004-08-04T00:00:00">
            <text:p>8/4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UFFIE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2">
            <text:p>102</text:p>
          </table:table-cell>
        </table:table-row>
        <table:table-row table:style-name="ro2">
          <table:table-cell table:style-name="ce22" office:value-type="date" office:date-value="2015-11-19T00:00:00">
            <text:p>11/19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UFFIE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2">
            <text:p>102</text:p>
          </table:table-cell>
        </table:table-row>
        <table:table-row table:style-name="ro2">
          <table:table-cell table:style-name="ce22" office:value-type="date" office:date-value="2015-11-19T00:00:00">
            <text:p>11/19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UFFIE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2">
            <text:p>102</text:p>
          </table:table-cell>
        </table:table-row>
        <table:table-row table:style-name="ro2">
          <table:table-cell table:style-name="ce22" office:value-type="date" office:date-value="2004-01-21T00:00:00">
            <text:p>1/21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BUGLE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6">
            <text:p>66</text:p>
          </table:table-cell>
        </table:table-row>
        <table:table-row table:style-name="ro2">
          <table:table-cell table:style-name="ce22" office:value-type="date" office:date-value="2004-02-03T00:00:00">
            <text:p>2/3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UNTING POINT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date" office:date-value="2015-11-21T00:00:00">
            <text:p>11/21/2015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BUTTONWOOD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78">
            <text:p>278</text:p>
          </table:table-cell>
        </table:table-row>
        <table:table-row table:style-name="ro2">
          <table:table-cell table:style-name="ce22" office:value-type="date" office:date-value="2004-02-18T00:00:00">
            <text:p>2/18/2004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BYRD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25T00:00:00">
            <text:p>4/25/2004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BYRD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25T00:00:00">
            <text:p>4/25/2004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BYRD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24T00:00:00">
            <text:p>1/2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LTHROP NECK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date" office:date-value="2004-03-01T00:00:00">
            <text:p>3/1/2004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CALTHROP NECK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date" office:date-value="2004-03-01T00:00:00">
            <text:p>3/1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ALTHROP NECK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date" office:date-value="2004-06-07T00:00:00">
            <text:p>6/7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ALTHROP NECK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date" office:date-value="2004-06-29T00:00:00">
            <text:p>6/29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ALTHROP NECK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date" office:date-value="2004-07-06T00:00:00">
            <text:p>7/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LTHROP NECK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date" office:date-value="2004-08-25T00:00:00">
            <text:p>8/25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CALTHROP NECK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date" office:date-value="2004-08-26T00:00:00">
            <text:p>8/26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ALTHROP NECK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date" office:date-value="2004-08-26T00:00:00">
            <text:p>8/26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CALTHROP NECK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date" office:date-value="2015-11-18T00:00:00">
            <text:p>11/18/201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CALUMET TUR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15-11-07T00:00:00">
            <text:p>11/7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MELOT CRESCEN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2">
            <text:p>102</text:p>
          </table:table-cell>
        </table:table-row>
        <table:table-row table:style-name="ro2">
          <table:table-cell table:style-name="ce22" office:value-type="date" office:date-value="2015-11-19T00:00:00">
            <text:p>11/19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AMELOT CRESCEN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2">
            <text:p>102</text:p>
          </table:table-cell>
        </table:table-row>
        <table:table-row table:style-name="ro2">
          <table:table-cell table:style-name="ce22" office:value-type="date" office:date-value="2004-02-16T00:00:00">
            <text:p>2/1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RDINAL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16T00:00:00">
            <text:p>5/16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ARDINAL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11T00:00:00">
            <text:p>8/11/2004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CARDINAL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15T00:00:00">
            <text:p>8/15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CARDINAL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11T00:00:00">
            <text:p>2/11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CARY`S CHAP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27T00:00:00">
            <text:p>4/27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RY`S CHAP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03T00:00:00">
            <text:p>5/3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ARY`S CHAP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10T00:00:00">
            <text:p>6/10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ARY`S CHAP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10T00:00:00">
            <text:p>6/10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CARY`S CHAP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18T00:00:00">
            <text:p>7/18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CARY`S CHAP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18T00:00:00">
            <text:p>8/18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CARY`S CHAP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20T00:00:00">
            <text:p>11/20/2015</text:p>
          </table:table-cell>
          <table:table-cell table:style-name="ce21" office:value-type="string">
            <text:p>USING ABUSIVE LANGUAGE </text:p>
          </table:table-cell>
          <table:table-cell table:style-name="ce21" office:value-type="string">
            <text:p>CARY`S CHAPEL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05T00:00:00">
            <text:p>7/5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ARY`S TR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6">
            <text:p>56</text:p>
          </table:table-cell>
        </table:table-row>
        <table:table-row table:style-name="ro2">
          <table:table-cell table:style-name="ce22" office:value-type="date" office:date-value="2004-01-24T00:00:00">
            <text:p>1/2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TTAIL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24">
            <text:p>224</text:p>
          </table:table-cell>
        </table:table-row>
        <table:table-row table:style-name="ro2">
          <table:table-cell table:style-name="ce22" office:value-type="date" office:date-value="2004-02-20T00:00:00">
            <text:p>2/20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CATTAIL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24">
            <text:p>224</text:p>
          </table:table-cell>
        </table:table-row>
        <table:table-row table:style-name="ro2">
          <table:table-cell table:style-name="ce22" office:value-type="date" office:date-value="2004-05-02T00:00:00">
            <text:p>5/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TTAIL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24">
            <text:p>224</text:p>
          </table:table-cell>
        </table:table-row>
        <table:table-row table:style-name="ro2">
          <table:table-cell table:style-name="ce22" office:value-type="date" office:date-value="2004-05-04T00:00:00">
            <text:p>5/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TTAIL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24">
            <text:p>224</text:p>
          </table:table-cell>
        </table:table-row>
        <table:table-row table:style-name="ro2">
          <table:table-cell table:style-name="ce22" office:value-type="date" office:date-value="2004-05-05T00:00:00">
            <text:p>5/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TTAIL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24">
            <text:p>224</text:p>
          </table:table-cell>
        </table:table-row>
        <table:table-row table:style-name="ro2">
          <table:table-cell table:style-name="ce22" office:value-type="date" office:date-value="2004-06-07T00:00:00">
            <text:p>6/7/2004</text:p>
          </table:table-cell>
          <table:table-cell table:style-name="ce21" office:value-type="string">
            <text:p>INDECENT EXPOSURE </text:p>
          </table:table-cell>
          <table:table-cell table:style-name="ce21" office:value-type="string">
            <text:p>CATTAIL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24">
            <text:p>224</text:p>
          </table:table-cell>
        </table:table-row>
        <table:table-row table:style-name="ro2">
          <table:table-cell table:style-name="ce22" office:value-type="date" office:date-value="2004-06-26T00:00:00">
            <text:p>6/2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TTAIL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24">
            <text:p>224</text:p>
          </table:table-cell>
        </table:table-row>
        <table:table-row table:style-name="ro2">
          <table:table-cell table:style-name="ce22" office:value-type="date" office:date-value="2004-07-07T00:00:00">
            <text:p>7/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ATTAIL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24">
            <text:p>224</text:p>
          </table:table-cell>
        </table:table-row>
        <table:table-row table:style-name="ro2">
          <table:table-cell table:style-name="ce22" office:value-type="date" office:date-value="2015-11-29T00:00:00">
            <text:p>11/29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TTAIL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24">
            <text:p>224</text:p>
          </table:table-cell>
        </table:table-row>
        <table:table-row table:style-name="ro2">
          <table:table-cell table:style-name="ce22" office:value-type="date" office:date-value="2004-04-11T00:00:00">
            <text:p>4/11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HADWICK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2">
            <text:p>192</text:p>
          </table:table-cell>
        </table:table-row>
        <table:table-row table:style-name="ro2">
          <table:table-cell table:style-name="ce22" office:value-type="date" office:date-value="2004-04-06T00:00:00">
            <text:p>4/6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HAMPIONS PATH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7">
            <text:p>207</text:p>
          </table:table-cell>
        </table:table-row>
        <table:table-row table:style-name="ro2">
          <table:table-cell table:style-name="ce22" office:value-type="date" office:date-value="2004-04-22T00:00:00">
            <text:p>4/22/2004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CHAMPIONS PATH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7">
            <text:p>207</text:p>
          </table:table-cell>
        </table:table-row>
        <table:table-row table:style-name="ro2">
          <table:table-cell table:style-name="ce22" office:value-type="date" office:date-value="2004-05-04T00:00:00">
            <text:p>5/4/2004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CHAMPIONS PATH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7">
            <text:p>207</text:p>
          </table:table-cell>
        </table:table-row>
        <table:table-row table:style-name="ro2">
          <table:table-cell table:style-name="ce22" office:value-type="date" office:date-value="2004-07-15T00:00:00">
            <text:p>7/15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CHAMPIONS PATH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7">
            <text:p>207</text:p>
          </table:table-cell>
        </table:table-row>
        <table:table-row table:style-name="ro2">
          <table:table-cell table:style-name="ce22" office:value-type="date" office:date-value="2004-07-30T00:00:00">
            <text:p>7/3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AMPIONS PATH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7">
            <text:p>207</text:p>
          </table:table-cell>
        </table:table-row>
        <table:table-row table:style-name="ro2">
          <table:table-cell table:style-name="ce22" office:value-type="date" office:date-value="2015-12-03T00:00:00">
            <text:p>12/3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AMPIONS PATH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7">
            <text:p>207</text:p>
          </table:table-cell>
        </table:table-row>
        <table:table-row table:style-name="ro2">
          <table:table-cell table:style-name="ce22" office:value-type="date" office:date-value="2004-01-01T00:00:00">
            <text:p>1/1/2004</text:p>
          </table:table-cell>
          <table:table-cell table:style-name="ce21" office:value-type="string">
            <text:p>CURFEW VIOLATION </text:p>
          </table:table-cell>
          <table:table-cell table:style-name="ce21" office:value-type="string">
            <text:p>CHANTICLAIR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57">
            <text:p>257</text:p>
          </table:table-cell>
        </table:table-row>
        <table:table-row table:style-name="ro2">
          <table:table-cell table:style-name="ce22" office:value-type="date" office:date-value="2004-01-17T00:00:00">
            <text:p>1/17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ANTICLAIR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57">
            <text:p>257</text:p>
          </table:table-cell>
        </table:table-row>
        <table:table-row table:style-name="ro2">
          <table:table-cell table:style-name="ce22" office:value-type="date" office:date-value="2004-05-21T00:00:00">
            <text:p>5/21/2004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CHANTICLAIR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57">
            <text:p>257</text:p>
          </table:table-cell>
        </table:table-row>
        <table:table-row table:style-name="ro2">
          <table:table-cell table:style-name="ce22" office:value-type="date" office:date-value="2004-05-21T00:00:00">
            <text:p>5/2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ANTICLAIR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57">
            <text:p>257</text:p>
          </table:table-cell>
        </table:table-row>
        <table:table-row table:style-name="ro2">
          <table:table-cell table:style-name="ce22" office:value-type="date" office:date-value="2004-05-21T00:00:00">
            <text:p>5/21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CHANTICLAIR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57">
            <text:p>257</text:p>
          </table:table-cell>
        </table:table-row>
        <table:table-row table:style-name="ro2">
          <table:table-cell table:style-name="ce22" office:value-type="date" office:date-value="2004-06-09T00:00:00">
            <text:p>6/9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ANTICLAIR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57">
            <text:p>257</text:p>
          </table:table-cell>
        </table:table-row>
        <table:table-row table:style-name="ro2">
          <table:table-cell table:style-name="ce22" office:value-type="date" office:date-value="2004-06-24T00:00:00">
            <text:p>6/24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ANTICLAIR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57">
            <text:p>257</text:p>
          </table:table-cell>
        </table:table-row>
        <table:table-row table:style-name="ro2">
          <table:table-cell table:style-name="ce22" office:value-type="date" office:date-value="2004-07-09T00:00:00">
            <text:p>7/9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ANTICLAIR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57">
            <text:p>257</text:p>
          </table:table-cell>
        </table:table-row>
        <table:table-row table:style-name="ro2">
          <table:table-cell table:style-name="ce22" office:value-type="date" office:date-value="2004-08-22T00:00:00">
            <text:p>8/22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CHANTICLAIR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57">
            <text:p>257</text:p>
          </table:table-cell>
        </table:table-row>
        <table:table-row table:style-name="ro2">
          <table:table-cell table:style-name="ce22" office:value-type="date" office:date-value="2004-08-22T00:00:00">
            <text:p>8/22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ANTICLAIR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57">
            <text:p>257</text:p>
          </table:table-cell>
        </table:table-row>
        <table:table-row table:style-name="ro2">
          <table:table-cell table:style-name="ce22" office:value-type="date" office:date-value="2015-11-03T00:00:00">
            <text:p>11/3/201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CHANTICLAIR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57">
            <text:p>257</text:p>
          </table:table-cell>
        </table:table-row>
        <table:table-row table:style-name="ro2">
          <table:table-cell table:style-name="ce22" office:value-type="date" office:date-value="2015-11-04T00:00:00">
            <text:p>11/4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ANTICLAIR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57">
            <text:p>257</text:p>
          </table:table-cell>
        </table:table-row>
        <table:table-row table:style-name="ro2">
          <table:table-cell table:style-name="ce22" office:value-type="date" office:date-value="2015-12-17T00:00:00">
            <text:p>12/17/201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CHANTICLAIR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57">
            <text:p>257</text:p>
          </table:table-cell>
        </table:table-row>
        <table:table-row table:style-name="ro2">
          <table:table-cell table:style-name="ce22" office:value-type="date" office:date-value="2015-12-17T00:00:00">
            <text:p>12/17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HANTICLAIR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57">
            <text:p>257</text:p>
          </table:table-cell>
        </table:table-row>
        <table:table-row table:style-name="ro2">
          <table:table-cell table:style-name="ce22" office:value-type="date" office:date-value="2004-01-07T00:00:00">
            <text:p>1/7/2004</text:p>
          </table:table-cell>
          <table:table-cell table:style-name="ce21" office:value-type="string">
            <text:p>TAMPERING WITH AUTO </text:p>
          </table:table-cell>
          <table:table-cell table:style-name="ce21" office:value-type="string">
            <text:p>CHAPTICO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5-02T00:00:00">
            <text:p>5/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ELTENHAM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style-name="ce22" office:value-type="date" office:date-value="2004-02-06T00:00:00">
            <text:p>2/6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INQUAPIN ORCHAR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2">
            <text:p>142</text:p>
          </table:table-cell>
        </table:table-row>
        <table:table-row table:style-name="ro2">
          <table:table-cell table:style-name="ce22" office:value-type="date" office:date-value="2004-03-15T00:00:00">
            <text:p>3/1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INQUAPIN ORCHAR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2">
            <text:p>142</text:p>
          </table:table-cell>
        </table:table-row>
        <table:table-row table:style-name="ro2">
          <table:table-cell table:style-name="ce22" office:value-type="date" office:date-value="2004-06-22T00:00:00">
            <text:p>6/2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INQUAPIN ORCHAR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2">
            <text:p>142</text:p>
          </table:table-cell>
        </table:table-row>
        <table:table-row table:style-name="ro2">
          <table:table-cell table:style-name="ce22" office:value-type="date" office:date-value="2004-07-30T00:00:00">
            <text:p>7/3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INQUAPIN ORCHAR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2">
            <text:p>142</text:p>
          </table:table-cell>
        </table:table-row>
        <table:table-row table:style-name="ro2">
          <table:table-cell table:style-name="ce22" office:value-type="date" office:date-value="2004-08-05T00:00:00">
            <text:p>8/5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HINQUAPIN ORCHAR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2">
            <text:p>142</text:p>
          </table:table-cell>
        </table:table-row>
        <table:table-row table:style-name="ro2">
          <table:table-cell table:style-name="ce22" office:value-type="date" office:date-value="2004-08-12T00:00:00">
            <text:p>8/12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HINQUAPIN ORCHAR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2">
            <text:p>142</text:p>
          </table:table-cell>
        </table:table-row>
        <table:table-row table:style-name="ro2">
          <table:table-cell table:style-name="ce22" office:value-type="date" office:date-value="2015-10-23T00:00:00">
            <text:p>10/23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HINQUAPIN ORCHAR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2">
            <text:p>142</text:p>
          </table:table-cell>
        </table:table-row>
        <table:table-row table:style-name="ro2">
          <table:table-cell table:style-name="ce22" office:value-type="date" office:date-value="2004-04-20T00:00:00">
            <text:p>4/20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HIPPENHAM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style-name="ce22" office:value-type="date" office:date-value="2004-07-18T00:00:00">
            <text:p>7/1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IPPENHAM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style-name="ce22" office:value-type="date" office:date-value="2004-07-18T00:00:00">
            <text:p>7/1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IPPENHAM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style-name="ce22" office:value-type="date" office:date-value="2004-07-18T00:00:00">
            <text:p>7/18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CHIPPENHAM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style-name="ce22" office:value-type="date" office:date-value="2004-07-22T00:00:00">
            <text:p>7/22/2004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CHIPPENHAM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style-name="ce22" office:value-type="date" office:date-value="2004-06-08T00:00:00">
            <text:p>6/8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CHOWNING PL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2">
            <text:p>102</text:p>
          </table:table-cell>
        </table:table-row>
        <table:table-row table:style-name="ro2">
          <table:table-cell table:style-name="ce22" office:value-type="date" office:date-value="2004-06-03T00:00:00">
            <text:p>6/3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RIS SLADE CHAS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7">
            <text:p>207</text:p>
          </table:table-cell>
        </table:table-row>
        <table:table-row table:style-name="ro2">
          <table:table-cell table:style-name="ce22" office:value-type="date" office:date-value="2004-04-26T00:00:00">
            <text:p>4/26/2004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CHRIS SLADE CHAS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7">
            <text:p>207</text:p>
          </table:table-cell>
        </table:table-row>
        <table:table-row table:style-name="ro2">
          <table:table-cell table:style-name="ce22" office:value-type="date" office:date-value="2004-07-18T00:00:00">
            <text:p>7/18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HRIS SLADE CHAS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7">
            <text:p>207</text:p>
          </table:table-cell>
        </table:table-row>
        <table:table-row table:style-name="ro2">
          <table:table-cell table:style-name="ce22" office:value-type="date" office:date-value="2004-07-19T00:00:00">
            <text:p>7/19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RIS SLADE CHAS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7">
            <text:p>207</text:p>
          </table:table-cell>
        </table:table-row>
        <table:table-row table:style-name="ro2">
          <table:table-cell table:style-name="ce22" office:value-type="date" office:date-value="2004-07-19T00:00:00">
            <text:p>7/19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HRIS SLADE CHAS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7">
            <text:p>207</text:p>
          </table:table-cell>
        </table:table-row>
        <table:table-row table:style-name="ro2">
          <table:table-cell table:style-name="ce22" office:value-type="date" office:date-value="2004-08-19T00:00:00">
            <text:p>8/19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HRIS SLADE CHAS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7">
            <text:p>207</text:p>
          </table:table-cell>
        </table:table-row>
        <table:table-row table:style-name="ro2">
          <table:table-cell table:style-name="ce22" office:value-type="date" office:date-value="2015-12-04T00:00:00">
            <text:p>12/4/201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CHRIS SLADE CHAS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7">
            <text:p>207</text:p>
          </table:table-cell>
        </table:table-row>
        <table:table-row table:style-name="ro2">
          <table:table-cell table:style-name="ce22" office:value-type="date" office:date-value="2015-10-23T00:00:00">
            <text:p>10/23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ACH HOVIS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7">
            <text:p>207</text:p>
          </table:table-cell>
        </table:table-row>
        <table:table-row table:style-name="ro2">
          <table:table-cell table:style-name="ce22" office:value-type="date" office:date-value="2004-08-29T00:00:00">
            <text:p>8/29/2004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COACH HOVIS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7">
            <text:p>207</text:p>
          </table:table-cell>
        </table:table-row>
        <table:table-row table:style-name="ro2">
          <table:table-cell table:style-name="ce22" office:value-type="date" office:date-value="2015-10-03T00:00:00">
            <text:p>10/3/2015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COACH HOVIS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7">
            <text:p>207</text:p>
          </table:table-cell>
        </table:table-row>
        <table:table-row table:style-name="ro2">
          <table:table-cell table:style-name="ce22" office:value-type="date" office:date-value="2004-04-20T00:00:00">
            <text:p>4/20/2004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COACHMAN DRIVE AND NEWPO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2">
            <text:p>102</text:p>
          </table:table-cell>
        </table:table-row>
        <table:table-row table:style-name="ro2">
          <table:table-cell table:style-name="ce22" office:value-type="date" office:date-value="2015-10-01T00:00:00">
            <text:p>10/1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INJOCK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7-26T00:00:00">
            <text:p>7/2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INJOCK ROAD &amp; RUNNINGMAN 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1-09T00:00:00">
            <text:p>1/9/2004</text:p>
          </table:table-cell>
          <table:table-cell table:style-name="ce21" office:value-type="string">
            <text:p>STALKING </text:p>
          </table:table-cell>
          <table:table-cell table:style-name="ce21" office:value-type="string">
            <text:p>COINJOCK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1-09T00:00:00">
            <text:p>1/9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COINJOCK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4-28T00:00:00">
            <text:p>4/2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OINJOCK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15-10-02T00:00:00">
            <text:p>10/2/201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COINJOCK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2-23T00:00:00">
            <text:p>2/23/2004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COMBS LOOP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80">
            <text:p>280</text:p>
          </table:table-cell>
        </table:table-row>
        <table:table-row table:style-name="ro2">
          <table:table-cell table:style-name="ce22" office:value-type="date" office:date-value="2004-02-23T00:00:00">
            <text:p>2/23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OMBS LOOP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80">
            <text:p>280</text:p>
          </table:table-cell>
        </table:table-row>
        <table:table-row table:style-name="ro2">
          <table:table-cell table:style-name="ce22" office:value-type="date" office:date-value="2004-04-04T00:00:00">
            <text:p>4/4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OMBS LOOP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80">
            <text:p>280</text:p>
          </table:table-cell>
        </table:table-row>
        <table:table-row table:style-name="ro2">
          <table:table-cell table:style-name="ce22" office:value-type="date" office:date-value="2004-04-04T00:00:00">
            <text:p>4/4/2004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COMBS LOOP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80">
            <text:p>280</text:p>
          </table:table-cell>
        </table:table-row>
        <table:table-row table:style-name="ro2">
          <table:table-cell table:style-name="ce22" office:value-type="date" office:date-value="2004-06-17T00:00:00">
            <text:p>6/17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MBS LOOP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80">
            <text:p>280</text:p>
          </table:table-cell>
        </table:table-row>
        <table:table-row table:style-name="ro2">
          <table:table-cell table:style-name="ce22" office:value-type="date" office:date-value="2004-06-27T00:00:00">
            <text:p>6/27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MBS LOOP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80">
            <text:p>280</text:p>
          </table:table-cell>
        </table:table-row>
        <table:table-row table:style-name="ro2">
          <table:table-cell table:style-name="ce22" office:value-type="date" office:date-value="2004-04-02T00:00:00">
            <text:p>4/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MMERCE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4-08-23T00:00:00">
            <text:p>8/23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OMMERCE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15-11-23T00:00:00">
            <text:p>11/23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MMERCE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15-12-20T00:00:00">
            <text:p>12/20/2015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COMMERCE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4-01-14T00:00:00">
            <text:p>1/14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OMMONWEALTH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6-03T00:00:00">
            <text:p>6/3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COMMONWEALTH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7-05T00:00:00">
            <text:p>7/5/2004</text:p>
          </table:table-cell>
          <table:table-cell table:style-name="ce21" office:value-type="string">
            <text:p>FRAUD-INNKEEPER </text:p>
          </table:table-cell>
          <table:table-cell table:style-name="ce21" office:value-type="string">
            <text:p>COMMONWEALTH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8-28T00:00:00">
            <text:p>8/28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OMMONWEALTH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8-30T00:00:00">
            <text:p>8/30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OMMONWEALTH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7-30T00:00:00">
            <text:p>7/3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OMPASS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0">
            <text:p>210</text:p>
          </table:table-cell>
        </table:table-row>
        <table:table-row table:style-name="ro2">
          <table:table-cell table:style-name="ce22" office:value-type="date" office:date-value="2004-08-05T00:00:00">
            <text:p>8/5/2004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CONWAY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2" office:value-type="date" office:date-value="2004-08-05T00:00:00">
            <text:p>8/5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ONWAY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2" office:value-type="date" office:date-value="2004-04-15T00:00:00">
            <text:p>4/15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ORROTOMAN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15-10-17T00:00:00">
            <text:p>10/17/201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CORROTOMAN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15-10-23T00:00:00">
            <text:p>10/23/201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CORROTOMAN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15-10-23T00:00:00">
            <text:p>10/23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ORROTOMAN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5-29T00:00:00">
            <text:p>5/29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COVENTRY BLVD &amp; GARDENVILL 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2" office:value-type="date" office:date-value="2004-05-29T00:00:00">
            <text:p>5/29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COVENTRY BLVD &amp; GARDENVILL 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2" office:value-type="date" office:date-value="2004-08-09T00:00:00">
            <text:p>8/9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COVENTRY BLVD &amp; HONEYSUCKL 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2" office:value-type="date" office:date-value="2004-04-15T00:00:00">
            <text:p>4/15/2004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COVENTRY BLVD &amp; OWEN DAVIS B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2" office:value-type="date" office:date-value="2004-03-06T00:00:00">
            <text:p>3/6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REST LAKE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6">
            <text:p>236</text:p>
          </table:table-cell>
        </table:table-row>
        <table:table-row table:style-name="ro2">
          <table:table-cell table:style-name="ce22" office:value-type="date" office:date-value="2004-03-09T00:00:00">
            <text:p>3/9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REST LAKE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6">
            <text:p>236</text:p>
          </table:table-cell>
        </table:table-row>
        <table:table-row table:style-name="ro2">
          <table:table-cell table:style-name="ce22" office:value-type="date" office:date-value="2004-03-06T00:00:00">
            <text:p>3/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RESTLAKE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6">
            <text:p>236</text:p>
          </table:table-cell>
        </table:table-row>
        <table:table-row table:style-name="ro2">
          <table:table-cell table:style-name="ce22" office:value-type="date" office:date-value="2004-01-20T00:00:00">
            <text:p>1/20/2004</text:p>
          </table:table-cell>
          <table:table-cell table:style-name="ce21" office:value-type="string">
            <text:p>STALKING </text:p>
          </table:table-cell>
          <table:table-cell table:style-name="ce21" office:value-type="string">
            <text:p>CRIMSON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2">
            <text:p>112</text:p>
          </table:table-cell>
        </table:table-row>
        <table:table-row table:style-name="ro2">
          <table:table-cell table:style-name="ce22" office:value-type="date" office:date-value="2004-05-02T00:00:00">
            <text:p>5/2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CRIMSON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2">
            <text:p>112</text:p>
          </table:table-cell>
        </table:table-row>
        <table:table-row table:style-name="ro2">
          <table:table-cell table:style-name="ce22" office:value-type="date" office:date-value="2004-06-15T00:00:00">
            <text:p>6/15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CRIMSON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2">
            <text:p>112</text:p>
          </table:table-cell>
        </table:table-row>
        <table:table-row table:style-name="ro2">
          <table:table-cell table:style-name="ce22" office:value-type="date" office:date-value="2004-08-02T00:00:00">
            <text:p>8/2/2004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CRINER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23T00:00:00">
            <text:p>3/23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ROSS POINTE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0">
            <text:p>210</text:p>
          </table:table-cell>
        </table:table-row>
        <table:table-row table:style-name="ro2">
          <table:table-cell table:style-name="ce22" office:value-type="date" office:date-value="2004-08-02T00:00:00">
            <text:p>8/2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CROSS POINTE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0">
            <text:p>210</text:p>
          </table:table-cell>
        </table:table-row>
        <table:table-row table:style-name="ro2">
          <table:table-cell table:style-name="ce22" office:value-type="date" office:date-value="2004-08-17T00:00:00">
            <text:p>8/17/2004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CROSS POINTE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0">
            <text:p>210</text:p>
          </table:table-cell>
        </table:table-row>
        <table:table-row table:style-name="ro2">
          <table:table-cell table:style-name="ce22" office:value-type="date" office:date-value="2004-08-25T00:00:00">
            <text:p>8/25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ROSS POINTE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0">
            <text:p>210</text:p>
          </table:table-cell>
        </table:table-row>
        <table:table-row table:style-name="ro2">
          <table:table-cell table:style-name="ce22" office:value-type="date" office:date-value="2015-10-28T00:00:00">
            <text:p>10/28/2015</text:p>
          </table:table-cell>
          <table:table-cell table:style-name="ce21" office:value-type="string">
            <text:p>ASSAULT, AGGRAVATED, DOMESTIC </text:p>
          </table:table-cell>
          <table:table-cell table:style-name="ce21" office:value-type="string">
            <text:p>CROSS POINTE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0">
            <text:p>210</text:p>
          </table:table-cell>
        </table:table-row>
        <table:table-row table:style-name="ro2">
          <table:table-cell table:style-name="ce22" office:value-type="date" office:date-value="2004-01-06T00:00:00">
            <text:p>1/6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CUB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2" office:value-type="date" office:date-value="2004-04-02T00:00:00">
            <text:p>4/2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CUB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2" office:value-type="date" office:date-value="2004-06-08T00:00:00">
            <text:p>6/8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CUB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CUB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2" office:value-type="date" office:date-value="2015-10-20T00:00:00">
            <text:p>10/20/201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CUB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2" office:value-type="date" office:date-value="2015-12-06T00:00:00">
            <text:p>12/6/2015</text:p>
          </table:table-cell>
          <table:table-cell table:style-name="ce21" office:value-type="string">
            <text:p>CONTRIBUTING TO THE DELINQUENCY OF A MINOR </text:p>
          </table:table-cell>
          <table:table-cell table:style-name="ce21" office:value-type="string">
            <text:p>CUB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2" office:value-type="date" office:date-value="2004-01-08T00:00:00">
            <text:p>1/8/2004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15T00:00:00">
            <text:p>1/15/2004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15T00:00:00">
            <text:p>1/15/2004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20T00:00:00">
            <text:p>1/20/2004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1-22T00:00:00">
            <text:p>1/22/2004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22T00:00:00">
            <text:p>1/22/2004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22T00:00:00">
            <text:p>1/22/2004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26T00:00:00">
            <text:p>1/26/2004</text:p>
          </table:table-cell>
          <table:table-cell table:style-name="ce21" office:value-type="string">
            <text:p>BOMB THREATS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1-26T00:00:00">
            <text:p>1/26/2004</text:p>
          </table:table-cell>
          <table:table-cell table:style-name="ce21" office:value-type="string">
            <text:p>EXTORTION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2-22T00:00:00">
            <text:p>2/22/2004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3-18T00:00:00">
            <text:p>3/18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4-17T00:00:00">
            <text:p>4/1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4-22T00:00:00">
            <text:p>4/2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5-15T00:00:00">
            <text:p>5/15/2004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5-23T00:00:00">
            <text:p>5/23/2004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7-06T00:00:00">
            <text:p>7/6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8-06T00:00:00">
            <text:p>8/6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8-19T00:00:00">
            <text:p>8/19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8-24T00:00:00">
            <text:p>8/24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8-24T00:00:00">
            <text:p>8/24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8-29T00:00:00">
            <text:p>8/29/2004</text:p>
          </table:table-cell>
          <table:table-cell table:style-name="ce21" office:value-type="string">
            <text:p>ADULTERATION OF FOOD, DRINK, DRUGS, ETC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15-10-11T00:00:00">
            <text:p>10/11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IDENTITY FRAUD &gt; $200 OR IMPRISONMENT OF VICTIM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15-12-06T00:00:00">
            <text:p>12/6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15-12-06T00:00:00">
            <text:p>12/6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15-12-09T00:00:00">
            <text:p>12/9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15-12-09T00:00:00">
            <text:p>12/9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7-15T00:00:00">
            <text:p>7/15/2004</text:p>
          </table:table-cell>
          <table:table-cell table:style-name="ce21" office:value-type="string">
            <text:p>RECEIVING STOLEN GOODS </text:p>
          </table:table-cell>
          <table:table-cell table:style-name="ce21" office:value-type="string">
            <text:p>CYBERNETICS WAY, TEXAS ROAD H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12T00:00:00">
            <text:p>5/12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DALZELL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85">
            <text:p>285</text:p>
          </table:table-cell>
        </table:table-row>
        <table:table-row table:style-name="ro2">
          <table:table-cell table:style-name="ce22" office:value-type="date" office:date-value="2004-05-25T00:00:00">
            <text:p>5/25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ALZELL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85">
            <text:p>285</text:p>
          </table:table-cell>
        </table:table-row>
        <table:table-row table:style-name="ro2">
          <table:table-cell table:style-name="ce22" office:value-type="date" office:date-value="2004-01-07T00:00:00">
            <text:p>1/7/2004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DARBY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2" office:value-type="date" office:date-value="2004-01-21T00:00:00">
            <text:p>1/21/2004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DARBY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2" office:value-type="date" office:date-value="2004-02-16T00:00:00">
            <text:p>2/1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ARBY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2" office:value-type="date" office:date-value="2004-03-28T00:00:00">
            <text:p>3/28/2004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DARBY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2" office:value-type="date" office:date-value="2004-04-09T00:00:00">
            <text:p>4/9/2004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DARBY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2" office:value-type="date" office:date-value="2004-05-22T00:00:00">
            <text:p>5/22/2004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DARBY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2" office:value-type="date" office:date-value="2004-05-22T00:00:00">
            <text:p>5/22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ARBY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2" office:value-type="date" office:date-value="2004-05-22T00:00:00">
            <text:p>5/22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DARBY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2" office:value-type="date" office:date-value="2004-05-25T00:00:00">
            <text:p>5/25/2004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DARBY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2" office:value-type="date" office:date-value="2004-05-25T00:00:00">
            <text:p>5/25/2004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DARBY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2" office:value-type="date" office:date-value="2004-05-25T00:00:00">
            <text:p>5/25/2004</text:p>
          </table:table-cell>
          <table:table-cell table:style-name="ce21" office:value-type="string">
            <text:p>USE OR DISPLAY FIREARM IN COMMISSION OF FELONY </text:p>
          </table:table-cell>
          <table:table-cell table:style-name="ce21" office:value-type="string">
            <text:p>DARBY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2" office:value-type="date" office:date-value="2004-05-30T00:00:00">
            <text:p>5/30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DARBY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2" office:value-type="date" office:date-value="2004-06-15T00:00:00">
            <text:p>6/15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ENIS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9">
            <text:p>209</text:p>
          </table:table-cell>
        </table:table-row>
        <table:table-row table:style-name="ro2">
          <table:table-cell table:style-name="ce22" office:value-type="date" office:date-value="2004-06-15T00:00:00">
            <text:p>6/15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DENIS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9">
            <text:p>209</text:p>
          </table:table-cell>
        </table:table-row>
        <table:table-row table:style-name="ro2">
          <table:table-cell table:style-name="ce22" office:value-type="date" office:date-value="2004-06-15T00:00:00">
            <text:p>6/15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DENIS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9">
            <text:p>209</text:p>
          </table:table-cell>
        </table:table-row>
        <table:table-row table:style-name="ro2">
          <table:table-cell table:style-name="ce22" office:value-type="date" office:date-value="2004-01-20T00:00:00">
            <text:p>1/2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ENNIS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9">
            <text:p>209</text:p>
          </table:table-cell>
        </table:table-row>
        <table:table-row table:style-name="ro2">
          <table:table-cell table:style-name="ce22" office:value-type="date" office:date-value="2004-02-06T00:00:00">
            <text:p>2/6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ERBY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style-name="ce22" office:value-type="date" office:date-value="2004-02-06T00:00:00">
            <text:p>2/6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DERBY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style-name="ce22" office:value-type="date" office:date-value="2004-03-17T00:00:00">
            <text:p>3/17/2004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DERBY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style-name="ce22" office:value-type="date" office:date-value="2004-05-30T00:00:00">
            <text:p>5/3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ERBY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style-name="ce22" office:value-type="date" office:date-value="2004-07-20T00:00:00">
            <text:p>7/2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ERBY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style-name="ce22" office:value-type="date" office:date-value="2015-10-18T00:00:00">
            <text:p>10/18/2015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DERBY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style-name="ce22" office:value-type="date" office:date-value="2004-02-20T00:00:00">
            <text:p>2/20/2004</text:p>
          </table:table-cell>
          <table:table-cell table:style-name="ce21" office:value-type="string">
            <text:p>MISSING PERSON </text:p>
          </table:table-cell>
          <table:table-cell table:style-name="ce21" office:value-type="string">
            <text:p>DILLARD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2" office:value-type="date" office:date-value="2015-12-25T00:00:00">
            <text:p>12/25/201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DOG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1">
            <text:p>31</text:p>
          </table:table-cell>
        </table:table-row>
        <table:table-row table:style-name="ro2">
          <table:table-cell table:style-name="ce22" office:value-type="date" office:date-value="2004-04-12T00:00:00">
            <text:p>4/1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ON JUA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41">
            <text:p>241</text:p>
          </table:table-cell>
        </table:table-row>
        <table:table-row table:style-name="ro2">
          <table:table-cell table:style-name="ce22" office:value-type="date" office:date-value="2015-10-17T00:00:00">
            <text:p>10/17/201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DON JUA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41">
            <text:p>241</text:p>
          </table:table-cell>
        </table:table-row>
        <table:table-row table:style-name="ro2">
          <table:table-cell table:style-name="ce22" office:value-type="date" office:date-value="2015-12-10T00:00:00">
            <text:p>12/10/2015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DON JUAN DRIVE &amp; TRIVALON CO U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41">
            <text:p>241</text:p>
          </table:table-cell>
        </table:table-row>
        <table:table-row table:style-name="ro2">
          <table:table-cell table:style-name="ce22" office:value-type="date" office:date-value="2004-01-15T00:00:00">
            <text:p>1/15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URHAM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2">
            <text:p>192</text:p>
          </table:table-cell>
        </table:table-row>
        <table:table-row table:style-name="ro2">
          <table:table-cell table:style-name="ce22" office:value-type="date" office:date-value="2004-03-04T00:00:00">
            <text:p>3/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URHAM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2">
            <text:p>192</text:p>
          </table:table-cell>
        </table:table-row>
        <table:table-row table:style-name="ro2">
          <table:table-cell table:style-name="ce22" office:value-type="date" office:date-value="2004-03-18T00:00:00">
            <text:p>3/18/2004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EAST BRISTOL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style-name="ce22" office:value-type="date" office:date-value="2004-05-14T00:00:00">
            <text:p>5/14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EAST BRISTOL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style-name="ce22" office:value-type="date" office:date-value="2004-06-20T00:00:00">
            <text:p>6/2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AST BRISTOL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style-name="ce22" office:value-type="date" office:date-value="2004-07-20T00:00:00">
            <text:p>7/20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EAST BRISTOL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style-name="ce22" office:value-type="date" office:date-value="2004-08-05T00:00:00">
            <text:p>8/5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BRISTOL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style-name="ce22" office:value-type="date" office:date-value="2004-08-08T00:00:00">
            <text:p>8/8/2004</text:p>
          </table:table-cell>
          <table:table-cell table:style-name="ce21" office:value-type="string">
            <text:p>DAMAGE PROPERTY </text:p>
          </table:table-cell>
          <table:table-cell table:style-name="ce21" office:value-type="string">
            <text:p>EAST BRISTOL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style-name="ce22" office:value-type="date" office:date-value="2004-07-08T00:00:00">
            <text:p>7/8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EAST BRISTOL LN &amp; SUDBURY WA 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style-name="ce22" office:value-type="date" office:date-value="2015-11-01T00:00:00">
            <text:p>11/1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AST WEDGE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8">
            <text:p>88</text:p>
          </table:table-cell>
        </table:table-row>
        <table:table-row table:style-name="ro2">
          <table:table-cell table:style-name="ce22" office:value-type="date" office:date-value="2015-11-01T00:00:00">
            <text:p>11/1/2015</text:p>
          </table:table-cell>
          <table:table-cell table:style-name="ce21" office:value-type="string">
            <text:p>DISCHARGE FIREARM OR MISSILE IN/AT OCCUPIED BLDG </text:p>
          </table:table-cell>
          <table:table-cell table:style-name="ce21" office:value-type="string">
            <text:p>EAST WEDGE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8">
            <text:p>88</text:p>
          </table:table-cell>
        </table:table-row>
        <table:table-row table:style-name="ro2">
          <table:table-cell table:style-name="ce22" office:value-type="date" office:date-value="2004-02-06T00:00:00">
            <text:p>2/6/2004</text:p>
          </table:table-cell>
          <table:table-cell table:style-name="ce21" office:value-type="string">
            <text:p>USING ABUSIVE LANGUAGE </text:p>
          </table:table-cell>
          <table:table-cell table:style-name="ce21" office:value-type="string">
            <text:p>ELISE PL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2" office:value-type="date" office:date-value="2004-01-24T00:00:00">
            <text:p>1/2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LM LAKE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6">
            <text:p>236</text:p>
          </table:table-cell>
        </table:table-row>
        <table:table-row table:style-name="ro2">
          <table:table-cell table:style-name="ce22" office:value-type="date" office:date-value="2004-03-01T00:00:00">
            <text:p>3/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LM LAKE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6">
            <text:p>236</text:p>
          </table:table-cell>
        </table:table-row>
        <table:table-row table:style-name="ro2">
          <table:table-cell table:style-name="ce22" office:value-type="date" office:date-value="2004-03-24T00:00:00">
            <text:p>3/2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LM LAKE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6">
            <text:p>236</text:p>
          </table:table-cell>
        </table:table-row>
        <table:table-row table:style-name="ro2">
          <table:table-cell table:style-name="ce22" office:value-type="date" office:date-value="2004-04-12T00:00:00">
            <text:p>4/12/2004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ELM LAKE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6">
            <text:p>236</text:p>
          </table:table-cell>
        </table:table-row>
        <table:table-row table:style-name="ro2">
          <table:table-cell table:style-name="ce22" office:value-type="date" office:date-value="2004-04-12T00:00:00">
            <text:p>4/12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LM LAKE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6">
            <text:p>236</text:p>
          </table:table-cell>
        </table:table-row>
        <table:table-row table:style-name="ro2">
          <table:table-cell table:style-name="ce22" office:value-type="date" office:date-value="2004-06-10T00:00:00">
            <text:p>6/10/2004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ERIC NELSON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9">
            <text:p>279</text:p>
          </table:table-cell>
        </table:table-row>
        <table:table-row table:style-name="ro2">
          <table:table-cell table:style-name="ce22" office:value-type="date" office:date-value="2004-08-18T00:00:00">
            <text:p>8/18/2004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ERIC NELSON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9">
            <text:p>279</text:p>
          </table:table-cell>
        </table:table-row>
        <table:table-row table:style-name="ro2">
          <table:table-cell table:style-name="ce22" office:value-type="date" office:date-value="2004-08-18T00:00:00">
            <text:p>8/18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RIC NELSON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9">
            <text:p>279</text:p>
          </table:table-cell>
        </table:table-row>
        <table:table-row table:style-name="ro2">
          <table:table-cell table:style-name="ce22" office:value-type="date" office:date-value="2015-10-23T00:00:00">
            <text:p>10/23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RIC NELSON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9">
            <text:p>279</text:p>
          </table:table-cell>
        </table:table-row>
        <table:table-row table:style-name="ro2">
          <table:table-cell table:style-name="ce22" office:value-type="date" office:date-value="2015-11-11T00:00:00">
            <text:p>11/11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RIC NELSON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9">
            <text:p>279</text:p>
          </table:table-cell>
        </table:table-row>
        <table:table-row table:style-name="ro2">
          <table:table-cell table:style-name="ce22" office:value-type="date" office:date-value="2004-01-01T00:00:00">
            <text:p>1/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FAIRWAY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date" office:date-value="2004-05-12T00:00:00">
            <text:p>5/12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FAIRWAY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date" office:date-value="2004-05-16T00:00:00">
            <text:p>5/16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FAIRWAY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date" office:date-value="2004-05-16T00:00:00">
            <text:p>5/16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FAIRWAY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date" office:date-value="2004-01-11T00:00:00">
            <text:p>1/1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FERGUSON BEN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4">
            <text:p>64</text:p>
          </table:table-cell>
        </table:table-row>
        <table:table-row table:style-name="ro2">
          <table:table-cell table:style-name="ce22" office:value-type="date" office:date-value="2004-06-23T00:00:00">
            <text:p>6/23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FERGUSON BEN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4">
            <text:p>64</text:p>
          </table:table-cell>
        </table:table-row>
        <table:table-row table:style-name="ro2">
          <table:table-cell table:style-name="ce22" office:value-type="date" office:date-value="2004-07-28T00:00:00">
            <text:p>7/28/2004</text:p>
          </table:table-cell>
          <table:table-cell table:style-name="ce21" office:value-type="string">
            <text:p>OVERDOSE </text:p>
          </table:table-cell>
          <table:table-cell table:style-name="ce21" office:value-type="string">
            <text:p>FERGUSON BEN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4">
            <text:p>64</text:p>
          </table:table-cell>
        </table:table-row>
        <table:table-row table:style-name="ro2">
          <table:table-cell table:style-name="ce22" office:value-type="date" office:date-value="2004-08-16T00:00:00">
            <text:p>8/16/2004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FERGUSON BEN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4">
            <text:p>64</text:p>
          </table:table-cell>
        </table:table-row>
        <table:table-row table:style-name="ro2">
          <table:table-cell table:style-name="ce22" office:value-type="date" office:date-value="2004-08-16T00:00:00">
            <text:p>8/16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FERGUSON BEN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4">
            <text:p>64</text:p>
          </table:table-cell>
        </table:table-row>
        <table:table-row table:style-name="ro2">
          <table:table-cell table:style-name="ce22" office:value-type="date" office:date-value="2004-08-20T00:00:00">
            <text:p>8/20/2004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FERGUSON BEN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4">
            <text:p>64</text:p>
          </table:table-cell>
        </table:table-row>
        <table:table-row table:style-name="ro2">
          <table:table-cell table:style-name="ce22" office:value-type="date" office:date-value="2004-08-26T00:00:00">
            <text:p>8/26/2004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FERGUSON BEN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4">
            <text:p>64</text:p>
          </table:table-cell>
        </table:table-row>
        <table:table-row table:style-name="ro2">
          <table:table-cell table:style-name="ce22" office:value-type="date" office:date-value="2015-10-12T00:00:00">
            <text:p>10/12/201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FERGUSON BEN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4">
            <text:p>64</text:p>
          </table:table-cell>
        </table:table-row>
        <table:table-row table:style-name="ro2">
          <table:table-cell table:style-name="ce22" office:value-type="date" office:date-value="2015-10-17T00:00:00">
            <text:p>10/17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FERGUSON BEN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4">
            <text:p>64</text:p>
          </table:table-cell>
        </table:table-row>
        <table:table-row table:style-name="ro2">
          <table:table-cell table:style-name="ce22" office:value-type="date" office:date-value="2015-11-05T00:00:00">
            <text:p>11/5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FERGUSON BEN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4">
            <text:p>64</text:p>
          </table:table-cell>
        </table:table-row>
        <table:table-row table:style-name="ro2">
          <table:table-cell table:style-name="ce22" office:value-type="date" office:date-value="2015-11-09T00:00:00">
            <text:p>11/9/201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FERGUSON BEN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4">
            <text:p>64</text:p>
          </table:table-cell>
        </table:table-row>
        <table:table-row table:style-name="ro2">
          <table:table-cell table:style-name="ce22" office:value-type="date" office:date-value="2015-11-21T00:00:00">
            <text:p>11/21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FERGUSON BEN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4">
            <text:p>64</text:p>
          </table:table-cell>
        </table:table-row>
        <table:table-row table:style-name="ro2">
          <table:table-cell table:style-name="ce22" office:value-type="date" office:date-value="2015-11-21T00:00:00">
            <text:p>11/21/2015</text:p>
          </table:table-cell>
          <table:table-cell table:style-name="ce21" office:value-type="string">
            <text:p>STALKING </text:p>
          </table:table-cell>
          <table:table-cell table:style-name="ce21" office:value-type="string">
            <text:p>FERGUSON BEN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4">
            <text:p>64</text:p>
          </table:table-cell>
        </table:table-row>
        <table:table-row table:style-name="ro2">
          <table:table-cell table:style-name="ce22" office:value-type="date" office:date-value="2015-11-27T00:00:00">
            <text:p>11/27/201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FERGUSON BEN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4">
            <text:p>64</text:p>
          </table:table-cell>
        </table:table-row>
        <table:table-row table:style-name="ro2">
          <table:table-cell table:style-name="ce22" office:value-type="date" office:date-value="2015-11-27T00:00:00">
            <text:p>11/27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FERGUSON BEN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4">
            <text:p>64</text:p>
          </table:table-cell>
        </table:table-row>
        <table:table-row table:style-name="ro2">
          <table:table-cell table:style-name="ce22" office:value-type="date" office:date-value="2015-11-28T00:00:00">
            <text:p>11/28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FERGUSON BEND &amp; GRINDSTONE 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4">
            <text:p>64</text:p>
          </table:table-cell>
        </table:table-row>
        <table:table-row table:style-name="ro2">
          <table:table-cell table:style-name="ce22" office:value-type="date" office:date-value="2004-02-20T00:00:00">
            <text:p>2/2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FERRIER PL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9">
            <text:p>49</text:p>
          </table:table-cell>
        </table:table-row>
        <table:table-row table:style-name="ro2">
          <table:table-cell table:style-name="ce22" office:value-type="date" office:date-value="2004-04-13T00:00:00">
            <text:p>4/13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FERRIER PL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9">
            <text:p>49</text:p>
          </table:table-cell>
        </table:table-row>
        <table:table-row table:style-name="ro2">
          <table:table-cell table:style-name="ce22" office:value-type="date" office:date-value="2004-05-20T00:00:00">
            <text:p>5/20/2004</text:p>
          </table:table-cell>
          <table:table-cell table:style-name="ce21" office:value-type="string">
            <text:p>FORCIBLE SODOMY </text:p>
          </table:table-cell>
          <table:table-cell table:style-name="ce21" office:value-type="string">
            <text:p>FERRIER PL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9">
            <text:p>49</text:p>
          </table:table-cell>
        </table:table-row>
        <table:table-row table:style-name="ro2">
          <table:table-cell table:style-name="ce22" office:value-type="date" office:date-value="2004-01-17T00:00:00">
            <text:p>1/17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FIELDSTONE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9">
            <text:p>169</text:p>
          </table:table-cell>
        </table:table-row>
        <table:table-row table:style-name="ro2">
          <table:table-cell table:style-name="ce22" office:value-type="date" office:date-value="2004-02-09T00:00:00">
            <text:p>2/9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FIRBY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2" office:value-type="date" office:date-value="2004-04-15T00:00:00">
            <text:p>4/1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FIRBY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2" office:value-type="date" office:date-value="2004-02-26T00:00:00">
            <text:p>2/26/2004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FOUNDRY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2">
            <text:p>192</text:p>
          </table:table-cell>
        </table:table-row>
        <table:table-row table:style-name="ro2">
          <table:table-cell table:style-name="ce22" office:value-type="date" office:date-value="2004-06-03T00:00:00">
            <text:p>6/3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FOUNDRY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2">
            <text:p>192</text:p>
          </table:table-cell>
        </table:table-row>
        <table:table-row table:style-name="ro2">
          <table:table-cell table:style-name="ce22" office:value-type="date" office:date-value="2015-10-28T00:00:00">
            <text:p>10/28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FOUNDRY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2">
            <text:p>192</text:p>
          </table:table-cell>
        </table:table-row>
        <table:table-row table:style-name="ro2">
          <table:table-cell table:style-name="ce22" office:value-type="date" office:date-value="2015-10-20T00:00:00">
            <text:p>10/20/2015</text:p>
          </table:table-cell>
          <table:table-cell table:style-name="ce21" office:value-type="string">
            <text:p>OVERDOSE </text:p>
          </table:table-cell>
          <table:table-cell table:style-name="ce21" office:value-type="string">
            <text:p>GABLE WAY &amp; LOCUST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78">
            <text:p>278</text:p>
          </table:table-cell>
        </table:table-row>
        <table:table-row table:style-name="ro2">
          <table:table-cell table:style-name="ce22" office:value-type="date" office:date-value="2004-03-04T00:00:00">
            <text:p>3/4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ARDENVILL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2" office:value-type="date" office:date-value="2004-06-10T00:00:00">
            <text:p>6/10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GARDENVILL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2" office:value-type="date" office:date-value="2004-07-23T00:00:00">
            <text:p>7/23/2004</text:p>
          </table:table-cell>
          <table:table-cell table:style-name="ce21" office:value-type="string">
            <text:p>TAMPERING WITH VEHICLE </text:p>
          </table:table-cell>
          <table:table-cell table:style-name="ce21" office:value-type="string">
            <text:p>GARDENVILL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2" office:value-type="date" office:date-value="2004-08-26T00:00:00">
            <text:p>8/26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ARDENVILL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2" office:value-type="date" office:date-value="2004-08-26T00:00:00">
            <text:p>8/26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ARDENVILL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2" office:value-type="date" office:date-value="2015-10-05T00:00:00">
            <text:p>10/5/2015</text:p>
          </table:table-cell>
          <table:table-cell table:style-name="ce21" office:value-type="string">
            <text:p>OBSTRUCTING JUSTICE </text:p>
          </table:table-cell>
          <table:table-cell table:style-name="ce21" office:value-type="string">
            <text:p>GARDENVILL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2" office:value-type="date" office:date-value="2015-10-12T00:00:00">
            <text:p>10/12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ARDENVILL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2" office:value-type="date" office:date-value="2015-11-22T00:00:00">
            <text:p>11/22/2015</text:p>
          </table:table-cell>
          <table:table-cell table:style-name="ce21" office:value-type="string">
            <text:p>OVERDOSE </text:p>
          </table:table-cell>
          <table:table-cell table:style-name="ce21" office:value-type="string">
            <text:p>GARDENVILL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2" office:value-type="date" office:date-value="2004-03-18T00:00:00">
            <text:p>3/18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ARDENVILLE DRIVE &amp; RICHARD R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2" office:value-type="date" office:date-value="2004-01-01T00:00:00">
            <text:p>1/1/2004</text:p>
          </table:table-cell>
          <table:table-cell table:style-name="ce21" office:value-type="string">
            <text:p>CURFEW VIOLATION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01T00:00:00">
            <text:p>1/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01T00:00:00">
            <text:p>1/1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02T00:00:00">
            <text:p>1/2/2004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02T00:00:00">
            <text:p>1/2/2004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02T00:00:00">
            <text:p>1/2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02T00:00:00">
            <text:p>1/2/2004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02T00:00:00">
            <text:p>1/2/2004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03T00:00:00">
            <text:p>1/3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03T00:00:00">
            <text:p>1/3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04T00:00:00">
            <text:p>1/4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05T00:00:00">
            <text:p>1/5/2004</text:p>
          </table:table-cell>
          <table:table-cell table:style-name="ce21" office:value-type="string">
            <text:p>DUMPING TRASH ON HIGHWAY OR PRIVATE PROPERT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07T00:00:00">
            <text:p>1/7/2004</text:p>
          </table:table-cell>
          <table:table-cell table:style-name="ce21" office:value-type="string">
            <text:p>CONSPIRACY TO COMMIT FELO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07T00:00:00">
            <text:p>1/7/2004</text:p>
          </table:table-cell>
          <table:table-cell table:style-name="ce21" office:value-type="string">
            <text:p>ENGAGE IN BUSINESS OF A PAWNBROKER WITHOUT A LICENSE </text:p>
          </table:table-cell>
          <table:table-cell table:style-name="ce21" office:value-type="string">
            <text:p>GEORGE WASHINGTON MEMORIA L</text:p>
          </table:table-cell>
          <table:table-cell table:style-name="ce24" office:value-type="float" office:value="23693">
            <text:p>23693</text:p>
          </table:table-cell>
          <table:table-cell table:style-name="ce24" office:value-type="float" office:value="200">
            <text:p>200</text:p>
          </table:table-cell>
          <table:table-cell table:style-name="ce24" office:value-type="float" office:value="2">
            <text:p>2</text:p>
          </table:table-cell>
          <table:table-cell table:style-name="ce25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07T00:00:00">
            <text:p>1/7/2004</text:p>
          </table:table-cell>
          <table:table-cell table:style-name="ce21" office:value-type="string">
            <text:p>FALSELY SUMMONS OR FALSE REPORT TO POLI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07T00:00:00">
            <text:p>1/7/2004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07T00:00:00">
            <text:p>1/7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07T00:00:00">
            <text:p>1/7/2004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07T00:00:00">
            <text:p>1/7/2004</text:p>
          </table:table-cell>
          <table:table-cell table:style-name="ce21" office:value-type="string">
            <text:p>RECEIVING STOLEN GOOD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07T00:00:00">
            <text:p>1/7/2004</text:p>
          </table:table-cell>
          <table:table-cell table:style-name="ce21" office:value-type="string">
            <text:p>SOLICITATION TO COMMIT FELO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07T00:00:00">
            <text:p>1/7/2004</text:p>
          </table:table-cell>
          <table:table-cell table:style-name="ce21" office:value-type="string">
            <text:p>BUY AND GEMS PRECIOUS METALS WITOUT OBTAINING A PE R </text:p>
          </table:table-cell>
          <table:table-cell table:style-name="ce21" office:value-type="string">
            <text:p>GEORGE WASHINGTON MEMORIA L</text:p>
          </table:table-cell>
          <table:table-cell table:style-name="ce24" office:value-type="float" office:value="23693">
            <text:p>23693</text:p>
          </table:table-cell>
          <table:table-cell table:style-name="ce24" office:value-type="float" office:value="200">
            <text:p>200</text:p>
          </table:table-cell>
          <table:table-cell table:style-name="ce24" office:value-type="float" office:value="2">
            <text:p>2</text:p>
          </table:table-cell>
          <table:table-cell table:style-name="ce25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08T00:00:00">
            <text:p>1/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08T00:00:00">
            <text:p>1/8/2004</text:p>
          </table:table-cell>
          <table:table-cell table:style-name="ce21" office:value-type="string">
            <text:p>FRAUD-TRICK,FALSE PRETENSE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08T00:00:00">
            <text:p>1/8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08T00:00:00">
            <text:p>1/8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09T00:00:00">
            <text:p>1/9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09T00:00:00">
            <text:p>1/9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09T00:00:00">
            <text:p>1/9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09T00:00:00">
            <text:p>1/9/2004</text:p>
          </table:table-cell>
          <table:table-cell table:style-name="ce21" office:value-type="string">
            <text:p>FRAUD-BY PRESCRIPTION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09T00:00:00">
            <text:p>1/9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10T00:00:00">
            <text:p>1/1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11T00:00:00">
            <text:p>1/1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11T00:00:00">
            <text:p>1/1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11T00:00:00">
            <text:p>1/11/2004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13T00:00:00">
            <text:p>1/13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13T00:00:00">
            <text:p>1/13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13T00:00:00">
            <text:p>1/13/2004</text:p>
          </table:table-cell>
          <table:table-cell table:style-name="ce21" office:value-type="string">
            <text:p>LARCENY, SHOPLIFTING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13T00:00:00">
            <text:p>1/13/2004</text:p>
          </table:table-cell>
          <table:table-cell table:style-name="ce21" office:value-type="string">
            <text:p>LARCENY, SHOPLIFTING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13T00:00:00">
            <text:p>1/13/2004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14T00:00:00">
            <text:p>1/14/2004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14T00:00:00">
            <text:p>1/1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14T00:00:00">
            <text:p>1/1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14T00:00:00">
            <text:p>1/14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14T00:00:00">
            <text:p>1/14/2004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15T00:00:00">
            <text:p>1/15/2004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15T00:00:00">
            <text:p>1/15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15T00:00:00">
            <text:p>1/15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15T00:00:00">
            <text:p>1/15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15T00:00:00">
            <text:p>1/15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15T00:00:00">
            <text:p>1/15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16T00:00:00">
            <text:p>1/1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16T00:00:00">
            <text:p>1/1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18T00:00:00">
            <text:p>1/18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18T00:00:00">
            <text:p>1/18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18T00:00:00">
            <text:p>1/18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18T00:00:00">
            <text:p>1/1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18T00:00:00">
            <text:p>1/18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18T00:00:00">
            <text:p>1/18/2004</text:p>
          </table:table-cell>
          <table:table-cell table:style-name="ce21" office:value-type="string">
            <text:p>EMBEZZLEMENT &lt;$200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18T00:00:00">
            <text:p>1/18/2004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18T00:00:00">
            <text:p>1/18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19T00:00:00">
            <text:p>1/19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19T00:00:00">
            <text:p>1/19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20T00:00:00">
            <text:p>1/20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20T00:00:00">
            <text:p>1/20/2004</text:p>
          </table:table-cell>
          <table:table-cell table:style-name="ce21" office:value-type="string">
            <text:p>RESISTING ARREST/OBS JUSTICE W/O THREAT OF FOR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20T00:00:00">
            <text:p>1/20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22T00:00:00">
            <text:p>1/22/2004</text:p>
          </table:table-cell>
          <table:table-cell table:style-name="ce21" office:value-type="string">
            <text:p>DRUGS, PWID COCAIN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22T00:00:00">
            <text:p>1/22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22T00:00:00">
            <text:p>1/22/2004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22T00:00:00">
            <text:p>1/22/2004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22T00:00:00">
            <text:p>1/22/2004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23T00:00:00">
            <text:p>1/23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23T00:00:00">
            <text:p>1/23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23T00:00:00">
            <text:p>1/23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24T00:00:00">
            <text:p>1/24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25T00:00:00">
            <text:p>1/2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26T00:00:00">
            <text:p>1/26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26T00:00:00">
            <text:p>1/26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27T00:00:00">
            <text:p>1/27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28T00:00:00">
            <text:p>1/28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28T00:00:00">
            <text:p>1/28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28T00:00:00">
            <text:p>1/28/2004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01T00:00:00">
            <text:p>2/1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01T00:00:00">
            <text:p>2/1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01T00:00:00">
            <text:p>2/1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01T00:00:00">
            <text:p>2/1/2004</text:p>
          </table:table-cell>
          <table:table-cell table:style-name="ce21" office:value-type="string">
            <text:p>RAPE </text:p>
          </table:table-cell>
          <table:table-cell table:style-name="ce23" office:value-type="string">
            <text:p>GEORGE WASHINGTON MEMORIA L </text:p>
          </table:table-cell>
          <table:table-cell table:style-name="ce24" office:value-type="float" office:value="23693">
            <text:p>23693</text:p>
          </table:table-cell>
          <table:table-cell table:style-name="ce24" office:value-type="float" office:value="200">
            <text:p>20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02T00:00:00">
            <text:p>2/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02T00:00:00">
            <text:p>2/2/2004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02T00:00:00">
            <text:p>2/2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02T00:00:00">
            <text:p>2/2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02T00:00:00">
            <text:p>2/2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02T00:00:00">
            <text:p>2/2/2004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03T00:00:00">
            <text:p>2/3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03T00:00:00">
            <text:p>2/3/2004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03T00:00:00">
            <text:p>2/3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04T00:00:00">
            <text:p>2/4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04T00:00:00">
            <text:p>2/4/2004</text:p>
          </table:table-cell>
          <table:table-cell table:style-name="ce21" office:value-type="string">
            <text:p>LARCENY, SHOPLIFTING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05T00:00:00">
            <text:p>2/5/2004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05T00:00:00">
            <text:p>2/5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05T00:00:00">
            <text:p>2/5/2004</text:p>
          </table:table-cell>
          <table:table-cell table:style-name="ce21" office:value-type="string">
            <text:p>ROBBERY </text:p>
          </table:table-cell>
          <table:table-cell table:style-name="ce23" office:value-type="string">
            <text:p>GEORGE WASHINGTON MEMORIA L </text:p>
          </table:table-cell>
          <table:table-cell table:style-name="ce24" office:value-type="float" office:value="23693">
            <text:p>23693</text:p>
          </table:table-cell>
          <table:table-cell table:style-name="ce24" office:value-type="float" office:value="200">
            <text:p>20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07T00:00:00">
            <text:p>2/7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07T00:00:00">
            <text:p>2/7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07T00:00:00">
            <text:p>2/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07T00:00:00">
            <text:p>2/7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07T00:00:00">
            <text:p>2/7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08T00:00:00">
            <text:p>2/8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08T00:00:00">
            <text:p>2/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08T00:00:00">
            <text:p>2/8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09T00:00:00">
            <text:p>2/9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11T00:00:00">
            <text:p>2/1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12T00:00:00">
            <text:p>2/12/2004</text:p>
          </table:table-cell>
          <table:table-cell table:style-name="ce21" office:value-type="string">
            <text:p>CARELESS DAMAGE OF PROPERTY BY FIR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12T00:00:00">
            <text:p>2/1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12T00:00:00">
            <text:p>2/12/2004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13T00:00:00">
            <text:p>2/13/2004</text:p>
          </table:table-cell>
          <table:table-cell table:style-name="ce21" office:value-type="string">
            <text:p>LARCENY, SHOPLIFTING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13T00:00:00">
            <text:p>2/13/2004</text:p>
          </table:table-cell>
          <table:table-cell table:style-name="ce21" office:value-type="string">
            <text:p>LARCENY, SHOPLIFTING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14T00:00:00">
            <text:p>2/14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16T00:00:00">
            <text:p>2/16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16T00:00:00">
            <text:p>2/16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16T00:00:00">
            <text:p>2/16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17T00:00:00">
            <text:p>2/17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17T00:00:00">
            <text:p>2/17/2004</text:p>
          </table:table-cell>
          <table:table-cell table:style-name="ce21" office:value-type="string">
            <text:p>LARCENY, SHOPLIFTING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17T00:00:00">
            <text:p>2/17/2004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18T00:00:00">
            <text:p>2/18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19T00:00:00">
            <text:p>2/19/2004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19T00:00:00">
            <text:p>2/19/2004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19T00:00:00">
            <text:p>2/19/2004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19T00:00:00">
            <text:p>2/19/2004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19T00:00:00">
            <text:p>2/19/2004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19T00:00:00">
            <text:p>2/19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20T00:00:00">
            <text:p>2/20/2004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20T00:00:00">
            <text:p>2/20/2004</text:p>
          </table:table-cell>
          <table:table-cell table:style-name="ce21" office:value-type="string">
            <text:p>ROBBERY </text:p>
          </table:table-cell>
          <table:table-cell table:style-name="ce23" office:value-type="string">
            <text:p>GEORGE WASHINGTON MEMORIA L </text:p>
          </table:table-cell>
          <table:table-cell table:style-name="ce24" office:value-type="float" office:value="23693">
            <text:p>23693</text:p>
          </table:table-cell>
          <table:table-cell table:style-name="ce24" office:value-type="float" office:value="200">
            <text:p>20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21T00:00:00">
            <text:p>2/21/2004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21T00:00:00">
            <text:p>2/21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22T00:00:00">
            <text:p>2/22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22T00:00:00">
            <text:p>2/22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23T00:00:00">
            <text:p>2/23/2004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23T00:00:00">
            <text:p>2/23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23T00:00:00">
            <text:p>2/23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23T00:00:00">
            <text:p>2/23/2004</text:p>
          </table:table-cell>
          <table:table-cell table:style-name="ce21" office:value-type="string">
            <text:p>OPERATE MOTOR VEHICLE -HABITUAL OFFENDER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23T00:00:00">
            <text:p>2/23/2004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24T00:00:00">
            <text:p>2/2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24T00:00:00">
            <text:p>2/24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24T00:00:00">
            <text:p>2/24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26T00:00:00">
            <text:p>2/26/2004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27T00:00:00">
            <text:p>2/27/2004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28T00:00:00">
            <text:p>2/28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29T00:00:00">
            <text:p>2/29/2004</text:p>
          </table:table-cell>
          <table:table-cell table:style-name="ce21" office:value-type="string">
            <text:p>ARSON </text:p>
          </table:table-cell>
          <table:table-cell table:style-name="ce23" office:value-type="string">
            <text:p>GEORGE WASHINGTON MEMORIA L </text:p>
          </table:table-cell>
          <table:table-cell table:style-name="ce24" office:value-type="float" office:value="23693">
            <text:p>23693</text:p>
          </table:table-cell>
          <table:table-cell table:style-name="ce24" office:value-type="float" office:value="200">
            <text:p>20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01T00:00:00">
            <text:p>3/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01T00:00:00">
            <text:p>3/1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01T00:00:00">
            <text:p>3/1/2004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02T00:00:00">
            <text:p>3/2/2004</text:p>
          </table:table-cell>
          <table:table-cell table:style-name="ce21" office:value-type="string">
            <text:p>BRANDISHING FIREARM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02T00:00:00">
            <text:p>3/2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02T00:00:00">
            <text:p>3/2/2004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02T00:00:00">
            <text:p>3/2/2004</text:p>
          </table:table-cell>
          <table:table-cell table:style-name="ce21" office:value-type="string">
            <text:p>SALE, DISTRIBUTE MARIJUANA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03T00:00:00">
            <text:p>3/3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04T00:00:00">
            <text:p>3/4/2004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04T00:00:00">
            <text:p>3/4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05T00:00:00">
            <text:p>3/5/2004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05T00:00:00">
            <text:p>3/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05T00:00:00">
            <text:p>3/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05T00:00:00">
            <text:p>3/5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05T00:00:00">
            <text:p>3/5/2004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06T00:00:00">
            <text:p>3/6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07T00:00:00">
            <text:p>3/7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07T00:00:00">
            <text:p>3/7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07T00:00:00">
            <text:p>3/7/2004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08T00:00:00">
            <text:p>3/8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08T00:00:00">
            <text:p>3/8/2004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10T00:00:00">
            <text:p>3/10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10T00:00:00">
            <text:p>3/10/2004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11T00:00:00">
            <text:p>3/1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11T00:00:00">
            <text:p>3/11/2004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12T00:00:00">
            <text:p>3/12/2004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13T00:00:00">
            <text:p>3/13/2004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13T00:00:00">
            <text:p>3/13/2004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13T00:00:00">
            <text:p>3/13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13T00:00:00">
            <text:p>3/13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14T00:00:00">
            <text:p>3/14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14T00:00:00">
            <text:p>3/1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15T00:00:00">
            <text:p>3/15/2004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15T00:00:00">
            <text:p>3/15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16T00:00:00">
            <text:p>3/1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16T00:00:00">
            <text:p>3/16/2004</text:p>
          </table:table-cell>
          <table:table-cell table:style-name="ce21" office:value-type="string">
            <text:p>CONTRIBUTING TO THE DELINQUENCY OF A MINOR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16T00:00:00">
            <text:p>3/16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16T00:00:00">
            <text:p>3/16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17T00:00:00">
            <text:p>3/17/2004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17T00:00:00">
            <text:p>3/17/2004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17T00:00:00">
            <text:p>3/1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17T00:00:00">
            <text:p>3/17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17T00:00:00">
            <text:p>3/17/2004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17T00:00:00">
            <text:p>3/17/2004</text:p>
          </table:table-cell>
          <table:table-cell table:style-name="ce21" office:value-type="string">
            <text:p>RESISTING ARREST/OBS JUSTICE W/O THREAT OF FOR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17T00:00:00">
            <text:p>3/17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18T00:00:00">
            <text:p>3/18/2004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18T00:00:00">
            <text:p>3/18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19T00:00:00">
            <text:p>3/19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19T00:00:00">
            <text:p>3/19/2004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20T00:00:00">
            <text:p>3/2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21T00:00:00">
            <text:p>3/2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22T00:00:00">
            <text:p>3/22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22T00:00:00">
            <text:p>3/22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22T00:00:00">
            <text:p>3/22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23T00:00:00">
            <text:p>3/23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24T00:00:00">
            <text:p>3/2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24T00:00:00">
            <text:p>3/2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24T00:00:00">
            <text:p>3/24/2004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24T00:00:00">
            <text:p>3/24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24T00:00:00">
            <text:p>3/24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24T00:00:00">
            <text:p>3/24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24T00:00:00">
            <text:p>3/24/2004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25T00:00:00">
            <text:p>3/25/2004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25T00:00:00">
            <text:p>3/25/2004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25T00:00:00">
            <text:p>3/25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25T00:00:00">
            <text:p>3/25/2004</text:p>
          </table:table-cell>
          <table:table-cell table:style-name="ce21" office:value-type="string">
            <text:p>LARCENY, SHOPLIFTING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27T00:00:00">
            <text:p>3/27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27T00:00:00">
            <text:p>3/27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27T00:00:00">
            <text:p>3/27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28T00:00:00">
            <text:p>3/2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28T00:00:00">
            <text:p>3/28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29T00:00:00">
            <text:p>3/29/2004</text:p>
          </table:table-cell>
          <table:table-cell table:style-name="ce21" office:value-type="string">
            <text:p>INDECENT EXPOSUR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29T00:00:00">
            <text:p>3/29/2004</text:p>
          </table:table-cell>
          <table:table-cell table:style-name="ce21" office:value-type="string">
            <text:p>INDECENT EXPOSUR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29T00:00:00">
            <text:p>3/29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29T00:00:00">
            <text:p>3/29/2004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29T00:00:00">
            <text:p>3/29/2004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29T00:00:00">
            <text:p>3/29/2004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30T00:00:00">
            <text:p>3/30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31T00:00:00">
            <text:p>3/31/2004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31T00:00:00">
            <text:p>3/31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31T00:00:00">
            <text:p>3/31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01T00:00:00">
            <text:p>4/1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01T00:00:00">
            <text:p>4/1/2004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01T00:00:00">
            <text:p>4/1/2004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01T00:00:00">
            <text:p>4/1/2004</text:p>
          </table:table-cell>
          <table:table-cell table:style-name="ce21" office:value-type="string">
            <text:p>LARCENY,FROM COIN-OP.MACHINE OR DEVI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01T00:00:00">
            <text:p>4/1/2004</text:p>
          </table:table-cell>
          <table:table-cell table:style-name="ce21" office:value-type="string">
            <text:p>RAPE </text:p>
          </table:table-cell>
          <table:table-cell table:style-name="ce23" office:value-type="string">
            <text:p>GEORGE WASHINGTON MEMORIA L </text:p>
          </table:table-cell>
          <table:table-cell table:style-name="ce24" office:value-type="float" office:value="23693">
            <text:p>23693</text:p>
          </table:table-cell>
          <table:table-cell table:style-name="ce24" office:value-type="float" office:value="200">
            <text:p>20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02T00:00:00">
            <text:p>4/2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02T00:00:00">
            <text:p>4/2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02T00:00:00">
            <text:p>4/2/2004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02T00:00:00">
            <text:p>4/2/2004</text:p>
          </table:table-cell>
          <table:table-cell table:style-name="ce21" office:value-type="string">
            <text:p>STALKING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03T00:00:00">
            <text:p>4/3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03T00:00:00">
            <text:p>4/3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03T00:00:00">
            <text:p>4/3/2004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04T00:00:00">
            <text:p>4/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04T00:00:00">
            <text:p>4/4/2004</text:p>
          </table:table-cell>
          <table:table-cell table:style-name="ce21" office:value-type="string">
            <text:p>CONCEALMENT/PRICE CHANGING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04T00:00:00">
            <text:p>4/4/2004</text:p>
          </table:table-cell>
          <table:table-cell table:style-name="ce21" office:value-type="string">
            <text:p>CONCEALMENT/PRICE CHANGING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04T00:00:00">
            <text:p>4/4/2004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05T00:00:00">
            <text:p>4/5/2004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06T00:00:00">
            <text:p>4/6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06T00:00:00">
            <text:p>4/6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06T00:00:00">
            <text:p>4/6/2004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07T00:00:00">
            <text:p>4/7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07T00:00:00">
            <text:p>4/7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07T00:00:00">
            <text:p>4/7/2004</text:p>
          </table:table-cell>
          <table:table-cell table:style-name="ce21" office:value-type="string">
            <text:p>LARCENY, SHOPLIFTING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08T00:00:00">
            <text:p>4/8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08T00:00:00">
            <text:p>4/8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08T00:00:00">
            <text:p>4/8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12T00:00:00">
            <text:p>4/12/2004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12T00:00:00">
            <text:p>4/12/2004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12T00:00:00">
            <text:p>4/12/2004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12T00:00:00">
            <text:p>4/12/2004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12T00:00:00">
            <text:p>4/12/2004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12T00:00:00">
            <text:p>4/12/2004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12T00:00:00">
            <text:p>4/1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12T00:00:00">
            <text:p>4/12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13T00:00:00">
            <text:p>4/13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13T00:00:00">
            <text:p>4/13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13T00:00:00">
            <text:p>4/13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14T00:00:00">
            <text:p>4/14/2004</text:p>
          </table:table-cell>
          <table:table-cell table:style-name="ce21" office:value-type="string">
            <text:p>CONTRIBUTING TO THE DELINQUENCY OF A MINOR-820 L.O.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14T00:00:00">
            <text:p>4/14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14T00:00:00">
            <text:p>4/14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16T00:00:00">
            <text:p>4/1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16T00:00:00">
            <text:p>4/1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16T00:00:00">
            <text:p>4/16/2004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17T00:00:00">
            <text:p>4/17/2004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17T00:00:00">
            <text:p>4/17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17T00:00:00">
            <text:p>4/17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18T00:00:00">
            <text:p>4/18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18T00:00:00">
            <text:p>4/18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19T00:00:00">
            <text:p>4/19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19T00:00:00">
            <text:p>4/19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20T00:00:00">
            <text:p>4/2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20T00:00:00">
            <text:p>4/20/2004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20T00:00:00">
            <text:p>4/20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22T00:00:00">
            <text:p>4/22/2004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22T00:00:00">
            <text:p>4/22/2004</text:p>
          </table:table-cell>
          <table:table-cell table:style-name="ce21" office:value-type="string">
            <text:p>USING ABUSIVE LANGUAG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23T00:00:00">
            <text:p>4/23/2004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23T00:00:00">
            <text:p>4/23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23T00:00:00">
            <text:p>4/23/2004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23T00:00:00">
            <text:p>4/23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23T00:00:00">
            <text:p>4/23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23T00:00:00">
            <text:p>4/23/2004</text:p>
          </table:table-cell>
          <table:table-cell table:style-name="ce21" office:value-type="string">
            <text:p>LARCENY, SHOPLIFTING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24T00:00:00">
            <text:p>4/24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26T00:00:00">
            <text:p>4/2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28T00:00:00">
            <text:p>4/28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28T00:00:00">
            <text:p>4/28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29T00:00:00">
            <text:p>4/29/2004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01T00:00:00">
            <text:p>5/1/2004</text:p>
          </table:table-cell>
          <table:table-cell table:style-name="ce21" office:value-type="string">
            <text:p>BOMB THREAT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02T00:00:00">
            <text:p>5/2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03T00:00:00">
            <text:p>5/3/2004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04T00:00:00">
            <text:p>5/4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04T00:00:00">
            <text:p>5/4/2004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04T00:00:00">
            <text:p>5/4/2004</text:p>
          </table:table-cell>
          <table:table-cell table:style-name="ce21" office:value-type="string">
            <text:p>ISSUING BAD CHECKS &lt;$200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04T00:00:00">
            <text:p>5/4/2004</text:p>
          </table:table-cell>
          <table:table-cell table:style-name="ce21" office:value-type="string">
            <text:p>ISSUING BAD CHECKS &lt;$200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04T00:00:00">
            <text:p>5/4/2004</text:p>
          </table:table-cell>
          <table:table-cell table:style-name="ce21" office:value-type="string">
            <text:p>ISSUING BAD CHECKS &gt;=$200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04T00:00:00">
            <text:p>5/4/2004</text:p>
          </table:table-cell>
          <table:table-cell table:style-name="ce21" office:value-type="string">
            <text:p>ISSUING BAD CHECKS &gt;=$200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05T00:00:00">
            <text:p>5/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05T00:00:00">
            <text:p>5/5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06T00:00:00">
            <text:p>5/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06T00:00:00">
            <text:p>5/6/2004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06T00:00:00">
            <text:p>5/6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06T00:00:00">
            <text:p>5/6/2004</text:p>
          </table:table-cell>
          <table:table-cell table:style-name="ce21" office:value-type="string">
            <text:p>MALICIOUSLY SETTING FIRE TO WOODS,FENCE OR GRAS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06T00:00:00">
            <text:p>5/6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07T00:00:00">
            <text:p>5/7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07T00:00:00">
            <text:p>5/7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08T00:00:00">
            <text:p>5/8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08T00:00:00">
            <text:p>5/8/2004</text:p>
          </table:table-cell>
          <table:table-cell table:style-name="ce21" office:value-type="string">
            <text:p>DAMAGE PROPERT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08T00:00:00">
            <text:p>5/8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09T00:00:00">
            <text:p>5/9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10T00:00:00">
            <text:p>5/1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10T00:00:00">
            <text:p>5/10/2004</text:p>
          </table:table-cell>
          <table:table-cell table:style-name="ce21" office:value-type="string">
            <text:p>CURSING/OBSCENE LANGUAG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10T00:00:00">
            <text:p>5/10/2004</text:p>
          </table:table-cell>
          <table:table-cell table:style-name="ce21" office:value-type="string">
            <text:p>LARCENY, ALL OTHER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10T00:00:00">
            <text:p>5/10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11T00:00:00">
            <text:p>5/1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11T00:00:00">
            <text:p>5/11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11T00:00:00">
            <text:p>5/11/2004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12T00:00:00">
            <text:p>5/12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12T00:00:00">
            <text:p>5/12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14T00:00:00">
            <text:p>5/14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14T00:00:00">
            <text:p>5/14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15T00:00:00">
            <text:p>5/15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15T00:00:00">
            <text:p>5/15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17T00:00:00">
            <text:p>5/17/2004</text:p>
          </table:table-cell>
          <table:table-cell table:style-name="ce21" office:value-type="string">
            <text:p>EMBEZZLEMENT &lt;$200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18T00:00:00">
            <text:p>5/18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18T00:00:00">
            <text:p>5/18/2004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18T00:00:00">
            <text:p>5/18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18T00:00:00">
            <text:p>5/18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18T00:00:00">
            <text:p>5/18/2004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19T00:00:00">
            <text:p>5/19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19T00:00:00">
            <text:p>5/19/2004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19T00:00:00">
            <text:p>5/19/2004</text:p>
          </table:table-cell>
          <table:table-cell table:style-name="ce21" office:value-type="string">
            <text:p>FALSE ALARM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19T00:00:00">
            <text:p>5/19/2004</text:p>
          </table:table-cell>
          <table:table-cell table:style-name="ce21" office:value-type="string">
            <text:p>FRAUDULENT USE OF BIRTH CERTIF, DRIVERS LICENS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19T00:00:00">
            <text:p>5/19/2004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20T00:00:00">
            <text:p>5/20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20T00:00:00">
            <text:p>5/20/2004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21T00:00:00">
            <text:p>5/21/2004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21T00:00:00">
            <text:p>5/2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21T00:00:00">
            <text:p>5/2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21T00:00:00">
            <text:p>5/2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21T00:00:00">
            <text:p>5/2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21T00:00:00">
            <text:p>5/2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21T00:00:00">
            <text:p>5/2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21T00:00:00">
            <text:p>5/21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21T00:00:00">
            <text:p>5/21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23T00:00:00">
            <text:p>5/23/2004</text:p>
          </table:table-cell>
          <table:table-cell table:style-name="ce21" office:value-type="string">
            <text:p>CONTRIBUTING TO THE DELINQUENCY OF A MINOR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23T00:00:00">
            <text:p>5/23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23T00:00:00">
            <text:p>5/23/2004</text:p>
          </table:table-cell>
          <table:table-cell table:style-name="ce21" office:value-type="string">
            <text:p>GRAFFITI ,PRIVATE PROPERT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23T00:00:00">
            <text:p>5/23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23T00:00:00">
            <text:p>5/23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23T00:00:00">
            <text:p>5/23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24T00:00:00">
            <text:p>5/2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27T00:00:00">
            <text:p>5/27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27T00:00:00">
            <text:p>5/27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27T00:00:00">
            <text:p>5/27/2004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28T00:00:00">
            <text:p>5/28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29T00:00:00">
            <text:p>5/29/2004</text:p>
          </table:table-cell>
          <table:table-cell table:style-name="ce21" office:value-type="string">
            <text:p>CARJACKING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30T00:00:00">
            <text:p>5/3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31T00:00:00">
            <text:p>5/31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01T00:00:00">
            <text:p>6/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02T00:00:00">
            <text:p>6/2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05T00:00:00">
            <text:p>6/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05T00:00:00">
            <text:p>6/5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05T00:00:00">
            <text:p>6/5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06T00:00:00">
            <text:p>6/6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07T00:00:00">
            <text:p>6/7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07T00:00:00">
            <text:p>6/7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08T00:00:00">
            <text:p>6/8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08T00:00:00">
            <text:p>6/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09T00:00:00">
            <text:p>6/9/2004</text:p>
          </table:table-cell>
          <table:table-cell table:style-name="ce21" office:value-type="string">
            <text:p>CONTRIBUTING TO THE DELINQUENCY OF A MINOR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09T00:00:00">
            <text:p>6/9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09T00:00:00">
            <text:p>6/9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09T00:00:00">
            <text:p>6/9/2004</text:p>
          </table:table-cell>
          <table:table-cell table:style-name="ce21" office:value-type="string">
            <text:p>OPERATE MOTOR VEHICLE -HABITUAL OFFENDER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09T00:00:00">
            <text:p>6/9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10T00:00:00">
            <text:p>6/10/2004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10T00:00:00">
            <text:p>6/10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10T00:00:00">
            <text:p>6/10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10T00:00:00">
            <text:p>6/10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10T00:00:00">
            <text:p>6/10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11T00:00:00">
            <text:p>6/11/2004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11T00:00:00">
            <text:p>6/11/2004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11T00:00:00">
            <text:p>6/11/2004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11T00:00:00">
            <text:p>6/11/2004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11T00:00:00">
            <text:p>6/11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12T00:00:00">
            <text:p>6/12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14T00:00:00">
            <text:p>6/14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16T00:00:00">
            <text:p>6/16/2004</text:p>
          </table:table-cell>
          <table:table-cell table:style-name="ce21" office:value-type="string">
            <text:p>BRANDISHING FIREARM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16T00:00:00">
            <text:p>6/1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16T00:00:00">
            <text:p>6/16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17T00:00:00">
            <text:p>6/17/2004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17T00:00:00">
            <text:p>6/17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17T00:00:00">
            <text:p>6/17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17T00:00:00">
            <text:p>6/17/2004</text:p>
          </table:table-cell>
          <table:table-cell table:style-name="ce21" office:value-type="string">
            <text:p>ROBBER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19T00:00:00">
            <text:p>6/19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19T00:00:00">
            <text:p>6/19/2004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20T00:00:00">
            <text:p>6/20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20T00:00:00">
            <text:p>6/20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21T00:00:00">
            <text:p>6/21/2004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21T00:00:00">
            <text:p>6/21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23T00:00:00">
            <text:p>6/23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24T00:00:00">
            <text:p>6/24/2004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24T00:00:00">
            <text:p>6/2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24T00:00:00">
            <text:p>6/24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24T00:00:00">
            <text:p>6/24/2004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25T00:00:00">
            <text:p>6/25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25T00:00:00">
            <text:p>6/25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26T00:00:00">
            <text:p>6/26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26T00:00:00">
            <text:p>6/26/2004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26T00:00:00">
            <text:p>6/26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27T00:00:00">
            <text:p>6/27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27T00:00:00">
            <text:p>6/27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27T00:00:00">
            <text:p>6/27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28T00:00:00">
            <text:p>6/28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28T00:00:00">
            <text:p>6/28/2004</text:p>
          </table:table-cell>
          <table:table-cell table:style-name="ce21" office:value-type="string">
            <text:p>CONSPIRACY TO COMMIT FELO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28T00:00:00">
            <text:p>6/28/2004</text:p>
          </table:table-cell>
          <table:table-cell table:style-name="ce21" office:value-type="string">
            <text:p>CONSPIRACY TO COMMIT FELO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28T00:00:00">
            <text:p>6/28/2004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28T00:00:00">
            <text:p>6/28/2004</text:p>
          </table:table-cell>
          <table:table-cell table:style-name="ce21" office:value-type="string">
            <text:p>FALSELY SUMMONS OR FALSE REPORT TO POLI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28T00:00:00">
            <text:p>6/28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28T00:00:00">
            <text:p>6/28/2004</text:p>
          </table:table-cell>
          <table:table-cell table:style-name="ce21" office:value-type="string">
            <text:p>ROBBER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28T00:00:00">
            <text:p>6/28/2004</text:p>
          </table:table-cell>
          <table:table-cell table:style-name="ce21" office:value-type="string">
            <text:p>USE OR DISPLAY FIREARM IN COMMISSION OF FELO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28T00:00:00">
            <text:p>6/28/2004</text:p>
          </table:table-cell>
          <table:table-cell table:style-name="ce21" office:value-type="string">
            <text:p>WEARING MASK IN PUBLIC PLA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29T00:00:00">
            <text:p>6/29/2004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29T00:00:00">
            <text:p>6/29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30T00:00:00">
            <text:p>6/30/2004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01T00:00:00">
            <text:p>7/1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02T00:00:00">
            <text:p>7/2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02T00:00:00">
            <text:p>7/2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02T00:00:00">
            <text:p>7/2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03T00:00:00">
            <text:p>7/3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03T00:00:00">
            <text:p>7/3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04T00:00:00">
            <text:p>7/4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04T00:00:00">
            <text:p>7/4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04T00:00:00">
            <text:p>7/4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04T00:00:00">
            <text:p>7/4/2004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06T00:00:00">
            <text:p>7/6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06T00:00:00">
            <text:p>7/6/2004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06T00:00:00">
            <text:p>7/6/2004</text:p>
          </table:table-cell>
          <table:table-cell table:style-name="ce21" office:value-type="string">
            <text:p>ELUDING POLICE -ENDANGER PERSONS OR POLICE CAR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06T00:00:00">
            <text:p>7/6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06T00:00:00">
            <text:p>7/6/2004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07T00:00:00">
            <text:p>7/7/2004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07T00:00:00">
            <text:p>7/7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09T00:00:00">
            <text:p>7/9/2004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09T00:00:00">
            <text:p>7/9/2004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10T00:00:00">
            <text:p>7/1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11T00:00:00">
            <text:p>7/11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12T00:00:00">
            <text:p>7/12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13T00:00:00">
            <text:p>7/13/2004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14T00:00:00">
            <text:p>7/14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14T00:00:00">
            <text:p>7/14/2004</text:p>
          </table:table-cell>
          <table:table-cell table:style-name="ce21" office:value-type="string">
            <text:p>ISSUING BAD CHECKS &gt;=$200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15T00:00:00">
            <text:p>7/1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18T00:00:00">
            <text:p>7/18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19T00:00:00">
            <text:p>7/19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20T00:00:00">
            <text:p>7/20/2004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20T00:00:00">
            <text:p>7/2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20T00:00:00">
            <text:p>7/20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20T00:00:00">
            <text:p>7/20/2004</text:p>
          </table:table-cell>
          <table:table-cell table:style-name="ce21" office:value-type="string">
            <text:p>OVERDOS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21T00:00:00">
            <text:p>7/2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21T00:00:00">
            <text:p>7/2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21T00:00:00">
            <text:p>7/21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21T00:00:00">
            <text:p>7/21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21T00:00:00">
            <text:p>7/21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22T00:00:00">
            <text:p>7/22/2004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22T00:00:00">
            <text:p>7/22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23T00:00:00">
            <text:p>7/23/2004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23T00:00:00">
            <text:p>7/23/2004</text:p>
          </table:table-cell>
          <table:table-cell table:style-name="ce21" office:value-type="string">
            <text:p>CONTRIBUTING TO THE DELINQUENCY OF A MINOR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23T00:00:00">
            <text:p>7/23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23T00:00:00">
            <text:p>7/23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23T00:00:00">
            <text:p>7/23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24T00:00:00">
            <text:p>7/2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24T00:00:00">
            <text:p>7/24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24T00:00:00">
            <text:p>7/24/2004</text:p>
          </table:table-cell>
          <table:table-cell table:style-name="ce21" office:value-type="string">
            <text:p>LARCENY, ALL OTHER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25T00:00:00">
            <text:p>7/2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25T00:00:00">
            <text:p>7/2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25T00:00:00">
            <text:p>7/25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25T00:00:00">
            <text:p>7/25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25T00:00:00">
            <text:p>7/25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25T00:00:00">
            <text:p>7/25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25T00:00:00">
            <text:p>7/25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25T00:00:00">
            <text:p>7/25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25T00:00:00">
            <text:p>7/25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25T00:00:00">
            <text:p>7/25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25T00:00:00">
            <text:p>7/25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26T00:00:00">
            <text:p>7/26/2004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26T00:00:00">
            <text:p>7/26/2004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26T00:00:00">
            <text:p>7/26/2004</text:p>
          </table:table-cell>
          <table:table-cell table:style-name="ce21" office:value-type="string">
            <text:p>ROBBER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26T00:00:00">
            <text:p>7/26/2004</text:p>
          </table:table-cell>
          <table:table-cell table:style-name="ce21" office:value-type="string">
            <text:p>USE OR DISPLAY FIREARM IN COMMISSION OF FELO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27T00:00:00">
            <text:p>7/27/2004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27T00:00:00">
            <text:p>7/2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27T00:00:00">
            <text:p>7/27/2004</text:p>
          </table:table-cell>
          <table:table-cell table:style-name="ce21" office:value-type="string">
            <text:p>FORGERY BY CREDIT CARD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27T00:00:00">
            <text:p>7/27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27T00:00:00">
            <text:p>7/27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27T00:00:00">
            <text:p>7/27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28T00:00:00">
            <text:p>7/28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28T00:00:00">
            <text:p>7/28/2004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28T00:00:00">
            <text:p>7/28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28T00:00:00">
            <text:p>7/28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29T00:00:00">
            <text:p>7/29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31T00:00:00">
            <text:p>7/31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31T00:00:00">
            <text:p>7/31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01T00:00:00">
            <text:p>8/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01T00:00:00">
            <text:p>8/1/2004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01T00:00:00">
            <text:p>8/1/2004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01T00:00:00">
            <text:p>8/1/2004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01T00:00:00">
            <text:p>8/1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01T00:00:00">
            <text:p>8/1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02T00:00:00">
            <text:p>8/2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03T00:00:00">
            <text:p>8/3/2004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03T00:00:00">
            <text:p>8/3/2004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04T00:00:00">
            <text:p>8/4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05T00:00:00">
            <text:p>8/5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06T00:00:00">
            <text:p>8/6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07T00:00:00">
            <text:p>8/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07T00:00:00">
            <text:p>8/7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08T00:00:00">
            <text:p>8/8/2004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09T00:00:00">
            <text:p>8/9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09T00:00:00">
            <text:p>8/9/2004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09T00:00:00">
            <text:p>8/9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10T00:00:00">
            <text:p>8/10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10T00:00:00">
            <text:p>8/10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10T00:00:00">
            <text:p>8/10/2004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10T00:00:00">
            <text:p>8/10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11T00:00:00">
            <text:p>8/1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12T00:00:00">
            <text:p>8/12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13T00:00:00">
            <text:p>8/13/2004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14T00:00:00">
            <text:p>8/14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14T00:00:00">
            <text:p>8/14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14T00:00:00">
            <text:p>8/14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15T00:00:00">
            <text:p>8/15/2004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15T00:00:00">
            <text:p>8/15/2004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15T00:00:00">
            <text:p>8/15/2004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15T00:00:00">
            <text:p>8/1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16T00:00:00">
            <text:p>8/16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16T00:00:00">
            <text:p>8/16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16T00:00:00">
            <text:p>8/16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16T00:00:00">
            <text:p>8/16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16T00:00:00">
            <text:p>8/16/2004</text:p>
          </table:table-cell>
          <table:table-cell table:style-name="ce21" office:value-type="string">
            <text:p>SHOOT OR THROW MISSILES AT OCCUPIED VEHICLE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17T00:00:00">
            <text:p>8/17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18T00:00:00">
            <text:p>8/18/2004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18T00:00:00">
            <text:p>8/18/2004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18T00:00:00">
            <text:p>8/18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20T00:00:00">
            <text:p>8/20/2004</text:p>
          </table:table-cell>
          <table:table-cell table:style-name="ce21" office:value-type="string">
            <text:p>DAMAGE PROPERTY, PUBLIC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20T00:00:00">
            <text:p>8/20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20T00:00:00">
            <text:p>8/20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21T00:00:00">
            <text:p>8/21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21T00:00:00">
            <text:p>8/21/2004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22T00:00:00">
            <text:p>8/22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22T00:00:00">
            <text:p>8/22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22T00:00:00">
            <text:p>8/22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24T00:00:00">
            <text:p>8/24/2004</text:p>
          </table:table-cell>
          <table:table-cell table:style-name="ce21" office:value-type="string">
            <text:p>DAMAGE PROPERT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24T00:00:00">
            <text:p>8/24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24T00:00:00">
            <text:p>8/24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24T00:00:00">
            <text:p>8/24/2004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26T00:00:00">
            <text:p>8/26/2004</text:p>
          </table:table-cell>
          <table:table-cell table:style-name="ce21" office:value-type="string">
            <text:p>FORGERY BY CHECK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26T00:00:00">
            <text:p>8/26/2004</text:p>
          </table:table-cell>
          <table:table-cell table:style-name="ce21" office:value-type="string">
            <text:p>GAS DRIVE-OFF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26T00:00:00">
            <text:p>8/26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27T00:00:00">
            <text:p>8/27/2004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27T00:00:00">
            <text:p>8/27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27T00:00:00">
            <text:p>8/27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30T00:00:00">
            <text:p>8/30/2004</text:p>
          </table:table-cell>
          <table:table-cell table:style-name="ce21" office:value-type="string">
            <text:p>DUMPING TRASH ON HIGHWAY OR PRIVATE PROPERT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30T00:00:00">
            <text:p>8/30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31T00:00:00">
            <text:p>8/3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31T00:00:00">
            <text:p>8/31/2004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31T00:00:00">
            <text:p>8/31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31T00:00:00">
            <text:p>8/31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01T00:00:00">
            <text:p>10/1/201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02T00:00:00">
            <text:p>10/2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03T00:00:00">
            <text:p>10/3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03T00:00:00">
            <text:p>10/3/201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05T00:00:00">
            <text:p>10/5/201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05T00:00:00">
            <text:p>10/5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05T00:00:00">
            <text:p>10/5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06T00:00:00">
            <text:p>10/6/201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06T00:00:00">
            <text:p>10/6/201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07T00:00:00">
            <text:p>10/7/201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07T00:00:00">
            <text:p>10/7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08T00:00:00">
            <text:p>10/8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08T00:00:00">
            <text:p>10/8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09T00:00:00">
            <text:p>10/9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09T00:00:00">
            <text:p>10/9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09T00:00:00">
            <text:p>10/9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09T00:00:00">
            <text:p>10/9/201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0T00:00:00">
            <text:p>10/10/2015</text:p>
          </table:table-cell>
          <table:table-cell table:style-name="ce21" office:value-type="string">
            <text:p>CARRYING CONCEALED WEAPON -1ST OFFENS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0T00:00:00">
            <text:p>10/10/201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0T00:00:00">
            <text:p>10/10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0T00:00:00">
            <text:p>10/10/201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0T00:00:00">
            <text:p>10/10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0T00:00:00">
            <text:p>10/10/201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0T00:00:00">
            <text:p>10/10/2015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1T00:00:00">
            <text:p>10/11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2T00:00:00">
            <text:p>10/12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3T00:00:00">
            <text:p>10/13/201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3T00:00:00">
            <text:p>10/13/2015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3T00:00:00">
            <text:p>10/13/2015</text:p>
          </table:table-cell>
          <table:table-cell table:style-name="ce21" office:value-type="string">
            <text:p>OBTAINING MONEY BY FALSE PRETENSE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3T00:00:00">
            <text:p>10/13/2015</text:p>
          </table:table-cell>
          <table:table-cell table:style-name="ce21" office:value-type="string">
            <text:p>PETIT LARCENY -3RD OR SUBSQ OFFENS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4T00:00:00">
            <text:p>10/14/201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IDENTITY FRAUD &gt; $200 OR IMPRISONMENT OF VICTIM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IDENTITY FRAUD &gt; $200 OR IMPRISONMENT OF VICTIM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IDENTITY FRAUD &gt; $200 OR IMPRISONMENT OF VICTIM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6T00:00:00">
            <text:p>10/16/201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7T00:00:00">
            <text:p>10/17/201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7T00:00:00">
            <text:p>10/17/201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8T00:00:00">
            <text:p>10/18/2015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8T00:00:00">
            <text:p>10/18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8T00:00:00">
            <text:p>10/18/2015</text:p>
          </table:table-cell>
          <table:table-cell table:style-name="ce21" office:value-type="string">
            <text:p>DUMPING TRASH ON HIGHWAY OR PRIVATE PROPERT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9T00:00:00">
            <text:p>10/19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9T00:00:00">
            <text:p>10/19/2015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9T00:00:00">
            <text:p>10/19/2015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21T00:00:00">
            <text:p>10/21/201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22T00:00:00">
            <text:p>10/22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22T00:00:00">
            <text:p>10/22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22T00:00:00">
            <text:p>10/22/201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22T00:00:00">
            <text:p>10/22/201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22T00:00:00">
            <text:p>10/22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22T00:00:00">
            <text:p>10/22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22T00:00:00">
            <text:p>10/22/201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23T00:00:00">
            <text:p>10/23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23T00:00:00">
            <text:p>10/23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23T00:00:00">
            <text:p>10/23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23T00:00:00">
            <text:p>10/23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23T00:00:00">
            <text:p>10/23/201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24T00:00:00">
            <text:p>10/24/201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24T00:00:00">
            <text:p>10/24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25T00:00:00">
            <text:p>10/25/2015</text:p>
          </table:table-cell>
          <table:table-cell table:style-name="ce21" office:value-type="string">
            <text:p>FRAUD-BY PRESCRIPTION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25T00:00:00">
            <text:p>10/25/201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27T00:00:00">
            <text:p>10/27/2015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27T00:00:00">
            <text:p>10/27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27T00:00:00">
            <text:p>10/27/201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28T00:00:00">
            <text:p>10/28/201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28T00:00:00">
            <text:p>10/28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28T00:00:00">
            <text:p>10/28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29T00:00:00">
            <text:p>10/29/2015</text:p>
          </table:table-cell>
          <table:table-cell table:style-name="ce21" office:value-type="string">
            <text:p>CONTRIBUTING TO THE DELINQUENCY OF A MINOR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29T00:00:00">
            <text:p>10/29/201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29T00:00:00">
            <text:p>10/29/201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29T00:00:00">
            <text:p>10/29/2015</text:p>
          </table:table-cell>
          <table:table-cell table:style-name="ce21" office:value-type="string">
            <text:p>TOBACCO PRODUCTS - SALE OF PRODUCT TO PERSONS UNDE R  </text:p>
          </table:table-cell>
          <table:table-cell table:style-name="ce21" office:value-type="string">
            <text:p>GEORGE WASHINGTON MEMORIA L</text:p>
          </table:table-cell>
          <table:table-cell table:style-name="ce24" office:value-type="float" office:value="23693">
            <text:p>23693</text:p>
          </table:table-cell>
          <table:table-cell table:style-name="ce24" office:value-type="float" office:value="200">
            <text:p>200</text:p>
          </table:table-cell>
          <table:table-cell table:style-name="ce24" office:value-type="float" office:value="2">
            <text:p>2</text:p>
          </table:table-cell>
          <table:table-cell table:style-name="ce25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29T00:00:00">
            <text:p>10/29/2015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30T00:00:00">
            <text:p>10/30/201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30T00:00:00">
            <text:p>10/30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30T00:00:00">
            <text:p>10/30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01T00:00:00">
            <text:p>11/1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01T00:00:00">
            <text:p>11/1/201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01T00:00:00">
            <text:p>11/1/201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02T00:00:00">
            <text:p>11/2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03T00:00:00">
            <text:p>11/3/2015</text:p>
          </table:table-cell>
          <table:table-cell table:style-name="ce21" office:value-type="string">
            <text:p>FRAUD-TRICK,FALSE PRETENSE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03T00:00:00">
            <text:p>11/3/2015</text:p>
          </table:table-cell>
          <table:table-cell table:style-name="ce21" office:value-type="string">
            <text:p>ISSUING BAD CHECKS &lt;$200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03T00:00:00">
            <text:p>11/3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03T00:00:00">
            <text:p>11/3/201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04T00:00:00">
            <text:p>11/4/2015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04T00:00:00">
            <text:p>11/4/2015</text:p>
          </table:table-cell>
          <table:table-cell table:style-name="ce21" office:value-type="string">
            <text:p>FORGING COIN AND BANK NOTE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04T00:00:00">
            <text:p>11/4/201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04T00:00:00">
            <text:p>11/4/201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05T00:00:00">
            <text:p>11/5/2015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05T00:00:00">
            <text:p>11/5/201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05T00:00:00">
            <text:p>11/5/2015</text:p>
          </table:table-cell>
          <table:table-cell table:style-name="ce21" office:value-type="string">
            <text:p>TRESPASS ON CHURCH OR SCHOOL PROPERT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06T00:00:00">
            <text:p>11/6/201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06T00:00:00">
            <text:p>11/6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06T00:00:00">
            <text:p>11/6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06T00:00:00">
            <text:p>11/6/201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07T00:00:00">
            <text:p>11/7/201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07T00:00:00">
            <text:p>11/7/201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08T00:00:00">
            <text:p>11/8/2015</text:p>
          </table:table-cell>
          <table:table-cell table:style-name="ce21" office:value-type="string">
            <text:p>ARSON </text:p>
          </table:table-cell>
          <table:table-cell table:style-name="ce23" office:value-type="string">
            <text:p>GEORGE WASHINGTON MEMORIA L </text:p>
          </table:table-cell>
          <table:table-cell table:style-name="ce24" office:value-type="float" office:value="23693">
            <text:p>23693</text:p>
          </table:table-cell>
          <table:table-cell table:style-name="ce24" office:value-type="float" office:value="200">
            <text:p>20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10T00:00:00">
            <text:p>11/10/201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10T00:00:00">
            <text:p>11/10/201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11T00:00:00">
            <text:p>11/11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11T00:00:00">
            <text:p>11/11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12T00:00:00">
            <text:p>11/12/2015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12T00:00:00">
            <text:p>11/12/2015</text:p>
          </table:table-cell>
          <table:table-cell table:style-name="ce21" office:value-type="string">
            <text:p>LARCENY OR THEFT -3RD OR SUBSQ OFFENS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13T00:00:00">
            <text:p>11/13/201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13T00:00:00">
            <text:p>11/13/2015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13T00:00:00">
            <text:p>11/13/2015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15T00:00:00">
            <text:p>11/15/201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15T00:00:00">
            <text:p>11/15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15T00:00:00">
            <text:p>11/15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15T00:00:00">
            <text:p>11/15/201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16T00:00:00">
            <text:p>11/16/2015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16T00:00:00">
            <text:p>11/16/201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16T00:00:00">
            <text:p>11/16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18T00:00:00">
            <text:p>11/18/201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18T00:00:00">
            <text:p>11/18/2015</text:p>
          </table:table-cell>
          <table:table-cell table:style-name="ce21" office:value-type="string">
            <text:p>OBTAINING MONEY BY FALSE PRETENSE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19T00:00:00">
            <text:p>11/19/2015</text:p>
          </table:table-cell>
          <table:table-cell table:style-name="ce21" office:value-type="string">
            <text:p>DRIVING UNDER THE INFLUENCE,DRUG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19T00:00:00">
            <text:p>11/19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19T00:00:00">
            <text:p>11/19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19T00:00:00">
            <text:p>11/19/2015</text:p>
          </table:table-cell>
          <table:table-cell table:style-name="ce21" office:value-type="string">
            <text:p>POSSESS FIREARM WHILE IN POSSESSION OF DRUG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19T00:00:00">
            <text:p>11/19/2015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19T00:00:00">
            <text:p>11/19/201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19T00:00:00">
            <text:p>11/19/2015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20T00:00:00">
            <text:p>11/20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21T00:00:00">
            <text:p>11/21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22T00:00:00">
            <text:p>11/22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23T00:00:00">
            <text:p>11/23/201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23T00:00:00">
            <text:p>11/23/2015</text:p>
          </table:table-cell>
          <table:table-cell table:style-name="ce21" office:value-type="string">
            <text:p>DISCHARGE FIREARM OR MISSILE IN/AT OCCUPIED BLDG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23T00:00:00">
            <text:p>11/23/201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23T00:00:00">
            <text:p>11/23/2015</text:p>
          </table:table-cell>
          <table:table-cell table:style-name="ce21" office:value-type="string">
            <text:p>FRAUDUL USE BIRTH CERTIFICATE, DRIVERS LICENS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23T00:00:00">
            <text:p>11/23/201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23T00:00:00">
            <text:p>11/23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23T00:00:00">
            <text:p>11/23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24T00:00:00">
            <text:p>11/24/201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24T00:00:00">
            <text:p>11/24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24T00:00:00">
            <text:p>11/24/201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24T00:00:00">
            <text:p>11/24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24T00:00:00">
            <text:p>11/24/2015</text:p>
          </table:table-cell>
          <table:table-cell table:style-name="ce21" office:value-type="string">
            <text:p>GRAFFITI ,PRIVATE PROPERT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24T00:00:00">
            <text:p>11/24/2015</text:p>
          </table:table-cell>
          <table:table-cell table:style-name="ce21" office:value-type="string">
            <text:p>GRAFITTI, PUBLIC PROPERT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25T00:00:00">
            <text:p>11/25/201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25T00:00:00">
            <text:p>11/25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25T00:00:00">
            <text:p>11/25/2015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26T00:00:00">
            <text:p>11/26/2015</text:p>
          </table:table-cell>
          <table:table-cell table:style-name="ce21" office:value-type="string">
            <text:p>LARCENY, SHOPLIFTING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30T00:00:00">
            <text:p>11/30/201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01T00:00:00">
            <text:p>12/1/201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02T00:00:00">
            <text:p>12/2/201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02T00:00:00">
            <text:p>12/2/201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03T00:00:00">
            <text:p>12/3/201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04T00:00:00">
            <text:p>12/4/2015</text:p>
          </table:table-cell>
          <table:table-cell table:style-name="ce21" office:value-type="string">
            <text:p>OVERDOS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05T00:00:00">
            <text:p>12/5/2015</text:p>
          </table:table-cell>
          <table:table-cell table:style-name="ce21" office:value-type="string">
            <text:p>CONTRIBUTING TO THE DELINQUENCY OF A MINOR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05T00:00:00">
            <text:p>12/5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06T00:00:00">
            <text:p>12/6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06T00:00:00">
            <text:p>12/6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07T00:00:00">
            <text:p>12/7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07T00:00:00">
            <text:p>12/7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07T00:00:00">
            <text:p>12/7/201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08T00:00:00">
            <text:p>12/8/201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08T00:00:00">
            <text:p>12/8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08T00:00:00">
            <text:p>12/8/201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08T00:00:00">
            <text:p>12/8/201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09T00:00:00">
            <text:p>12/9/201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10T00:00:00">
            <text:p>12/10/201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11T00:00:00">
            <text:p>12/11/201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11T00:00:00">
            <text:p>12/11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13T00:00:00">
            <text:p>12/13/2015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14T00:00:00">
            <text:p>12/14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15T00:00:00">
            <text:p>12/15/201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15T00:00:00">
            <text:p>12/15/2015</text:p>
          </table:table-cell>
          <table:table-cell table:style-name="ce21" office:value-type="string">
            <text:p>BOMB THREAT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17T00:00:00">
            <text:p>12/17/201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18T00:00:00">
            <text:p>12/18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19T00:00:00">
            <text:p>12/19/2015</text:p>
          </table:table-cell>
          <table:table-cell table:style-name="ce21" office:value-type="string">
            <text:p>DEATH, ACCIDENTA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21T00:00:00">
            <text:p>12/21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21T00:00:00">
            <text:p>12/21/201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22T00:00:00">
            <text:p>12/22/201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22T00:00:00">
            <text:p>12/22/201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22T00:00:00">
            <text:p>12/22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23T00:00:00">
            <text:p>12/23/201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24T00:00:00">
            <text:p>12/24/201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25T00:00:00">
            <text:p>12/25/201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27T00:00:00">
            <text:p>12/27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29T00:00:00">
            <text:p>12/29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29T00:00:00">
            <text:p>12/29/2015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29T00:00:00">
            <text:p>12/29/201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30T00:00:00">
            <text:p>12/30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30T00:00:00">
            <text:p>12/30/201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29T00:00:00">
            <text:p>5/29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14T00:00:00">
            <text:p>7/14/2004</text:p>
          </table:table-cell>
          <table:table-cell table:style-name="ce21" office:value-type="string">
            <text:p>CARRYING CONCEALED WEAPON -1ST OFFENS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14T00:00:00">
            <text:p>7/14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29T00:00:00">
            <text:p>7/29/2004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29T00:00:00">
            <text:p>3/29/2004</text:p>
          </table:table-cell>
          <table:table-cell table:style-name="ce21" office:value-type="string">
            <text:p>NO DRIVERS LICENS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29T00:00:00">
            <text:p>3/29/2004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17T00:00:00">
            <text:p>5/17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17T00:00:00">
            <text:p>5/17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26T00:00:00">
            <text:p>8/26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26T00:00:00">
            <text:p>8/26/2004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26T00:00:00">
            <text:p>8/26/2004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24T00:00:00">
            <text:p>7/24/2004</text:p>
          </table:table-cell>
          <table:table-cell table:style-name="ce21" office:value-type="string">
            <text:p>CARRYING CONCEALED WEAPON -1ST OFFENS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24T00:00:00">
            <text:p>7/24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09T00:00:00">
            <text:p>5/9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09T00:00:00">
            <text:p>5/9/2004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09T00:00:00">
            <text:p>5/9/2004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08T00:00:00">
            <text:p>1/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11T00:00:00">
            <text:p>3/11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18T00:00:00">
            <text:p>6/18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03T00:00:00">
            <text:p>7/3/2004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16T00:00:00">
            <text:p>6/16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05T00:00:00">
            <text:p>12/5/201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05T00:00:00">
            <text:p>12/5/2015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03T00:00:00">
            <text:p>11/3/201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17T00:00:00">
            <text:p>5/17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28T00:00:00">
            <text:p>2/28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01T00:00:00">
            <text:p>1/1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01T00:00:00">
            <text:p>1/1/2004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01T00:00:00">
            <text:p>1/1/2004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7T00:00:00">
            <text:p>10/17/201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21T00:00:00">
            <text:p>11/21/201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21T00:00:00">
            <text:p>11/21/2015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07T00:00:00">
            <text:p>3/7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09T00:00:00">
            <text:p>5/9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09T00:00:00">
            <text:p>5/9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11T00:00:00">
            <text:p>5/11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15T00:00:00">
            <text:p>11/15/2015</text:p>
          </table:table-cell>
          <table:table-cell table:style-name="ce21" office:value-type="string">
            <text:p>AGGRESIVE DRIVING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15T00:00:00">
            <text:p>11/15/2015</text:p>
          </table:table-cell>
          <table:table-cell table:style-name="ce21" office:value-type="string">
            <text:p>THROWING OBJECT AT MOVING VEHIC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08T00:00:00">
            <text:p>7/8/2004</text:p>
          </table:table-cell>
          <table:table-cell table:style-name="ce21" office:value-type="string">
            <text:p>SALE, DISTRIBUTE MARIJUANA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04T00:00:00">
            <text:p>12/4/2015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04T00:00:00">
            <text:p>12/4/201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04T00:00:00">
            <text:p>12/4/2015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26T00:00:00">
            <text:p>12/26/201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28T00:00:00">
            <text:p>3/28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07T00:00:00">
            <text:p>5/7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18T00:00:00">
            <text:p>12/18/201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08T00:00:00">
            <text:p>8/8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08T00:00:00">
            <text:p>8/8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23T00:00:00">
            <text:p>5/23/2004</text:p>
          </table:table-cell>
          <table:table-cell table:style-name="ce21" office:value-type="string">
            <text:p>DRUGS, PWID MARIJUANA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16T00:00:00">
            <text:p>11/16/201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16T00:00:00">
            <text:p>11/16/201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08T00:00:00">
            <text:p>1/8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02T00:00:00">
            <text:p>3/2/2004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16T00:00:00">
            <text:p>3/16/2004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18T00:00:00">
            <text:p>3/18/2004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08T00:00:00">
            <text:p>8/8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30T00:00:00">
            <text:p>12/30/201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29T00:00:00">
            <text:p>2/29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29T00:00:00">
            <text:p>2/29/2004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28T00:00:00">
            <text:p>8/28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01T00:00:00">
            <text:p>11/1/201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01T00:00:00">
            <text:p>11/1/2015</text:p>
          </table:table-cell>
          <table:table-cell table:style-name="ce21" office:value-type="string">
            <text:p>RECKLESS DRIVING - EXCESSIVE SPEED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01T00:00:00">
            <text:p>11/1/2015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15T00:00:00">
            <text:p>11/15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28T00:00:00">
            <text:p>5/28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28T00:00:00">
            <text:p>5/28/2004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10T00:00:00">
            <text:p>12/10/2015</text:p>
          </table:table-cell>
          <table:table-cell table:style-name="ce21" office:value-type="string">
            <text:p>ROBBER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08T00:00:00">
            <text:p>1/8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08T00:00:00">
            <text:p>1/8/2004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08T00:00:00">
            <text:p>2/8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22T00:00:00">
            <text:p>3/22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22T00:00:00">
            <text:p>3/22/2004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19T00:00:00">
            <text:p>6/19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14T00:00:00">
            <text:p>1/14/2004</text:p>
          </table:table-cell>
          <table:table-cell table:style-name="ce21" office:value-type="string">
            <text:p>AGGRESIVE DRIVING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15T00:00:00">
            <text:p>2/15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17T00:00:00">
            <text:p>2/1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11T00:00:00">
            <text:p>5/1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03T00:00:00">
            <text:p>7/3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05T00:00:00">
            <text:p>12/5/2015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23T00:00:00">
            <text:p>7/23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11T00:00:00">
            <text:p>2/1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20T00:00:00">
            <text:p>3/20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28T00:00:00">
            <text:p>5/28/2004</text:p>
          </table:table-cell>
          <table:table-cell table:style-name="ce21" office:value-type="string">
            <text:p>CARRYING CONCEALED WEAPON -1ST OFFENS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28T00:00:00">
            <text:p>5/28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28T00:00:00">
            <text:p>5/28/2004</text:p>
          </table:table-cell>
          <table:table-cell table:style-name="ce21" office:value-type="string">
            <text:p>OPERATE MOTOR VEH -HABIT OFFENDR ENDANGER OR DUI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28T00:00:00">
            <text:p>5/28/2004</text:p>
          </table:table-cell>
          <table:table-cell table:style-name="ce21" office:value-type="string">
            <text:p>POSSESSION OF SCHEDULE I,II CONTROLLED SUB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31T00:00:00">
            <text:p>5/31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01T00:00:00">
            <text:p>6/1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24T00:00:00">
            <text:p>7/24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24T00:00:00">
            <text:p>3/24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21T00:00:00">
            <text:p>2/21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05T00:00:00">
            <text:p>5/5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27T00:00:00">
            <text:p>6/27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22T00:00:00">
            <text:p>8/22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22T00:00:00">
            <text:p>8/22/2004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22T00:00:00">
            <text:p>8/22/2004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12T00:00:00">
            <text:p>12/12/201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12T00:00:00">
            <text:p>12/12/201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03T00:00:00">
            <text:p>5/3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03T00:00:00">
            <text:p>5/3/2004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24T00:00:00">
            <text:p>11/24/201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24T00:00:00">
            <text:p>11/24/201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24T00:00:00">
            <text:p>11/24/2015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08T00:00:00">
            <text:p>2/8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08T00:00:00">
            <text:p>2/8/2004</text:p>
          </table:table-cell>
          <table:table-cell table:style-name="ce21" office:value-type="string">
            <text:p>ELUDING POLI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08T00:00:00">
            <text:p>2/8/2004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08T00:00:00">
            <text:p>2/8/2004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10T00:00:00">
            <text:p>7/10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10T00:00:00">
            <text:p>7/10/2004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22T00:00:00">
            <text:p>7/22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22T00:00:00">
            <text:p>7/22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24T00:00:00">
            <text:p>7/24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15T00:00:00">
            <text:p>2/15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15T00:00:00">
            <text:p>2/15/2004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22T00:00:00">
            <text:p>12/22/2015</text:p>
          </table:table-cell>
          <table:table-cell table:style-name="ce21" office:value-type="string">
            <text:p>DRINKING WHILE OPERATING MOTOR VEHIC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22T00:00:00">
            <text:p>12/22/201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22T00:00:00">
            <text:p>12/22/201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30T00:00:00">
            <text:p>12/30/201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30T00:00:00">
            <text:p>12/30/201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26T00:00:00">
            <text:p>8/26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19T00:00:00">
            <text:p>12/19/2015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19T00:00:00">
            <text:p>12/19/201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17T00:00:00">
            <text:p>2/17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06T00:00:00">
            <text:p>1/6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06T00:00:00">
            <text:p>1/6/2004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01T00:00:00">
            <text:p>5/1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01T00:00:00">
            <text:p>5/1/2004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22T00:00:00">
            <text:p>1/22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22T00:00:00">
            <text:p>1/22/2004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6T00:00:00">
            <text:p>10/16/201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29T00:00:00">
            <text:p>4/29/2004</text:p>
          </table:table-cell>
          <table:table-cell table:style-name="ce21" office:value-type="string">
            <text:p>CONSPIRACY TO VIOLATE DRUG CONTROL ACT -FELO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24T00:00:00">
            <text:p>5/24/2004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24T00:00:00">
            <text:p>5/24/2004</text:p>
          </table:table-cell>
          <table:table-cell table:style-name="ce21" office:value-type="string">
            <text:p>VEHICLE REGISTRATION VIOLATION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03T00:00:00">
            <text:p>8/3/2004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03T00:00:00">
            <text:p>8/3/2004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27T00:00:00">
            <text:p>10/27/201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27T00:00:00">
            <text:p>10/27/201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08T00:00:00">
            <text:p>11/8/2015</text:p>
          </table:table-cell>
          <table:table-cell table:style-name="ce21" office:value-type="string">
            <text:p>CURFEW VIOLATION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08T00:00:00">
            <text:p>11/8/2015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07T00:00:00">
            <text:p>12/7/2015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31T00:00:00">
            <text:p>8/31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31T00:00:00">
            <text:p>8/31/2004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25T00:00:00">
            <text:p>2/25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25T00:00:00">
            <text:p>2/25/2004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15T00:00:00">
            <text:p>8/15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09T00:00:00">
            <text:p>6/9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22T00:00:00">
            <text:p>11/22/201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25T00:00:00">
            <text:p>11/25/2015</text:p>
          </table:table-cell>
          <table:table-cell table:style-name="ce21" office:value-type="string">
            <text:p>DRIVING AFTER FORFEITURE OF LICENS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25T00:00:00">
            <text:p>11/25/201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25T00:00:00">
            <text:p>11/25/201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25T00:00:00">
            <text:p>11/25/2015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17T00:00:00">
            <text:p>4/17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23T00:00:00">
            <text:p>1/23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23T00:00:00">
            <text:p>1/23/2004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22T00:00:00">
            <text:p>2/22/2004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01T00:00:00">
            <text:p>2/1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01T00:00:00">
            <text:p>2/1/2004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20T00:00:00">
            <text:p>5/20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01T00:00:00">
            <text:p>6/1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01T00:00:00">
            <text:p>6/1/2004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01T00:00:00">
            <text:p>6/1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07T00:00:00">
            <text:p>7/7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10T00:00:00">
            <text:p>8/1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09T00:00:00">
            <text:p>7/9/2004</text:p>
          </table:table-cell>
          <table:table-cell table:style-name="ce21" office:value-type="string">
            <text:p>DRUGS, PWID MARIJUANA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23T00:00:00">
            <text:p>4/23/2004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19T00:00:00">
            <text:p>3/19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01T00:00:00">
            <text:p>7/1/2004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30T00:00:00">
            <text:p>3/30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30T00:00:00">
            <text:p>3/30/2004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30T00:00:00">
            <text:p>8/3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28T00:00:00">
            <text:p>8/28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15T00:00:00">
            <text:p>1/15/2004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02T00:00:00">
            <text:p>5/2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02T00:00:00">
            <text:p>5/2/2004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13T00:00:00">
            <text:p>3/13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13T00:00:00">
            <text:p>3/13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28T00:00:00">
            <text:p>6/28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25T00:00:00">
            <text:p>7/25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10T00:00:00">
            <text:p>5/10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10T00:00:00">
            <text:p>5/10/2004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20T00:00:00">
            <text:p>8/20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07T00:00:00">
            <text:p>5/7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29T00:00:00">
            <text:p>4/29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11T00:00:00">
            <text:p>2/11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13T00:00:00">
            <text:p>1/13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13T00:00:00">
            <text:p>1/13/2004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19T00:00:00">
            <text:p>2/19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10T00:00:00">
            <text:p>4/10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31T00:00:00">
            <text:p>8/31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24T00:00:00">
            <text:p>4/24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24T00:00:00">
            <text:p>8/2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01T00:00:00">
            <text:p>7/1/2004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29T00:00:00">
            <text:p>2/29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06T00:00:00">
            <text:p>7/6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02T00:00:00">
            <text:p>1/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11T00:00:00">
            <text:p>4/11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31T00:00:00">
            <text:p>7/31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31T00:00:00">
            <text:p>7/31/2004</text:p>
          </table:table-cell>
          <table:table-cell table:style-name="ce21" office:value-type="string">
            <text:p>OPERATE MOTOR VEHICLE -HABITUAL OFFENDER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31T00:00:00">
            <text:p>7/31/2004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23T00:00:00">
            <text:p>5/23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18T00:00:00">
            <text:p>1/18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18T00:00:00">
            <text:p>1/18/2004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24T00:00:00">
            <text:p>7/24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07T00:00:00">
            <text:p>5/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23T00:00:00">
            <text:p>2/23/2004</text:p>
          </table:table-cell>
          <table:table-cell table:style-name="ce21" office:value-type="string">
            <text:p>ASSAULT &amp; BATTERY -POLICE OFCR OR FIREFIGHTER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20T00:00:00">
            <text:p>4/20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20T00:00:00">
            <text:p>4/2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25T00:00:00">
            <text:p>3/25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02T00:00:00">
            <text:p>3/2/2004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30T00:00:00">
            <text:p>7/30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30T00:00:00">
            <text:p>7/30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16T00:00:00">
            <text:p>12/16/201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02T00:00:00">
            <text:p>3/2/2004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29T00:00:00">
            <text:p>3/29/2004</text:p>
          </table:table-cell>
          <table:table-cell table:style-name="ce21" office:value-type="string">
            <text:p>ELUDING POLICE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22T00:00:00">
            <text:p>2/22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 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04T00:00:00">
            <text:p>10/4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LENKINCHLEY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03">
            <text:p>203</text:p>
          </table:table-cell>
        </table:table-row>
        <table:table-row table:style-name="ro2">
          <table:table-cell table:style-name="ce22" office:value-type="date" office:date-value="2004-04-26T00:00:00">
            <text:p>4/2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REENLAN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1">
            <text:p>191</text:p>
          </table:table-cell>
        </table:table-row>
        <table:table-row table:style-name="ro2">
          <table:table-cell table:style-name="ce22" office:value-type="date" office:date-value="2004-05-26T00:00:00">
            <text:p>5/2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REENLAN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1">
            <text:p>191</text:p>
          </table:table-cell>
        </table:table-row>
        <table:table-row table:style-name="ro2">
          <table:table-cell table:style-name="ce22" office:value-type="date" office:date-value="2004-07-16T00:00:00">
            <text:p>7/16/2004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GREENLAN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1">
            <text:p>191</text:p>
          </table:table-cell>
        </table:table-row>
        <table:table-row table:style-name="ro2">
          <table:table-cell table:style-name="ce22" office:value-type="date" office:date-value="2004-08-13T00:00:00">
            <text:p>8/13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REENLAN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1">
            <text:p>191</text:p>
          </table:table-cell>
        </table:table-row>
        <table:table-row table:style-name="ro2">
          <table:table-cell table:style-name="ce22" office:value-type="date" office:date-value="2004-08-31T00:00:00">
            <text:p>8/3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REENLAN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1">
            <text:p>191</text:p>
          </table:table-cell>
        </table:table-row>
        <table:table-row table:style-name="ro2">
          <table:table-cell table:style-name="ce22" office:value-type="date" office:date-value="2004-02-08T00:00:00">
            <text:p>2/8/2004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GRINDSTONE TUR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4">
            <text:p>64</text:p>
          </table:table-cell>
        </table:table-row>
        <table:table-row table:style-name="ro2">
          <table:table-cell table:style-name="ce22" office:value-type="date" office:date-value="2004-02-10T00:00:00">
            <text:p>2/10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RINDSTONE TUR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4">
            <text:p>64</text:p>
          </table:table-cell>
        </table:table-row>
        <table:table-row table:style-name="ro2">
          <table:table-cell table:style-name="ce22" office:value-type="date" office:date-value="2004-03-15T00:00:00">
            <text:p>3/15/2004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GRINDSTONE TUR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4">
            <text:p>64</text:p>
          </table:table-cell>
        </table:table-row>
        <table:table-row table:style-name="ro2">
          <table:table-cell table:style-name="ce22" office:value-type="date" office:date-value="2004-03-15T00:00:00">
            <text:p>3/15/2004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RINDSTONE TUR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4">
            <text:p>64</text:p>
          </table:table-cell>
        </table:table-row>
        <table:table-row table:style-name="ro2">
          <table:table-cell table:style-name="ce22" office:value-type="date" office:date-value="2004-03-15T00:00:00">
            <text:p>3/15/2004</text:p>
          </table:table-cell>
          <table:table-cell table:style-name="ce21" office:value-type="string">
            <text:p>STALKING </text:p>
          </table:table-cell>
          <table:table-cell table:style-name="ce21" office:value-type="string">
            <text:p>GRINDSTONE TUR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4">
            <text:p>64</text:p>
          </table:table-cell>
        </table:table-row>
        <table:table-row table:style-name="ro2">
          <table:table-cell table:style-name="ce22" office:value-type="date" office:date-value="2004-08-11T00:00:00">
            <text:p>8/11/2004</text:p>
          </table:table-cell>
          <table:table-cell table:style-name="ce21" office:value-type="string">
            <text:p>FALSELY SUMMONS OR FALSE REPORT TO POLICE </text:p>
          </table:table-cell>
          <table:table-cell table:style-name="ce21" office:value-type="string">
            <text:p>GRINDSTONE TUR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4">
            <text:p>64</text:p>
          </table:table-cell>
        </table:table-row>
        <table:table-row table:style-name="ro2">
          <table:table-cell table:style-name="ce22" office:value-type="date" office:date-value="2004-04-07T00:00:00">
            <text:p>4/7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LLES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8">
            <text:p>168</text:p>
          </table:table-cell>
        </table:table-row>
        <table:table-row table:style-name="ro2">
          <table:table-cell table:style-name="ce22" office:value-type="date" office:date-value="2004-04-07T00:00:00">
            <text:p>4/7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HALLES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8">
            <text:p>168</text:p>
          </table:table-cell>
        </table:table-row>
        <table:table-row table:style-name="ro2">
          <table:table-cell table:style-name="ce22" office:value-type="date" office:date-value="2004-05-30T00:00:00">
            <text:p>5/30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HALLES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8">
            <text:p>168</text:p>
          </table:table-cell>
        </table:table-row>
        <table:table-row table:style-name="ro2">
          <table:table-cell table:style-name="ce22" office:value-type="date" office:date-value="2004-03-27T00:00:00">
            <text:p>3/27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MLET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2">
            <text:p>192</text:p>
          </table:table-cell>
        </table:table-row>
        <table:table-row table:style-name="ro2">
          <table:table-cell table:style-name="ce22" office:value-type="date" office:date-value="2004-01-15T00:00:00">
            <text:p>1/15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19T00:00:00">
            <text:p>1/19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19T00:00:00">
            <text:p>1/19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19T00:00:00">
            <text:p>1/19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01T00:00:00">
            <text:p>2/1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04T00:00:00">
            <text:p>2/4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04T00:00:00">
            <text:p>2/4/2004</text:p>
          </table:table-cell>
          <table:table-cell table:style-name="ce21" office:value-type="string">
            <text:p>OVERDOS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13T00:00:00">
            <text:p>2/13/2004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13T00:00:00">
            <text:p>2/13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18T00:00:00">
            <text:p>2/18/2004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19T00:00:00">
            <text:p>2/19/2004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27T00:00:00">
            <text:p>2/27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04T00:00:00">
            <text:p>3/4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09T00:00:00">
            <text:p>3/9/2004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10T00:00:00">
            <text:p>3/10/2004</text:p>
          </table:table-cell>
          <table:table-cell table:style-name="ce21" office:value-type="string">
            <text:p>DRIVING AFTER FORFEITURE OF LICENS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10T00:00:00">
            <text:p>3/10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10T00:00:00">
            <text:p>3/10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11T00:00:00">
            <text:p>3/11/2004</text:p>
          </table:table-cell>
          <table:table-cell table:style-name="ce21" office:value-type="string">
            <text:p>CURSING/OBSCENE LANGUAG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29T00:00:00">
            <text:p>3/29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08T00:00:00">
            <text:p>4/8/2004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12T00:00:00">
            <text:p>4/12/2004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13T00:00:00">
            <text:p>4/13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21T00:00:00">
            <text:p>4/2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04T00:00:00">
            <text:p>5/4/2004</text:p>
          </table:table-cell>
          <table:table-cell table:style-name="ce21" office:value-type="string">
            <text:p>ISSUING BAD CHECKS &lt;$200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04T00:00:00">
            <text:p>5/4/2004</text:p>
          </table:table-cell>
          <table:table-cell table:style-name="ce21" office:value-type="string">
            <text:p>ISSUING BAD CHECKS &gt;=$200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16T00:00:00">
            <text:p>5/16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16T00:00:00">
            <text:p>5/16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21T00:00:00">
            <text:p>5/21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22T00:00:00">
            <text:p>5/22/2004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22T00:00:00">
            <text:p>5/22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26T00:00:00">
            <text:p>5/26/2004</text:p>
          </table:table-cell>
          <table:table-cell table:style-name="ce21" office:value-type="string">
            <text:p>ISSUING BAD CHECKS &gt;=$200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06T00:00:00">
            <text:p>6/6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09T00:00:00">
            <text:p>6/9/2004</text:p>
          </table:table-cell>
          <table:table-cell table:style-name="ce21" office:value-type="string">
            <text:p>CURSING/OBSCENE LANGUAG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14T00:00:00">
            <text:p>6/14/2004</text:p>
          </table:table-cell>
          <table:table-cell table:style-name="ce21" office:value-type="string">
            <text:p>AWOL - MILITAR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15T00:00:00">
            <text:p>6/15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05T00:00:00">
            <text:p>7/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06T00:00:00">
            <text:p>7/6/2004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06T00:00:00">
            <text:p>7/6/2004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10T00:00:00">
            <text:p>7/1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11T00:00:00">
            <text:p>7/11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15T00:00:00">
            <text:p>7/15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02T00:00:00">
            <text:p>8/2/2004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02T00:00:00">
            <text:p>8/2/2004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03T00:00:00">
            <text:p>8/3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07T00:00:00">
            <text:p>8/7/2004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16T00:00:00">
            <text:p>8/16/2004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21T00:00:00">
            <text:p>8/21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24T00:00:00">
            <text:p>8/24/2004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24T00:00:00">
            <text:p>8/24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26T00:00:00">
            <text:p>8/26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26T00:00:00">
            <text:p>8/26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29T00:00:00">
            <text:p>8/29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31T00:00:00">
            <text:p>8/31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01T00:00:00">
            <text:p>10/1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01T00:00:00">
            <text:p>10/1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06T00:00:00">
            <text:p>10/6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IDENTITY FRAUD &gt; $200 OR IMPRISONMENT OF VICTIM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IDENTITY FRAUD &gt; $200 OR IMPRISONMENT OF VICTIM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IDENTITY FRAUD &gt; $200 OR IMPRISONMENT OF VICTIM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IDENTITY FRAUD &gt; $200 OR IMPRISONMENT OF VICTIM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IDENTITY FRAUD &gt; $200 OR IMPRISONMENT OF VICTIM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IDENTITY FRAUD &gt; $200 OR IMPRISONMENT OF VICTIM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IDENTITY FRAUD &gt; $200 OR IMPRISONMENT OF VICTIM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IDENTITY FRAUD &gt; $200 OR IMPRISONMENT OF VICTIM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IDENTITY FRAUD &gt; $200 OR IMPRISONMENT OF VICTIM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IDENTITY FRAUD &gt; $200 OR IMPRISONMENT OF VICTIM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IDENTITY FRAUD &gt; $200 OR IMPRISONMENT OF VICTIM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6T00:00:00">
            <text:p>10/16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25T00:00:00">
            <text:p>10/25/201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01T00:00:00">
            <text:p>11/1/2015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02T00:00:00">
            <text:p>11/2/201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05T00:00:00">
            <text:p>11/5/201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14T00:00:00">
            <text:p>11/14/2015</text:p>
          </table:table-cell>
          <table:table-cell table:style-name="ce21" office:value-type="string">
            <text:p>THROWING OBJECT AT MOVING VEHICL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14T00:00:00">
            <text:p>11/14/2015</text:p>
          </table:table-cell>
          <table:table-cell table:style-name="ce21" office:value-type="string">
            <text:p>THROWING OBJECT AT MOVING VEHICL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23T00:00:00">
            <text:p>11/23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03T00:00:00">
            <text:p>12/3/2015</text:p>
          </table:table-cell>
          <table:table-cell table:style-name="ce21" office:value-type="string">
            <text:p>ARSON </text:p>
          </table:table-cell>
          <table:table-cell table:style-name="ce23" office:value-type="string">
            <text:p>HAMPTON HIGHWAY </text:p>
          </table:table-cell>
          <table:table-cell table:style-name="ce24" office:value-type="float" office:value="23693">
            <text:p>23693</text:p>
          </table:table-cell>
          <table:table-cell table:style-name="ce24" office:value-type="float" office:value="100">
            <text:p>10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03T00:00:00">
            <text:p>12/3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04T00:00:00">
            <text:p>12/4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22T00:00:00">
            <text:p>12/22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29T00:00:00">
            <text:p>12/29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16T00:00:00">
            <text:p>5/16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HAMPTON HIGHWAY &amp; AUTUMN W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13T00:00:00">
            <text:p>11/13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MPTON HIGHWAY &amp; BEECHWO O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30T00:00:00">
            <text:p>5/30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HAMPTON HIGHWAY &amp; BIG BETHE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30T00:00:00">
            <text:p>5/30/2004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HAMPTON HIGHWAY &amp; BIG BETHE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30T00:00:00">
            <text:p>5/30/2004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HAMPTON HIGHWAY &amp; BIG BETHE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20T00:00:00">
            <text:p>6/20/2004</text:p>
          </table:table-cell>
          <table:table-cell table:style-name="ce21" office:value-type="string">
            <text:p>DUI -THIRD OR SUBSEQUENT OFFENSE </text:p>
          </table:table-cell>
          <table:table-cell table:style-name="ce21" office:value-type="string">
            <text:p>HAMPTON HIGHWAY &amp; BIG BETHE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13T00:00:00">
            <text:p>7/13/2004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HAMPTON HIGHWAY &amp; BIG BETHE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30T00:00:00">
            <text:p>12/30/2015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HAMPTON HIGHWAY &amp; COVENTR 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6T00:00:00">
            <text:p>10/16/201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HAMPTON HIGHWAY &amp; FIRST STR 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6T00:00:00">
            <text:p>10/16/2015</text:p>
          </table:table-cell>
          <table:table-cell table:style-name="ce21" office:value-type="string">
            <text:p>ELUDING POLICE </text:p>
          </table:table-cell>
          <table:table-cell table:style-name="ce21" office:value-type="string">
            <text:p>HAMPTON HIGHWAY &amp; FIRST STR 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7T00:00:00">
            <text:p>10/17/2015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HAMPTON HIGHWAY &amp; FIRST STR 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22T00:00:00">
            <text:p>1/2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MPTON HIGHWAY &amp; LONG GRE 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22T00:00:00">
            <text:p>10/22/2015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HAMPTON HIGHWAY &amp; LONG GRE 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26T00:00:00">
            <text:p>10/26/2015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HAMPTON HIGHWAY &amp; LONG GRE 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26T00:00:00">
            <text:p>10/26/2015</text:p>
          </table:table-cell>
          <table:table-cell table:style-name="ce21" office:value-type="string">
            <text:p>ELUDING POLICE </text:p>
          </table:table-cell>
          <table:table-cell table:style-name="ce21" office:value-type="string">
            <text:p>HAMPTON HIGHWAY &amp; LONG GRE 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26T00:00:00">
            <text:p>10/26/201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HAMPTON HIGHWAY &amp; LONG GRE 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23T00:00:00">
            <text:p>3/23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HAMPTON HIGHWAY &amp; OAK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07T00:00:00">
            <text:p>2/7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HAMPTON HIGHWAY &amp; OWEN DA V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07T00:00:00">
            <text:p>2/7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HAMPTON HIGHWAY &amp; OWEN DA V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17T00:00:00">
            <text:p>12/17/2015</text:p>
          </table:table-cell>
          <table:table-cell table:style-name="ce21" office:value-type="string">
            <text:p>RECKLESS DRIVING - EXCESSIVE SPEED </text:p>
          </table:table-cell>
          <table:table-cell table:style-name="ce21" office:value-type="string">
            <text:p>HAMPTON HIGHWAY &amp; PARKWOO 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21T00:00:00">
            <text:p>2/21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HAMPTON HIGHWAY &amp; ST. CLAIR C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21T00:00:00">
            <text:p>2/21/2004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HAMPTON HIGHWAY &amp; ST. CLAIR C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22T00:00:00">
            <text:p>12/22/2015</text:p>
          </table:table-cell>
          <table:table-cell table:style-name="ce21" office:value-type="string">
            <text:p>DRUGS, PWID COCAINE </text:p>
          </table:table-cell>
          <table:table-cell table:style-name="ce21" office:value-type="string">
            <text:p>HAMPTON HIGHWAY &amp; THOREU CIR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22T00:00:00">
            <text:p>12/22/2015</text:p>
          </table:table-cell>
          <table:table-cell table:style-name="ce21" office:value-type="string">
            <text:p>POSSESS FIREARM WHILE IN POSSESSION OF DRUGS </text:p>
          </table:table-cell>
          <table:table-cell table:style-name="ce21" office:value-type="string">
            <text:p>HAMPTON HIGHWAY &amp; THOREU CIR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08T00:00:00">
            <text:p>5/8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HAMPTON HIGHWAY &amp; YORKTOW 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08T00:00:00">
            <text:p>5/8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HAMPTON HIGHWAY &amp; YORKTOW 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25T00:00:00">
            <text:p>10/25/201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HAMPTON HIGHWAY, SHEL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22T00:00:00">
            <text:p>10/22/201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HAMPTON HIGHWAY, YMCA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04T00:00:00">
            <text:p>6/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MPTON HWY &amp; OWEN DAVIS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20T00:00:00">
            <text:p>4/20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HAMPTON/YORK COUNTY LI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30T00:00:00">
            <text:p>10/30/201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HARVEST LAKE POO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7">
            <text:p>157</text:p>
          </table:table-cell>
        </table:table-row>
        <table:table-row table:style-name="ro2">
          <table:table-cell table:style-name="ce22" office:value-type="date" office:date-value="2004-06-21T00:00:00">
            <text:p>6/21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HATCHER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style-name="ce22" office:value-type="date" office:date-value="2004-07-23T00:00:00">
            <text:p>7/23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EATH PL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2" office:value-type="date" office:date-value="2004-02-28T00:00:00">
            <text:p>2/28/2004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HEATHER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2">
            <text:p>122</text:p>
          </table:table-cell>
        </table:table-row>
        <table:table-row table:style-name="ro2">
          <table:table-cell table:style-name="ce22" office:value-type="date" office:date-value="2004-08-15T00:00:00">
            <text:p>8/15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HEATHER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2">
            <text:p>122</text:p>
          </table:table-cell>
        </table:table-row>
        <table:table-row table:style-name="ro2">
          <table:table-cell table:style-name="ce22" office:value-type="date" office:date-value="2015-10-16T00:00:00">
            <text:p>10/16/201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HEATHER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2">
            <text:p>122</text:p>
          </table:table-cell>
        </table:table-row>
        <table:table-row table:style-name="ro2">
          <table:table-cell table:style-name="ce22" office:value-type="date" office:date-value="2015-10-16T00:00:00">
            <text:p>10/16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EATHER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2">
            <text:p>122</text:p>
          </table:table-cell>
        </table:table-row>
        <table:table-row table:style-name="ro2">
          <table:table-cell table:style-name="ce22" office:value-type="date" office:date-value="2015-10-16T00:00:00">
            <text:p>10/16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EATHER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2">
            <text:p>122</text:p>
          </table:table-cell>
        </table:table-row>
        <table:table-row table:style-name="ro2">
          <table:table-cell table:style-name="ce22" office:value-type="date" office:date-value="2015-10-16T00:00:00">
            <text:p>10/16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HEATHER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2">
            <text:p>122</text:p>
          </table:table-cell>
        </table:table-row>
        <table:table-row table:style-name="ro2">
          <table:table-cell table:style-name="ce22" office:value-type="date" office:date-value="2015-10-25T00:00:00">
            <text:p>10/25/201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HEATHER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2">
            <text:p>122</text:p>
          </table:table-cell>
        </table:table-row>
        <table:table-row table:style-name="ro2">
          <table:table-cell table:style-name="ce22" office:value-type="date" office:date-value="2015-12-09T00:00:00">
            <text:p>12/9/201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HEATHER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2">
            <text:p>122</text:p>
          </table:table-cell>
        </table:table-row>
        <table:table-row table:style-name="ro2">
          <table:table-cell table:style-name="ce22" office:value-type="date" office:date-value="2015-11-01T00:00:00">
            <text:p>11/1/2015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HEATHER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2">
            <text:p>122</text:p>
          </table:table-cell>
        </table:table-row>
        <table:table-row table:style-name="ro2">
          <table:table-cell table:style-name="ce22" office:value-type="date" office:date-value="2004-03-16T00:00:00">
            <text:p>3/16/2004</text:p>
          </table:table-cell>
          <table:table-cell table:style-name="ce21" office:value-type="string">
            <text:p>TAMPERING WITH AUTO </text:p>
          </table:table-cell>
          <table:table-cell table:style-name="ce21" office:value-type="string">
            <text:p>HEAVENS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4">
            <text:p>114</text:p>
          </table:table-cell>
        </table:table-row>
        <table:table-row table:style-name="ro2">
          <table:table-cell table:style-name="ce22" office:value-type="date" office:date-value="2004-04-27T00:00:00">
            <text:p>4/27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EAVENS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4">
            <text:p>114</text:p>
          </table:table-cell>
        </table:table-row>
        <table:table-row table:style-name="ro2">
          <table:table-cell table:style-name="ce22" office:value-type="date" office:date-value="2004-06-22T00:00:00">
            <text:p>6/22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EAVENS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4">
            <text:p>114</text:p>
          </table:table-cell>
        </table:table-row>
        <table:table-row table:style-name="ro2">
          <table:table-cell table:style-name="ce22" office:value-type="date" office:date-value="2004-01-24T00:00:00">
            <text:p>1/2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EDGEROW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6">
            <text:p>66</text:p>
          </table:table-cell>
        </table:table-row>
        <table:table-row table:style-name="ro2">
          <table:table-cell table:style-name="ce22" office:value-type="date" office:date-value="2004-02-05T00:00:00">
            <text:p>2/5/2004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HEDGEROW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6">
            <text:p>66</text:p>
          </table:table-cell>
        </table:table-row>
        <table:table-row table:style-name="ro2">
          <table:table-cell table:style-name="ce22" office:value-type="date" office:date-value="2004-08-16T00:00:00">
            <text:p>8/16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HEDGEROW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6">
            <text:p>66</text:p>
          </table:table-cell>
        </table:table-row>
        <table:table-row table:style-name="ro2">
          <table:table-cell table:style-name="ce22" office:value-type="date" office:date-value="2004-08-16T00:00:00">
            <text:p>8/16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HEDGEROW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6">
            <text:p>66</text:p>
          </table:table-cell>
        </table:table-row>
        <table:table-row table:style-name="ro2">
          <table:table-cell table:style-name="ce22" office:value-type="date" office:date-value="2015-10-21T00:00:00">
            <text:p>10/21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HEDGEROW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6">
            <text:p>66</text:p>
          </table:table-cell>
        </table:table-row>
        <table:table-row table:style-name="ro2">
          <table:table-cell table:style-name="ce22" office:value-type="date" office:date-value="2004-06-23T00:00:00">
            <text:p>6/23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EMLOCK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8">
            <text:p>98</text:p>
          </table:table-cell>
        </table:table-row>
        <table:table-row table:style-name="ro2">
          <table:table-cell table:style-name="ce22" office:value-type="date" office:date-value="2004-05-05T00:00:00">
            <text:p>5/5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EMLOCK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8">
            <text:p>98</text:p>
          </table:table-cell>
        </table:table-row>
        <table:table-row table:style-name="ro2">
          <table:table-cell table:style-name="ce22" office:value-type="date" office:date-value="2004-02-02T00:00:00">
            <text:p>2/2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OMESTEAD PL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4">
            <text:p>204</text:p>
          </table:table-cell>
        </table:table-row>
        <table:table-row table:style-name="ro2">
          <table:table-cell table:style-name="ce22" office:value-type="date" office:date-value="2004-03-02T00:00:00">
            <text:p>3/2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OMESTEAD PL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4">
            <text:p>204</text:p>
          </table:table-cell>
        </table:table-row>
        <table:table-row table:style-name="ro2">
          <table:table-cell table:style-name="ce22" office:value-type="date" office:date-value="2004-08-12T00:00:00">
            <text:p>8/12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OMESTEAD PL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4">
            <text:p>204</text:p>
          </table:table-cell>
        </table:table-row>
        <table:table-row table:style-name="ro2">
          <table:table-cell table:style-name="ce22" office:value-type="date" office:date-value="2004-08-12T00:00:00">
            <text:p>8/12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HOMESTEAD PL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4">
            <text:p>204</text:p>
          </table:table-cell>
        </table:table-row>
        <table:table-row table:style-name="ro2">
          <table:table-cell table:style-name="ce22" office:value-type="date" office:date-value="2004-01-14T00:00:00">
            <text:p>1/14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HONEYSUCKLE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2" office:value-type="date" office:date-value="2004-04-16T00:00:00">
            <text:p>4/1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ONEYSUCKLE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2" office:value-type="date" office:date-value="2004-08-12T00:00:00">
            <text:p>8/12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HONEYSUCKLE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2" office:value-type="date" office:date-value="2004-08-31T00:00:00">
            <text:p>8/3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ONEYSUCKLE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2" office:value-type="date" office:date-value="2004-08-31T00:00:00">
            <text:p>8/31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HONEYSUCKLE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2" office:value-type="date" office:date-value="2004-08-31T00:00:00">
            <text:p>8/31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HONEYSUCKLE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2" office:value-type="date" office:date-value="2004-05-27T00:00:00">
            <text:p>5/27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HOUNDS CHAS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6">
            <text:p>66</text:p>
          </table:table-cell>
        </table:table-row>
        <table:table-row table:style-name="ro2">
          <table:table-cell table:style-name="ce22" office:value-type="date" office:date-value="2004-05-31T00:00:00">
            <text:p>5/3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OUNDS CHAS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6">
            <text:p>66</text:p>
          </table:table-cell>
        </table:table-row>
        <table:table-row table:style-name="ro2">
          <table:table-cell table:style-name="ce22" office:value-type="date" office:date-value="2004-06-27T00:00:00">
            <text:p>6/27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HOUNDS CHAS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6">
            <text:p>66</text:p>
          </table:table-cell>
        </table:table-row>
        <table:table-row table:style-name="ro2">
          <table:table-cell table:style-name="ce22" office:value-type="date" office:date-value="2004-08-09T00:00:00">
            <text:p>8/9/2004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HOUNDS CHAS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6">
            <text:p>66</text:p>
          </table:table-cell>
        </table:table-row>
        <table:table-row table:style-name="ro2">
          <table:table-cell table:style-name="ce22" office:value-type="date" office:date-value="2004-08-26T00:00:00">
            <text:p>8/2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UNDLEY DRIVE &amp; BRIDGEWOOD 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2" office:value-type="date" office:date-value="2015-11-18T00:00:00">
            <text:p>11/18/2015</text:p>
          </table:table-cell>
          <table:table-cell table:style-name="ce21" office:value-type="string">
            <text:p>CURFEW VIOLATION </text:p>
          </table:table-cell>
          <table:table-cell table:style-name="ce21" office:value-type="string">
            <text:p>HUNDLEY DRIVE AND BRIDGEWO O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2" office:value-type="date" office:date-value="2004-08-23T00:00:00">
            <text:p>8/23/2004</text:p>
          </table:table-cell>
          <table:table-cell table:style-name="ce21" office:value-type="string">
            <text:p>DUMPING TRASH ON HIGHWAY OR PRIVATE PROPERTY </text:p>
          </table:table-cell>
          <table:table-cell table:style-name="ce21" office:value-type="string">
            <text:p>INDUSTRY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date" office:date-value="2015-10-26T00:00:00">
            <text:p>10/26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INDUSTRY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date" office:date-value="2015-12-13T00:00:00">
            <text:p>12/13/201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INDUSTRY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date" office:date-value="2004-01-07T00:00:00">
            <text:p>1/7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IRON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4">
            <text:p>54</text:p>
          </table:table-cell>
        </table:table-row>
        <table:table-row table:style-name="ro2">
          <table:table-cell table:style-name="ce22" office:value-type="date" office:date-value="2004-01-24T00:00:00">
            <text:p>1/24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IRON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4">
            <text:p>54</text:p>
          </table:table-cell>
        </table:table-row>
        <table:table-row table:style-name="ro2">
          <table:table-cell table:style-name="ce22" office:value-type="date" office:date-value="2015-11-08T00:00:00">
            <text:p>11/8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IRON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4">
            <text:p>54</text:p>
          </table:table-cell>
        </table:table-row>
        <table:table-row table:style-name="ro2">
          <table:table-cell table:style-name="ce22" office:value-type="date" office:date-value="2015-11-23T00:00:00">
            <text:p>11/23/2015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IRON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4">
            <text:p>54</text:p>
          </table:table-cell>
        </table:table-row>
        <table:table-row table:style-name="ro2">
          <table:table-cell table:style-name="ce22" office:value-type="date" office:date-value="2004-03-08T00:00:00">
            <text:p>3/8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JACKSON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2">
            <text:p>122</text:p>
          </table:table-cell>
        </table:table-row>
        <table:table-row table:style-name="ro2">
          <table:table-cell table:style-name="ce22" office:value-type="date" office:date-value="2004-03-08T00:00:00">
            <text:p>3/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JACKSON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2">
            <text:p>122</text:p>
          </table:table-cell>
        </table:table-row>
        <table:table-row table:style-name="ro2">
          <table:table-cell table:style-name="ce22" office:value-type="date" office:date-value="2004-05-31T00:00:00">
            <text:p>5/31/2004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JACKSON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2">
            <text:p>122</text:p>
          </table:table-cell>
        </table:table-row>
        <table:table-row table:style-name="ro2">
          <table:table-cell table:style-name="ce22" office:value-type="date" office:date-value="2004-07-10T00:00:00">
            <text:p>7/10/2004</text:p>
          </table:table-cell>
          <table:table-cell table:style-name="ce21" office:value-type="string">
            <text:p>ASSAULT, AGGRAVATED </text:p>
          </table:table-cell>
          <table:table-cell table:style-name="ce21" office:value-type="string">
            <text:p>JACKSON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2">
            <text:p>122</text:p>
          </table:table-cell>
        </table:table-row>
        <table:table-row table:style-name="ro2">
          <table:table-cell table:style-name="ce22" office:value-type="date" office:date-value="2004-06-21T00:00:00">
            <text:p>6/2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JARA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9">
            <text:p>279</text:p>
          </table:table-cell>
        </table:table-row>
        <table:table-row table:style-name="ro2">
          <table:table-cell table:style-name="ce22" office:value-type="date" office:date-value="2015-12-18T00:00:00">
            <text:p>12/18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JARA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9">
            <text:p>279</text:p>
          </table:table-cell>
        </table:table-row>
        <table:table-row table:style-name="ro2">
          <table:table-cell table:style-name="ce22" office:value-type="date" office:date-value="2004-06-17T00:00:00">
            <text:p>6/17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JENKINS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03">
            <text:p>203</text:p>
          </table:table-cell>
        </table:table-row>
        <table:table-row table:style-name="ro2">
          <table:table-cell table:style-name="ce22" office:value-type="date" office:date-value="2004-06-23T00:00:00">
            <text:p>6/23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JENKINS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03">
            <text:p>203</text:p>
          </table:table-cell>
        </table:table-row>
        <table:table-row table:style-name="ro2">
          <table:table-cell table:style-name="ce22" office:value-type="date" office:date-value="2004-06-26T00:00:00">
            <text:p>6/26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JENKINS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03">
            <text:p>203</text:p>
          </table:table-cell>
        </table:table-row>
        <table:table-row table:style-name="ro2">
          <table:table-cell table:style-name="ce22" office:value-type="date" office:date-value="2004-02-09T00:00:00">
            <text:p>2/9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JESSE STREE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9">
            <text:p>139</text:p>
          </table:table-cell>
        </table:table-row>
        <table:table-row table:style-name="ro2">
          <table:table-cell table:style-name="ce22" office:value-type="date" office:date-value="2004-03-11T00:00:00">
            <text:p>3/1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JONATHAN JUNCTIO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2" office:value-type="date" office:date-value="2004-08-26T00:00:00">
            <text:p>8/26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JONATHAN JUNCTIO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2" office:value-type="date" office:date-value="2004-08-26T00:00:00">
            <text:p>8/26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JONATHAN JUNCTIO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2" office:value-type="date" office:date-value="2004-02-04T00:00:00">
            <text:p>2/4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JOTANK TUR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2-04T00:00:00">
            <text:p>2/4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JOTANK TUR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4-21T00:00:00">
            <text:p>4/21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JOTANK TUR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1-11T00:00:00">
            <text:p>1/11/2004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JUDITH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2" office:value-type="date" office:date-value="2004-01-13T00:00:00">
            <text:p>1/13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JUDITH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2" office:value-type="date" office:date-value="2004-01-19T00:00:00">
            <text:p>1/19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JUDITH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2" office:value-type="date" office:date-value="2004-02-06T00:00:00">
            <text:p>2/6/2004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JUDITH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2" office:value-type="date" office:date-value="2004-02-27T00:00:00">
            <text:p>2/2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JUDITH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2" office:value-type="date" office:date-value="2004-02-27T00:00:00">
            <text:p>2/27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JUDITH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2" office:value-type="date" office:date-value="2004-03-06T00:00:00">
            <text:p>3/6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JUDITH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2" office:value-type="date" office:date-value="2004-04-12T00:00:00">
            <text:p>4/12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JUDITH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2" office:value-type="date" office:date-value="2004-05-02T00:00:00">
            <text:p>5/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JUDITH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2" office:value-type="date" office:date-value="2004-06-21T00:00:00">
            <text:p>6/2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JUDITH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2" office:value-type="date" office:date-value="2004-06-28T00:00:00">
            <text:p>6/28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JUDITH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2" office:value-type="date" office:date-value="2004-07-10T00:00:00">
            <text:p>7/10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JUDITH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2" office:value-type="date" office:date-value="2004-08-10T00:00:00">
            <text:p>8/10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JUDITH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2" office:value-type="date" office:date-value="2004-08-10T00:00:00">
            <text:p>8/10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JUDITH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2" office:value-type="date" office:date-value="2015-12-07T00:00:00">
            <text:p>12/7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JUDITH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2" office:value-type="date" office:date-value="2004-08-31T00:00:00">
            <text:p>8/3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KANAWAH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15-10-30T00:00:00">
            <text:p>10/30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KANAWAH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15-11-01T00:00:00">
            <text:p>11/1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KANAWAH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3-11T00:00:00">
            <text:p>3/11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KANAWAH RUN &amp; RUNNING MAN 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1-19T00:00:00">
            <text:p>1/19/2004</text:p>
          </table:table-cell>
          <table:table-cell table:style-name="ce21" office:value-type="string">
            <text:p>DISCHARGE FIREARM IN PUBLIC PLACE </text:p>
          </table:table-cell>
          <table:table-cell table:style-name="ce21" office:value-type="string">
            <text:p>KATALINA WAY AND MINDY LAN 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81">
            <text:p>281</text:p>
          </table:table-cell>
        </table:table-row>
        <table:table-row table:style-name="ro2">
          <table:table-cell table:style-name="ce22" office:value-type="date" office:date-value="2004-05-20T00:00:00">
            <text:p>5/20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KATHLEEN PL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2" office:value-type="date" office:date-value="2004-06-01T00:00:00">
            <text:p>6/1/2004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KATHLEEN PL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2" office:value-type="date" office:date-value="2004-06-01T00:00:00">
            <text:p>6/1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KATHLEEN PL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2" office:value-type="date" office:date-value="2004-05-09T00:00:00">
            <text:p>5/9/2004</text:p>
          </table:table-cell>
          <table:table-cell table:style-name="ce21" office:value-type="string">
            <text:p>OVERDOSE </text:p>
          </table:table-cell>
          <table:table-cell table:style-name="ce21" office:value-type="string">
            <text:p>KAY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02T00:00:00">
            <text:p>3/2/2004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KENTUCKY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9">
            <text:p>99</text:p>
          </table:table-cell>
        </table:table-row>
        <table:table-row table:style-name="ro2">
          <table:table-cell table:style-name="ce22" office:value-type="date" office:date-value="2004-03-02T00:00:00">
            <text:p>3/2/2004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KENTUCKY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9">
            <text:p>99</text:p>
          </table:table-cell>
        </table:table-row>
        <table:table-row table:style-name="ro2">
          <table:table-cell table:style-name="ce22" office:value-type="date" office:date-value="2004-01-07T00:00:00">
            <text:p>1/7/2004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KICOTAN TUR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2-23T00:00:00">
            <text:p>2/23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KICOTAN TUR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1-23T00:00:00">
            <text:p>1/23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KICOTAN TURN &amp; RUNNINGMA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8-09T00:00:00">
            <text:p>8/9/2004</text:p>
          </table:table-cell>
          <table:table-cell table:style-name="ce21" office:value-type="string">
            <text:p>BRANDISHING FIREARM </text:p>
          </table:table-cell>
          <table:table-cell table:style-name="ce21" office:value-type="string">
            <text:p>KILN CREEK PARK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1-11T00:00:00">
            <text:p>1/1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KILN CREEK PARK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1-11T00:00:00">
            <text:p>1/11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KILN CREEK PARK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1-16T00:00:00">
            <text:p>1/16/2004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KILN CREEK PARK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1-16T00:00:00">
            <text:p>1/16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KILN CREEK PARK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1-31T00:00:00">
            <text:p>1/31/2004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KILN CREEK PARK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3-13T00:00:00">
            <text:p>3/13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KILN CREEK PARK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5-01T00:00:00">
            <text:p>5/1/2004</text:p>
          </table:table-cell>
          <table:table-cell table:style-name="ce21" office:value-type="string">
            <text:p>ARSON </text:p>
          </table:table-cell>
          <table:table-cell table:style-name="ce23" office:value-type="string">
            <text:p>KILN CREEK PARKWAY </text:p>
          </table:table-cell>
          <table:table-cell table:style-name="ce24" office:value-type="float" office:value="23693">
            <text:p>23693</text:p>
          </table:table-cell>
          <table:table-cell table:style-name="ce24" office:value-type="float" office:value="100">
            <text:p>10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5-01T00:00:00">
            <text:p>5/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KILN CREEK PARK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6-09T00:00:00">
            <text:p>6/9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KILN CREEK PARK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6-09T00:00:00">
            <text:p>6/9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KILN CREEK PARK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6-23T00:00:00">
            <text:p>6/23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KILN CREEK PARK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7-15T00:00:00">
            <text:p>7/15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KILN CREEK PARK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15-10-02T00:00:00">
            <text:p>10/2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KILN CREEK PARK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15-12-10T00:00:00">
            <text:p>12/10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KILN CREEK PARK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15-12-21T00:00:00">
            <text:p>12/21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KILN CREEK PARK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5-15T00:00:00">
            <text:p>5/15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KILN CREEK PARKWAY &amp; TRADE W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5-15T00:00:00">
            <text:p>5/15/2004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KILN CREEK PARKWAY &amp; TRADE W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5-15T00:00:00">
            <text:p>5/15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KILN CREEK PARKWAY AND CYBER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3-27T00:00:00">
            <text:p>3/27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KINGSTON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2">
            <text:p>192</text:p>
          </table:table-cell>
        </table:table-row>
        <table:table-row table:style-name="ro2">
          <table:table-cell table:style-name="ce22" office:value-type="date" office:date-value="2004-08-28T00:00:00">
            <text:p>8/28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KINGSTON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2">
            <text:p>192</text:p>
          </table:table-cell>
        </table:table-row>
        <table:table-row table:style-name="ro2">
          <table:table-cell table:style-name="ce22" office:value-type="date" office:date-value="2015-12-03T00:00:00">
            <text:p>12/3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KINGSTON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2">
            <text:p>192</text:p>
          </table:table-cell>
        </table:table-row>
        <table:table-row table:style-name="ro2">
          <table:table-cell table:style-name="ce22" office:value-type="date" office:date-value="2004-01-04T00:00:00">
            <text:p>1/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KINNAKEET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2-22T00:00:00">
            <text:p>2/22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KINNAKEET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4-06T00:00:00">
            <text:p>4/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KINNAKEET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4-16T00:00:00">
            <text:p>4/16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KINNAKEET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15-11-17T00:00:00">
            <text:p>11/17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KINNAKEET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5-11T00:00:00">
            <text:p>5/11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KISKIAC TUR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8-28T00:00:00">
            <text:p>8/28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KISKIAC TUR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2-20T00:00:00">
            <text:p>2/2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KYLE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2">
            <text:p>122</text:p>
          </table:table-cell>
        </table:table-row>
        <table:table-row table:style-name="ro2">
          <table:table-cell table:style-name="ce22" office:value-type="date" office:date-value="2004-03-15T00:00:00">
            <text:p>3/15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KYLE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2">
            <text:p>122</text:p>
          </table:table-cell>
        </table:table-row>
        <table:table-row table:style-name="ro2">
          <table:table-cell table:style-name="ce22" office:value-type="date" office:date-value="2004-08-22T00:00:00">
            <text:p>8/22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KYLE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2">
            <text:p>122</text:p>
          </table:table-cell>
        </table:table-row>
        <table:table-row table:style-name="ro2">
          <table:table-cell table:style-name="ce22" office:value-type="date" office:date-value="2004-08-27T00:00:00">
            <text:p>8/2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KYLE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2">
            <text:p>122</text:p>
          </table:table-cell>
        </table:table-row>
        <table:table-row table:style-name="ro2">
          <table:table-cell table:style-name="ce22" office:value-type="date" office:date-value="2004-08-27T00:00:00">
            <text:p>8/27/2004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KYLE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2">
            <text:p>122</text:p>
          </table:table-cell>
        </table:table-row>
        <table:table-row table:style-name="ro2">
          <table:table-cell table:style-name="ce22" office:value-type="date" office:date-value="2015-11-02T00:00:00">
            <text:p>11/2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LAKE DALE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6">
            <text:p>236</text:p>
          </table:table-cell>
        </table:table-row>
        <table:table-row table:style-name="ro2">
          <table:table-cell table:style-name="ce22" office:value-type="date" office:date-value="2015-11-02T00:00:00">
            <text:p>11/2/201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LAKE DALE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6">
            <text:p>236</text:p>
          </table:table-cell>
        </table:table-row>
        <table:table-row table:style-name="ro2">
          <table:table-cell table:style-name="ce22" office:value-type="date" office:date-value="2004-02-08T00:00:00">
            <text:p>2/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AKELAND CRESCEN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6">
            <text:p>236</text:p>
          </table:table-cell>
        </table:table-row>
        <table:table-row table:style-name="ro2">
          <table:table-cell table:style-name="ce22" office:value-type="date" office:date-value="2004-05-21T00:00:00">
            <text:p>5/21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LAKELAND CRESCEN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6">
            <text:p>236</text:p>
          </table:table-cell>
        </table:table-row>
        <table:table-row table:style-name="ro2">
          <table:table-cell table:style-name="ce22" office:value-type="date" office:date-value="2004-06-01T00:00:00">
            <text:p>6/1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LAKELAND CRESCEN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6">
            <text:p>236</text:p>
          </table:table-cell>
        </table:table-row>
        <table:table-row table:style-name="ro2">
          <table:table-cell table:style-name="ce22" office:value-type="date" office:date-value="2004-08-06T00:00:00">
            <text:p>8/6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LAKELAND CRESCEN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6">
            <text:p>236</text:p>
          </table:table-cell>
        </table:table-row>
        <table:table-row table:style-name="ro2">
          <table:table-cell table:style-name="ce22" office:value-type="date" office:date-value="2015-10-21T00:00:00">
            <text:p>10/21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LAKELAND CRESCEN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6">
            <text:p>236</text:p>
          </table:table-cell>
        </table:table-row>
        <table:table-row table:style-name="ro2">
          <table:table-cell table:style-name="ce22" office:value-type="date" office:date-value="2004-02-16T00:00:00">
            <text:p>2/1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AMBS CREEK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8">
            <text:p>108</text:p>
          </table:table-cell>
        </table:table-row>
        <table:table-row table:style-name="ro2">
          <table:table-cell table:style-name="ce22" office:value-type="date" office:date-value="2015-11-28T00:00:00">
            <text:p>11/28/201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LAMBS CREEK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8">
            <text:p>108</text:p>
          </table:table-cell>
        </table:table-row>
        <table:table-row table:style-name="ro2">
          <table:table-cell table:style-name="ce22" office:value-type="date" office:date-value="2015-12-05T00:00:00">
            <text:p>12/5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AMBS CREEK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8">
            <text:p>108</text:p>
          </table:table-cell>
        </table:table-row>
        <table:table-row table:style-name="ro2">
          <table:table-cell table:style-name="ce22" office:value-type="date" office:date-value="2004-03-20T00:00:00">
            <text:p>3/2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ANCE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9">
            <text:p>279</text:p>
          </table:table-cell>
        </table:table-row>
        <table:table-row table:style-name="ro2">
          <table:table-cell table:style-name="ce22" office:value-type="date" office:date-value="2004-03-20T00:00:00">
            <text:p>3/2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ANCE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9">
            <text:p>279</text:p>
          </table:table-cell>
        </table:table-row>
        <table:table-row table:style-name="ro2">
          <table:table-cell table:style-name="ce22" office:value-type="date" office:date-value="2004-03-16T00:00:00">
            <text:p>3/16/2004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LANCE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9">
            <text:p>279</text:p>
          </table:table-cell>
        </table:table-row>
        <table:table-row table:style-name="ro2">
          <table:table-cell table:style-name="ce22" office:value-type="date" office:date-value="2004-03-20T00:00:00">
            <text:p>3/2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ANCE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9">
            <text:p>279</text:p>
          </table:table-cell>
        </table:table-row>
        <table:table-row table:style-name="ro2">
          <table:table-cell table:style-name="ce22" office:value-type="date" office:date-value="2004-03-20T00:00:00">
            <text:p>3/2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ANCE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9">
            <text:p>279</text:p>
          </table:table-cell>
        </table:table-row>
        <table:table-row table:style-name="ro2">
          <table:table-cell table:style-name="ce22" office:value-type="date" office:date-value="2004-03-21T00:00:00">
            <text:p>3/2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ANCE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9">
            <text:p>279</text:p>
          </table:table-cell>
        </table:table-row>
        <table:table-row table:style-name="ro2">
          <table:table-cell table:style-name="ce22" office:value-type="date" office:date-value="2004-05-23T00:00:00">
            <text:p>5/23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AWS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4">
            <text:p>154</text:p>
          </table:table-cell>
        </table:table-row>
        <table:table-row table:style-name="ro2">
          <table:table-cell table:style-name="ce22" office:value-type="date" office:date-value="2015-11-19T00:00:00">
            <text:p>11/19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AWS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4">
            <text:p>154</text:p>
          </table:table-cell>
        </table:table-row>
        <table:table-row table:style-name="ro2">
          <table:table-cell table:style-name="ce22" office:value-type="date" office:date-value="2015-11-19T00:00:00">
            <text:p>11/19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LAWS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4">
            <text:p>154</text:p>
          </table:table-cell>
        </table:table-row>
        <table:table-row table:style-name="ro2">
          <table:table-cell table:style-name="ce22" office:value-type="date" office:date-value="2015-11-19T00:00:00">
            <text:p>11/19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LAWS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4">
            <text:p>154</text:p>
          </table:table-cell>
        </table:table-row>
        <table:table-row table:style-name="ro2">
          <table:table-cell table:style-name="ce22" office:value-type="date" office:date-value="2015-12-05T00:00:00">
            <text:p>12/5/201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LIBERTY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9">
            <text:p>149</text:p>
          </table:table-cell>
        </table:table-row>
        <table:table-row table:style-name="ro2">
          <table:table-cell table:style-name="ce22" office:value-type="date" office:date-value="2004-07-15T00:00:00">
            <text:p>7/15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IBERTY DRIVE &amp; MILITIA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9">
            <text:p>149</text:p>
          </table:table-cell>
        </table:table-row>
        <table:table-row table:style-name="ro2">
          <table:table-cell table:style-name="ce22" office:value-type="date" office:date-value="2015-10-12T00:00:00">
            <text:p>10/12/2015</text:p>
          </table:table-cell>
          <table:table-cell table:style-name="ce21" office:value-type="string">
            <text:p>MISSING PERSON </text:p>
          </table:table-cell>
          <table:table-cell table:style-name="ce21" office:value-type="string">
            <text:p>LILBURNE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2">
            <text:p>112</text:p>
          </table:table-cell>
        </table:table-row>
        <table:table-row table:style-name="ro2">
          <table:table-cell table:style-name="ce22" office:value-type="date" office:date-value="2004-01-01T00:00:00">
            <text:p>1/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3">
            <text:p>243</text:p>
          </table:table-cell>
        </table:table-row>
        <table:table-row table:style-name="ro2">
          <table:table-cell table:style-name="ce22" office:value-type="date" office:date-value="2004-01-18T00:00:00">
            <text:p>1/18/2004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3">
            <text:p>243</text:p>
          </table:table-cell>
        </table:table-row>
        <table:table-row table:style-name="ro2">
          <table:table-cell table:style-name="ce22" office:value-type="date" office:date-value="2004-02-13T00:00:00">
            <text:p>2/13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3">
            <text:p>243</text:p>
          </table:table-cell>
        </table:table-row>
        <table:table-row table:style-name="ro2">
          <table:table-cell table:style-name="ce22" office:value-type="date" office:date-value="2004-02-13T00:00:00">
            <text:p>2/13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3">
            <text:p>243</text:p>
          </table:table-cell>
        </table:table-row>
        <table:table-row table:style-name="ro2">
          <table:table-cell table:style-name="ce22" office:value-type="date" office:date-value="2004-03-21T00:00:00">
            <text:p>3/2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3">
            <text:p>243</text:p>
          </table:table-cell>
        </table:table-row>
        <table:table-row table:style-name="ro2">
          <table:table-cell table:style-name="ce22" office:value-type="date" office:date-value="2004-05-13T00:00:00">
            <text:p>5/13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3">
            <text:p>243</text:p>
          </table:table-cell>
        </table:table-row>
        <table:table-row table:style-name="ro2">
          <table:table-cell table:style-name="ce22" office:value-type="date" office:date-value="2004-05-16T00:00:00">
            <text:p>5/1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3">
            <text:p>243</text:p>
          </table:table-cell>
        </table:table-row>
        <table:table-row table:style-name="ro2">
          <table:table-cell table:style-name="ce22" office:value-type="date" office:date-value="2004-06-03T00:00:00">
            <text:p>6/3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3">
            <text:p>243</text:p>
          </table:table-cell>
        </table:table-row>
        <table:table-row table:style-name="ro2">
          <table:table-cell table:style-name="ce22" office:value-type="date" office:date-value="2004-06-21T00:00:00">
            <text:p>6/21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3">
            <text:p>243</text:p>
          </table:table-cell>
        </table:table-row>
        <table:table-row table:style-name="ro2">
          <table:table-cell table:style-name="ce22" office:value-type="date" office:date-value="2004-06-26T00:00:00">
            <text:p>6/2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3">
            <text:p>243</text:p>
          </table:table-cell>
        </table:table-row>
        <table:table-row table:style-name="ro2">
          <table:table-cell table:style-name="ce22" office:value-type="date" office:date-value="2004-08-02T00:00:00">
            <text:p>8/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3">
            <text:p>243</text:p>
          </table:table-cell>
        </table:table-row>
        <table:table-row table:style-name="ro2">
          <table:table-cell table:style-name="ce22" office:value-type="date" office:date-value="2004-08-06T00:00:00">
            <text:p>8/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3">
            <text:p>243</text:p>
          </table:table-cell>
        </table:table-row>
        <table:table-row table:style-name="ro2">
          <table:table-cell table:style-name="ce22" office:value-type="date" office:date-value="2004-08-12T00:00:00">
            <text:p>8/12/2004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3">
            <text:p>243</text:p>
          </table:table-cell>
        </table:table-row>
        <table:table-row table:style-name="ro2">
          <table:table-cell table:style-name="ce22" office:value-type="date" office:date-value="2004-08-15T00:00:00">
            <text:p>8/15/2004</text:p>
          </table:table-cell>
          <table:table-cell table:style-name="ce21" office:value-type="string">
            <text:p>PROFANE, THREATENING LANGUAGE OVER PUBLIC AIRWAY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3">
            <text:p>243</text:p>
          </table:table-cell>
        </table:table-row>
        <table:table-row table:style-name="ro2">
          <table:table-cell table:style-name="ce22" office:value-type="date" office:date-value="2015-10-11T00:00:00">
            <text:p>10/11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3">
            <text:p>243</text:p>
          </table:table-cell>
        </table:table-row>
        <table:table-row table:style-name="ro2">
          <table:table-cell table:style-name="ce22" office:value-type="date" office:date-value="2015-10-25T00:00:00">
            <text:p>10/25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3">
            <text:p>243</text:p>
          </table:table-cell>
        </table:table-row>
        <table:table-row table:style-name="ro2">
          <table:table-cell table:style-name="ce22" office:value-type="date" office:date-value="2015-11-10T00:00:00">
            <text:p>11/10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3">
            <text:p>243</text:p>
          </table:table-cell>
        </table:table-row>
        <table:table-row table:style-name="ro2">
          <table:table-cell table:style-name="ce22" office:value-type="date" office:date-value="2015-11-10T00:00:00">
            <text:p>11/10/201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3">
            <text:p>243</text:p>
          </table:table-cell>
        </table:table-row>
        <table:table-row table:style-name="ro2">
          <table:table-cell table:style-name="ce22" office:value-type="date" office:date-value="2015-11-14T00:00:00">
            <text:p>11/14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3">
            <text:p>243</text:p>
          </table:table-cell>
        </table:table-row>
        <table:table-row table:style-name="ro2">
          <table:table-cell table:style-name="ce22" office:value-type="date" office:date-value="2015-11-15T00:00:00">
            <text:p>11/15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3">
            <text:p>243</text:p>
          </table:table-cell>
        </table:table-row>
        <table:table-row table:style-name="ro2">
          <table:table-cell table:style-name="ce22" office:value-type="date" office:date-value="2015-11-18T00:00:00">
            <text:p>11/18/2015</text:p>
          </table:table-cell>
          <table:table-cell table:style-name="ce21" office:value-type="string">
            <text:p>STALKING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3">
            <text:p>243</text:p>
          </table:table-cell>
        </table:table-row>
        <table:table-row table:style-name="ro2">
          <table:table-cell table:style-name="ce22" office:value-type="date" office:date-value="2004-08-05T00:00:00">
            <text:p>8/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OCHMERE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7">
            <text:p>157</text:p>
          </table:table-cell>
        </table:table-row>
        <table:table-row table:style-name="ro2">
          <table:table-cell table:style-name="ce22" office:value-type="date" office:date-value="2004-05-07T00:00:00">
            <text:p>5/7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LOCUST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78">
            <text:p>278</text:p>
          </table:table-cell>
        </table:table-row>
        <table:table-row table:style-name="ro2">
          <table:table-cell table:style-name="ce22" office:value-type="date" office:date-value="2004-03-30T00:00:00">
            <text:p>3/30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LONG GREEN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9">
            <text:p>279</text:p>
          </table:table-cell>
        </table:table-row>
        <table:table-row table:style-name="ro2">
          <table:table-cell table:style-name="ce22" office:value-type="date" office:date-value="2004-08-24T00:00:00">
            <text:p>8/24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LONG GREEN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9">
            <text:p>279</text:p>
          </table:table-cell>
        </table:table-row>
        <table:table-row table:style-name="ro2">
          <table:table-cell table:style-name="ce22" office:value-type="date" office:date-value="2004-02-23T00:00:00">
            <text:p>2/23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LONG GREEN BLVD, TABB LIBRAR 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9">
            <text:p>279</text:p>
          </table:table-cell>
        </table:table-row>
        <table:table-row table:style-name="ro2">
          <table:table-cell table:style-name="ce22" office:value-type="date" office:date-value="2004-03-29T00:00:00">
            <text:p>3/29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LONG GREEN BLVD, YMCA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9">
            <text:p>279</text:p>
          </table:table-cell>
        </table:table-row>
        <table:table-row table:style-name="ro2">
          <table:table-cell table:style-name="ce22" office:value-type="date" office:date-value="2004-04-09T00:00:00">
            <text:p>4/9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LONG GREEN BLVD, YMCA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9">
            <text:p>279</text:p>
          </table:table-cell>
        </table:table-row>
        <table:table-row table:style-name="ro2">
          <table:table-cell table:style-name="ce22" office:value-type="date" office:date-value="2004-04-14T00:00:00">
            <text:p>4/14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LONG GREEN BLVD, YMCA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9">
            <text:p>279</text:p>
          </table:table-cell>
        </table:table-row>
        <table:table-row table:style-name="ro2">
          <table:table-cell table:style-name="ce22" office:value-type="date" office:date-value="2004-06-06T00:00:00">
            <text:p>6/6/2004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LONG GREEN BLVD, YMCA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9">
            <text:p>279</text:p>
          </table:table-cell>
        </table:table-row>
        <table:table-row table:style-name="ro2">
          <table:table-cell table:style-name="ce22" office:value-type="date" office:date-value="2004-03-29T00:00:00">
            <text:p>3/29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ONG GREENE BLVD, YMCA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9">
            <text:p>279</text:p>
          </table:table-cell>
        </table:table-row>
        <table:table-row table:style-name="ro2">
          <table:table-cell table:style-name="ce22" office:value-type="date" office:date-value="2004-03-29T00:00:00">
            <text:p>3/29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LONG GREENE BLVD, YMCA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9">
            <text:p>279</text:p>
          </table:table-cell>
        </table:table-row>
        <table:table-row table:style-name="ro2">
          <table:table-cell table:style-name="ce22" office:value-type="date" office:date-value="2004-07-19T00:00:00">
            <text:p>7/19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ALCOLM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9">
            <text:p>279</text:p>
          </table:table-cell>
        </table:table-row>
        <table:table-row table:style-name="ro2">
          <table:table-cell table:style-name="ce22" office:value-type="date" office:date-value="2004-03-21T00:00:00">
            <text:p>3/2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ALCOMB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9">
            <text:p>279</text:p>
          </table:table-cell>
        </table:table-row>
        <table:table-row table:style-name="ro2">
          <table:table-cell table:style-name="ce22" office:value-type="date" office:date-value="2015-12-04T00:00:00">
            <text:p>12/4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MANASSAS LOOP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4-20T00:00:00">
            <text:p>4/20/2004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MANSION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07T00:00:00">
            <text:p>2/7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MANSION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31T00:00:00">
            <text:p>8/31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MANSION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14T00:00:00">
            <text:p>1/14/2004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MARCY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85">
            <text:p>285</text:p>
          </table:table-cell>
        </table:table-row>
        <table:table-row table:style-name="ro2">
          <table:table-cell table:style-name="ce22" office:value-type="date" office:date-value="2004-05-28T00:00:00">
            <text:p>5/2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ARCY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85">
            <text:p>285</text:p>
          </table:table-cell>
        </table:table-row>
        <table:table-row table:style-name="ro2">
          <table:table-cell table:style-name="ce22" office:value-type="date" office:date-value="2015-12-10T00:00:00">
            <text:p>12/10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ARCY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85">
            <text:p>285</text:p>
          </table:table-cell>
        </table:table-row>
        <table:table-row table:style-name="ro2">
          <table:table-cell table:style-name="ce22" office:value-type="date" office:date-value="2004-01-08T00:00:00">
            <text:p>1/8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ARY BIERBAUER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85">
            <text:p>285</text:p>
          </table:table-cell>
        </table:table-row>
        <table:table-row table:style-name="ro2">
          <table:table-cell table:style-name="ce22" office:value-type="date" office:date-value="2004-01-12T00:00:00">
            <text:p>1/12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MARY BIERBAUER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85">
            <text:p>285</text:p>
          </table:table-cell>
        </table:table-row>
        <table:table-row table:style-name="ro2">
          <table:table-cell table:style-name="ce22" office:value-type="date" office:date-value="2004-07-27T00:00:00">
            <text:p>7/27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MARY BIERBAUER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85">
            <text:p>285</text:p>
          </table:table-cell>
        </table:table-row>
        <table:table-row table:style-name="ro2">
          <table:table-cell table:style-name="ce22" office:value-type="date" office:date-value="2004-08-04T00:00:00">
            <text:p>8/4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ARY BIERBAUER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85">
            <text:p>285</text:p>
          </table:table-cell>
        </table:table-row>
        <table:table-row table:style-name="ro2">
          <table:table-cell table:style-name="ce22" office:value-type="date" office:date-value="2004-08-04T00:00:00">
            <text:p>8/4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MARY BIERBAUER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85">
            <text:p>285</text:p>
          </table:table-cell>
        </table:table-row>
        <table:table-row table:style-name="ro2">
          <table:table-cell table:style-name="ce22" office:value-type="date" office:date-value="2004-08-15T00:00:00">
            <text:p>8/15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MARY BIERBAUER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85">
            <text:p>285</text:p>
          </table:table-cell>
        </table:table-row>
        <table:table-row table:style-name="ro2">
          <table:table-cell table:style-name="ce22" office:value-type="date" office:date-value="2015-10-04T00:00:00">
            <text:p>10/4/201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MARY BIERBAUER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85">
            <text:p>285</text:p>
          </table:table-cell>
        </table:table-row>
        <table:table-row table:style-name="ro2">
          <table:table-cell table:style-name="ce22" office:value-type="date" office:date-value="2015-11-06T00:00:00">
            <text:p>11/6/201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MARY BIERBAUER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85">
            <text:p>285</text:p>
          </table:table-cell>
        </table:table-row>
        <table:table-row table:style-name="ro2">
          <table:table-cell table:style-name="ce22" office:value-type="date" office:date-value="2015-11-06T00:00:00">
            <text:p>11/6/2015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MARY BIERBAUER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85">
            <text:p>285</text:p>
          </table:table-cell>
        </table:table-row>
        <table:table-row table:style-name="ro2">
          <table:table-cell table:style-name="ce22" office:value-type="date" office:date-value="2015-11-11T00:00:00">
            <text:p>11/11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ARY BIERBAUER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85">
            <text:p>285</text:p>
          </table:table-cell>
        </table:table-row>
        <table:table-row table:style-name="ro2">
          <table:table-cell table:style-name="ce22" office:value-type="date" office:date-value="2015-11-11T00:00:00">
            <text:p>11/11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ARY BIERBAUER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85">
            <text:p>285</text:p>
          </table:table-cell>
        </table:table-row>
        <table:table-row table:style-name="ro2">
          <table:table-cell table:style-name="ce22" office:value-type="date" office:date-value="2015-12-26T00:00:00">
            <text:p>12/26/201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MASSIE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date" office:date-value="2004-02-10T00:00:00">
            <text:p>2/10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MATOKA TUR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5-11T00:00:00">
            <text:p>5/11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MATOKA TUR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67">
            <text:p>267</text:p>
          </table:table-cell>
        </table:table-row>
        <table:table-row table:style-name="ro2">
          <table:table-cell table:style-name="ce22" office:value-type="date" office:date-value="2015-10-30T00:00:00">
            <text:p>10/30/201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MATOKA TUR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1-10T00:00:00">
            <text:p>1/1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EHERRIN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8-02T00:00:00">
            <text:p>8/2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EHERRIN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2-05T00:00:00">
            <text:p>2/5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MELVINS END, WOODS OF TABB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7">
            <text:p>207</text:p>
          </table:table-cell>
        </table:table-row>
        <table:table-row table:style-name="ro2">
          <table:table-cell table:style-name="ce22" office:value-type="date" office:date-value="2004-08-18T00:00:00">
            <text:p>8/18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MILITIA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9">
            <text:p>149</text:p>
          </table:table-cell>
        </table:table-row>
        <table:table-row table:style-name="ro2">
          <table:table-cell table:style-name="ce22" office:value-type="date" office:date-value="2015-12-11T00:00:00">
            <text:p>12/11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ILITIA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9">
            <text:p>149</text:p>
          </table:table-cell>
        </table:table-row>
        <table:table-row table:style-name="ro2">
          <table:table-cell table:style-name="ce22" office:value-type="date" office:date-value="2004-01-18T00:00:00">
            <text:p>1/1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ILL CROSSING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8">
            <text:p>128</text:p>
          </table:table-cell>
        </table:table-row>
        <table:table-row table:style-name="ro2">
          <table:table-cell table:style-name="ce22" office:value-type="date" office:date-value="2004-04-21T00:00:00">
            <text:p>4/2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ILL CROSSING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8">
            <text:p>128</text:p>
          </table:table-cell>
        </table:table-row>
        <table:table-row table:style-name="ro2">
          <table:table-cell table:style-name="ce22" office:value-type="date" office:date-value="2004-06-17T00:00:00">
            <text:p>6/17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ILL CROSSING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8">
            <text:p>128</text:p>
          </table:table-cell>
        </table:table-row>
        <table:table-row table:style-name="ro2">
          <table:table-cell table:style-name="ce22" office:value-type="date" office:date-value="2004-07-05T00:00:00">
            <text:p>7/5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MILL CROSSING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8">
            <text:p>128</text:p>
          </table:table-cell>
        </table:table-row>
        <table:table-row table:style-name="ro2">
          <table:table-cell table:style-name="ce22" office:value-type="date" office:date-value="2004-07-25T00:00:00">
            <text:p>7/25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MILL CROSSING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8">
            <text:p>128</text:p>
          </table:table-cell>
        </table:table-row>
        <table:table-row table:style-name="ro2">
          <table:table-cell table:style-name="ce22" office:value-type="date" office:date-value="2004-08-18T00:00:00">
            <text:p>8/18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MILL CROSSING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8">
            <text:p>128</text:p>
          </table:table-cell>
        </table:table-row>
        <table:table-row table:style-name="ro2">
          <table:table-cell table:style-name="ce22" office:value-type="date" office:date-value="2004-02-03T00:00:00">
            <text:p>2/3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ITCHELL`S METHO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7">
            <text:p>207</text:p>
          </table:table-cell>
        </table:table-row>
        <table:table-row table:style-name="ro2">
          <table:table-cell table:style-name="ce22" office:value-type="date" office:date-value="2004-02-03T00:00:00">
            <text:p>2/3/2004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MITCHELL`S METHO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7">
            <text:p>207</text:p>
          </table:table-cell>
        </table:table-row>
        <table:table-row table:style-name="ro2">
          <table:table-cell table:style-name="ce22" office:value-type="date" office:date-value="2004-02-07T00:00:00">
            <text:p>2/7/2004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MITCHELL`S METHO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7">
            <text:p>207</text:p>
          </table:table-cell>
        </table:table-row>
        <table:table-row table:style-name="ro2">
          <table:table-cell table:style-name="ce22" office:value-type="date" office:date-value="2004-01-29T00:00:00">
            <text:p>1/29/2004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MONTY MANOR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2" office:value-type="date" office:date-value="2004-03-25T00:00:00">
            <text:p>3/25/2004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MONTY MANOR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2" office:value-type="date" office:date-value="2004-07-28T00:00:00">
            <text:p>7/28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ONTY MANOR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2" office:value-type="date" office:date-value="2004-08-26T00:00:00">
            <text:p>8/26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ONTY MANOR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2" office:value-type="date" office:date-value="2004-02-27T00:00:00">
            <text:p>2/27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OYOCK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2-25T00:00:00">
            <text:p>2/2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T. VERN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4">
            <text:p>154</text:p>
          </table:table-cell>
        </table:table-row>
        <table:table-row table:style-name="ro2">
          <table:table-cell table:style-name="ce22" office:value-type="date" office:date-value="2004-03-25T00:00:00">
            <text:p>3/2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T. VERN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4">
            <text:p>154</text:p>
          </table:table-cell>
        </table:table-row>
        <table:table-row table:style-name="ro2">
          <table:table-cell table:style-name="ce22" office:value-type="date" office:date-value="2004-04-17T00:00:00">
            <text:p>4/17/2004</text:p>
          </table:table-cell>
          <table:table-cell table:style-name="ce21" office:value-type="string">
            <text:p>CURFEW VIOLATION </text:p>
          </table:table-cell>
          <table:table-cell table:style-name="ce21" office:value-type="string">
            <text:p>MT. VERN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4">
            <text:p>154</text:p>
          </table:table-cell>
        </table:table-row>
        <table:table-row table:style-name="ro2">
          <table:table-cell table:style-name="ce22" office:value-type="date" office:date-value="2004-04-17T00:00:00">
            <text:p>4/17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MT. VERN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4">
            <text:p>154</text:p>
          </table:table-cell>
        </table:table-row>
        <table:table-row table:style-name="ro2">
          <table:table-cell table:style-name="ce22" office:value-type="date" office:date-value="2004-05-01T00:00:00">
            <text:p>5/1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MYERS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45">
            <text:p>245</text:p>
          </table:table-cell>
        </table:table-row>
        <table:table-row table:style-name="ro2">
          <table:table-cell table:style-name="ce22" office:value-type="date" office:date-value="2015-11-22T00:00:00">
            <text:p>11/22/201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MYERS ROAD &amp; BROOK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45">
            <text:p>245</text:p>
          </table:table-cell>
        </table:table-row>
        <table:table-row table:style-name="ro2">
          <table:table-cell table:style-name="ce22" office:value-type="date" office:date-value="2004-02-04T00:00:00">
            <text:p>2/4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NADUA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2-26T00:00:00">
            <text:p>2/26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NANSEMOND TUR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5-05T00:00:00">
            <text:p>5/5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AK STREE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41">
            <text:p>241</text:p>
          </table:table-cell>
        </table:table-row>
        <table:table-row table:style-name="ro2">
          <table:table-cell table:style-name="ce22" office:value-type="date" office:date-value="2004-03-21T00:00:00">
            <text:p>3/2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AK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2">
            <text:p>152</text:p>
          </table:table-cell>
        </table:table-row>
        <table:table-row table:style-name="ro2">
          <table:table-cell table:style-name="ce22" office:value-type="date" office:date-value="2015-11-22T00:00:00">
            <text:p>11/22/201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OAK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2">
            <text:p>152</text:p>
          </table:table-cell>
        </table:table-row>
        <table:table-row table:style-name="ro2">
          <table:table-cell table:style-name="ce22" office:value-type="date" office:date-value="2015-12-24T00:00:00">
            <text:p>12/24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AK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2">
            <text:p>152</text:p>
          </table:table-cell>
        </table:table-row>
        <table:table-row table:style-name="ro2">
          <table:table-cell table:style-name="ce22" office:value-type="date" office:date-value="2004-07-10T00:00:00">
            <text:p>7/10/2004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OCCUQUAN TURNING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8-27T00:00:00">
            <text:p>8/27/2004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ONANCOCK TUR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6-06T00:00:00">
            <text:p>6/6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NANCOCK TURNING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8-31T00:00:00">
            <text:p>8/31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ONANCOCK TURNING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8-31T00:00:00">
            <text:p>8/31/2004</text:p>
          </table:table-cell>
          <table:table-cell table:style-name="ce21" office:value-type="string">
            <text:p>POSSESSION OF SCHEDULE I,II CONTROLLED SUBSTANCE </text:p>
          </table:table-cell>
          <table:table-cell table:style-name="ce21" office:value-type="string">
            <text:p>ONANCOCK TURNING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8-31T00:00:00">
            <text:p>8/31/2004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ONANCOCK TURNING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15-10-28T00:00:00">
            <text:p>10/28/201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ORIANA &amp; GEORGE WASHINGTON M 23693 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6-30T00:00:00">
            <text:p>6/30/2004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ORIANA RD / GEORGE WASHINGTON 23693 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1-08T00:00:00">
            <text:p>1/8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1-12T00:00:00">
            <text:p>1/1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1-17T00:00:00">
            <text:p>1/1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1-26T00:00:00">
            <text:p>1/26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2-28T00:00:00">
            <text:p>2/28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6-12T00:00:00">
            <text:p>6/1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6-14T00:00:00">
            <text:p>6/14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7-13T00:00:00">
            <text:p>7/13/2004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8-23T00:00:00">
            <text:p>8/23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8-29T00:00:00">
            <text:p>8/29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0-21T00:00:00">
            <text:p>10/21/201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0-21T00:00:00">
            <text:p>10/21/201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1-02T00:00:00">
            <text:p>11/2/201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1-03T00:00:00">
            <text:p>11/3/2015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1-11T00:00:00">
            <text:p>11/11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2-03T00:00:00">
            <text:p>12/3/2015</text:p>
          </table:table-cell>
          <table:table-cell table:style-name="ce21" office:value-type="string">
            <text:p>CRUELTY TO ANIMALS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2-24T00:00:00">
            <text:p>12/24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2-24T00:00:00">
            <text:p>12/24/201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6-03T00:00:00">
            <text:p>6/3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ORIANA ROAD &amp; BOAT LANDING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6-03T00:00:00">
            <text:p>6/3/2004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ORIANA ROAD &amp; BOAT LANDING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8-17T00:00:00">
            <text:p>8/17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ORIANA ROAD &amp; BURTS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8-17T00:00:00">
            <text:p>8/17/2004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ORIANA ROAD &amp; BURTS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8-17T00:00:00">
            <text:p>8/17/2004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ORIANA ROAD &amp; BURTS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15-12-29T00:00:00">
            <text:p>12/29/201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ORIANA ROAD &amp; KENTUCKY DR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5-08T00:00:00">
            <text:p>5/8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ORIANA ROAD, LOT 23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2-15T00:00:00">
            <text:p>2/15/2004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ORIANA ROAD, LOT 25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2-15T00:00:00">
            <text:p>2/15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ORIANA ROAD, LOT 25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3-16T00:00:00">
            <text:p>3/1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RIANA ROAD, LOT 27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2-28T00:00:00">
            <text:p>2/28/2004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ORIANA ROAD, LOT 37A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2-28T00:00:00">
            <text:p>2/28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ORIANA ROAD, LOT 37A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2-13T00:00:00">
            <text:p>2/13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ORIANA ROAD, WEST OF TRAILER P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2-07T00:00:00">
            <text:p>2/7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ORIANA ROAD/KENTUCKY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2-07T00:00:00">
            <text:p>2/7/2004</text:p>
          </table:table-cell>
          <table:table-cell table:style-name="ce21" office:value-type="string">
            <text:p>NO DRIVERS LICENSE </text:p>
          </table:table-cell>
          <table:table-cell table:style-name="ce21" office:value-type="string">
            <text:p>ORIANA ROAD/KENTUCKY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2-07T00:00:00">
            <text:p>2/7/2004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ORIANA ROAD/KENTUCKY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2" office:value-type="date" office:date-value="2004-08-16T00:00:00">
            <text:p>8/16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TIS STREET, SOUTH TRUST BANK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6-24T00:00:00">
            <text:p>6/2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WEN DAVIS &amp; COVENT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2" office:value-type="date" office:date-value="2015-11-15T00:00:00">
            <text:p>11/15/2015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OWEN DAVIS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2" office:value-type="date" office:date-value="2004-06-15T00:00:00">
            <text:p>6/15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AGELAN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4">
            <text:p>144</text:p>
          </table:table-cell>
        </table:table-row>
        <table:table-row table:style-name="ro2">
          <table:table-cell table:style-name="ce22" office:value-type="date" office:date-value="2015-10-14T00:00:00">
            <text:p>10/14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PAMLICO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2-10T00:00:00">
            <text:p>2/10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AMUNKEY TUR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1-25T00:00:00">
            <text:p>1/25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PARK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2">
            <text:p>152</text:p>
          </table:table-cell>
        </table:table-row>
        <table:table-row table:style-name="ro2">
          <table:table-cell table:style-name="ce22" office:value-type="date" office:date-value="2004-02-10T00:00:00">
            <text:p>2/10/2004</text:p>
          </table:table-cell>
          <table:table-cell table:style-name="ce21" office:value-type="string">
            <text:p>VIOLATE PROTECTIVE ORDERS </text:p>
          </table:table-cell>
          <table:table-cell table:style-name="ce21" office:value-type="string">
            <text:p>PARK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2">
            <text:p>152</text:p>
          </table:table-cell>
        </table:table-row>
        <table:table-row table:style-name="ro2">
          <table:table-cell table:style-name="ce22" office:value-type="date" office:date-value="2004-02-14T00:00:00">
            <text:p>2/14/2004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PARK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2">
            <text:p>152</text:p>
          </table:table-cell>
        </table:table-row>
        <table:table-row table:style-name="ro2">
          <table:table-cell table:style-name="ce22" office:value-type="date" office:date-value="2004-04-17T00:00:00">
            <text:p>4/17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ARK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2">
            <text:p>152</text:p>
          </table:table-cell>
        </table:table-row>
        <table:table-row table:style-name="ro2">
          <table:table-cell table:style-name="ce22" office:value-type="date" office:date-value="2004-04-24T00:00:00">
            <text:p>4/24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PARK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2">
            <text:p>152</text:p>
          </table:table-cell>
        </table:table-row>
        <table:table-row table:style-name="ro2">
          <table:table-cell table:style-name="ce22" office:value-type="date" office:date-value="2004-04-29T00:00:00">
            <text:p>4/29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ARK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2">
            <text:p>152</text:p>
          </table:table-cell>
        </table:table-row>
        <table:table-row table:style-name="ro2">
          <table:table-cell table:style-name="ce22" office:value-type="date" office:date-value="2004-05-13T00:00:00">
            <text:p>5/13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ARK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2">
            <text:p>152</text:p>
          </table:table-cell>
        </table:table-row>
        <table:table-row table:style-name="ro2">
          <table:table-cell table:style-name="ce22" office:value-type="date" office:date-value="2004-06-07T00:00:00">
            <text:p>6/7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ARK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2">
            <text:p>152</text:p>
          </table:table-cell>
        </table:table-row>
        <table:table-row table:style-name="ro2">
          <table:table-cell table:style-name="ce22" office:value-type="date" office:date-value="2004-06-27T00:00:00">
            <text:p>6/27/2004</text:p>
          </table:table-cell>
          <table:table-cell table:style-name="ce21" office:value-type="string">
            <text:p>PEEPING INTO OCCUPIED DWELLING </text:p>
          </table:table-cell>
          <table:table-cell table:style-name="ce21" office:value-type="string">
            <text:p>PARK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2">
            <text:p>152</text:p>
          </table:table-cell>
        </table:table-row>
        <table:table-row table:style-name="ro2">
          <table:table-cell table:style-name="ce22" office:value-type="date" office:date-value="2004-06-28T00:00:00">
            <text:p>6/28/2004</text:p>
          </table:table-cell>
          <table:table-cell table:style-name="ce21" office:value-type="string">
            <text:p>ARSON </text:p>
          </table:table-cell>
          <table:table-cell table:style-name="ce23" office:value-type="string">
            <text:p>PARKWOOD DRIVE </text:p>
          </table:table-cell>
          <table:table-cell table:style-name="ce24" office:value-type="float" office:value="23693">
            <text:p>23693</text:p>
          </table:table-cell>
          <table:table-cell table:style-name="ce24" office:value-type="float" office:value="100">
            <text:p>10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52">
            <text:p>152</text:p>
          </table:table-cell>
        </table:table-row>
        <table:table-row table:style-name="ro2">
          <table:table-cell table:style-name="ce22" office:value-type="date" office:date-value="2004-06-28T00:00:00">
            <text:p>6/28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PARK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2">
            <text:p>152</text:p>
          </table:table-cell>
        </table:table-row>
        <table:table-row table:style-name="ro2">
          <table:table-cell table:style-name="ce22" office:value-type="date" office:date-value="2004-08-19T00:00:00">
            <text:p>8/19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PARK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2">
            <text:p>152</text:p>
          </table:table-cell>
        </table:table-row>
        <table:table-row table:style-name="ro2">
          <table:table-cell table:style-name="ce22" office:value-type="date" office:date-value="2004-08-21T00:00:00">
            <text:p>8/2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ARK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2">
            <text:p>152</text:p>
          </table:table-cell>
        </table:table-row>
        <table:table-row table:style-name="ro2">
          <table:table-cell table:style-name="ce22" office:value-type="date" office:date-value="2004-08-22T00:00:00">
            <text:p>8/2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ARK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2">
            <text:p>152</text:p>
          </table:table-cell>
        </table:table-row>
        <table:table-row table:style-name="ro2">
          <table:table-cell table:style-name="ce22" office:value-type="date" office:date-value="2015-11-28T00:00:00">
            <text:p>11/28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ARK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2">
            <text:p>152</text:p>
          </table:table-cell>
        </table:table-row>
        <table:table-row table:style-name="ro2">
          <table:table-cell table:style-name="ce22" office:value-type="date" office:date-value="2015-11-28T00:00:00">
            <text:p>11/28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ARK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2">
            <text:p>152</text:p>
          </table:table-cell>
        </table:table-row>
        <table:table-row table:style-name="ro2">
          <table:table-cell table:style-name="ce22" office:value-type="date" office:date-value="2015-12-14T00:00:00">
            <text:p>12/14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ARK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2">
            <text:p>152</text:p>
          </table:table-cell>
        </table:table-row>
        <table:table-row table:style-name="ro2">
          <table:table-cell table:style-name="ce22" office:value-type="date" office:date-value="2004-02-02T00:00:00">
            <text:p>2/2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ASPEHEGE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7-19T00:00:00">
            <text:p>7/19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PASPEHEGHE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5-17T00:00:00">
            <text:p>5/1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ASTURE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8">
            <text:p>238</text:p>
          </table:table-cell>
        </table:table-row>
        <table:table-row table:style-name="ro2">
          <table:table-cell table:style-name="ce22" office:value-type="date" office:date-value="2004-05-18T00:00:00">
            <text:p>5/1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ASTURE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8">
            <text:p>238</text:p>
          </table:table-cell>
        </table:table-row>
        <table:table-row table:style-name="ro2">
          <table:table-cell table:style-name="ce22" office:value-type="date" office:date-value="2004-07-10T00:00:00">
            <text:p>7/1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ASTURE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8">
            <text:p>238</text:p>
          </table:table-cell>
        </table:table-row>
        <table:table-row table:style-name="ro2">
          <table:table-cell table:style-name="ce22" office:value-type="date" office:date-value="2004-07-10T00:00:00">
            <text:p>7/10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PASTURE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8">
            <text:p>238</text:p>
          </table:table-cell>
        </table:table-row>
        <table:table-row table:style-name="ro2">
          <table:table-cell table:style-name="ce22" office:value-type="date" office:date-value="2004-08-16T00:00:00">
            <text:p>8/16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PASTURE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8">
            <text:p>238</text:p>
          </table:table-cell>
        </table:table-row>
        <table:table-row table:style-name="ro2">
          <table:table-cell table:style-name="ce22" office:value-type="date" office:date-value="2004-02-13T00:00:00">
            <text:p>2/13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ATRIOT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9">
            <text:p>149</text:p>
          </table:table-cell>
        </table:table-row>
        <table:table-row table:style-name="ro2">
          <table:table-cell table:style-name="ce22" office:value-type="date" office:date-value="2004-04-06T00:00:00">
            <text:p>4/6/2004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PATRIOT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9">
            <text:p>149</text:p>
          </table:table-cell>
        </table:table-row>
        <table:table-row table:style-name="ro2">
          <table:table-cell table:style-name="ce22" office:value-type="date" office:date-value="2004-05-21T00:00:00">
            <text:p>5/21/2004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PATRIOT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9">
            <text:p>149</text:p>
          </table:table-cell>
        </table:table-row>
        <table:table-row table:style-name="ro2">
          <table:table-cell table:style-name="ce22" office:value-type="date" office:date-value="2004-06-24T00:00:00">
            <text:p>6/2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ATRIOT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9">
            <text:p>149</text:p>
          </table:table-cell>
        </table:table-row>
        <table:table-row table:style-name="ro2">
          <table:table-cell table:style-name="ce22" office:value-type="date" office:date-value="2004-07-16T00:00:00">
            <text:p>7/16/2004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PATRIOT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9">
            <text:p>149</text:p>
          </table:table-cell>
        </table:table-row>
        <table:table-row table:style-name="ro2">
          <table:table-cell table:style-name="ce22" office:value-type="date" office:date-value="2004-07-28T00:00:00">
            <text:p>7/28/2004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PATRIOT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9">
            <text:p>149</text:p>
          </table:table-cell>
        </table:table-row>
        <table:table-row table:style-name="ro2">
          <table:table-cell table:style-name="ce22" office:value-type="date" office:date-value="2004-08-10T00:00:00">
            <text:p>8/1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ATRIOT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9">
            <text:p>149</text:p>
          </table:table-cell>
        </table:table-row>
        <table:table-row table:style-name="ro2">
          <table:table-cell table:style-name="ce22" office:value-type="date" office:date-value="2004-08-10T00:00:00">
            <text:p>8/10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ATRIOT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9">
            <text:p>149</text:p>
          </table:table-cell>
        </table:table-row>
        <table:table-row table:style-name="ro2">
          <table:table-cell table:style-name="ce22" office:value-type="date" office:date-value="2004-03-27T00:00:00">
            <text:p>3/2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ATUXEN TUR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2-24T00:00:00">
            <text:p>2/2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EACHTREE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8">
            <text:p>98</text:p>
          </table:table-cell>
        </table:table-row>
        <table:table-row table:style-name="ro2">
          <table:table-cell table:style-name="ce22" office:value-type="date" office:date-value="2004-06-17T00:00:00">
            <text:p>6/1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EACHTREE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8">
            <text:p>98</text:p>
          </table:table-cell>
        </table:table-row>
        <table:table-row table:style-name="ro2">
          <table:table-cell table:style-name="ce22" office:value-type="date" office:date-value="2004-07-31T00:00:00">
            <text:p>7/31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EACHTREE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8">
            <text:p>98</text:p>
          </table:table-cell>
        </table:table-row>
        <table:table-row table:style-name="ro2">
          <table:table-cell table:style-name="ce22" office:value-type="date" office:date-value="2015-11-02T00:00:00">
            <text:p>11/2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EACHTREE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8">
            <text:p>98</text:p>
          </table:table-cell>
        </table:table-row>
        <table:table-row table:style-name="ro2">
          <table:table-cell table:style-name="ce22" office:value-type="date" office:date-value="2004-05-27T00:00:00">
            <text:p>5/27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EACHTREE LANE &amp; IVEY ARCH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8">
            <text:p>98</text:p>
          </table:table-cell>
        </table:table-row>
        <table:table-row table:style-name="ro2">
          <table:table-cell table:style-name="ce22" office:value-type="date" office:date-value="2015-10-16T00:00:00">
            <text:p>10/16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ERSIMM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4">
            <text:p>54</text:p>
          </table:table-cell>
        </table:table-row>
        <table:table-row table:style-name="ro2">
          <table:table-cell table:style-name="ce22" office:value-type="date" office:date-value="2004-02-10T00:00:00">
            <text:p>2/10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IANKATANK TUR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5-31T00:00:00">
            <text:p>5/3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IANKATANK TUR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7-11T00:00:00">
            <text:p>7/11/2004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PINE STREE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41">
            <text:p>241</text:p>
          </table:table-cell>
        </table:table-row>
        <table:table-row table:style-name="ro2">
          <table:table-cell table:style-name="ce22" office:value-type="date" office:date-value="2004-01-02T00:00:00">
            <text:p>1/2/2004</text:p>
          </table:table-cell>
          <table:table-cell table:style-name="ce21" office:value-type="string">
            <text:p>CARRYING CONCEALED WEAPON -1ST OFFENSE </text:p>
          </table:table-cell>
          <table:table-cell table:style-name="ce21" office:value-type="string">
            <text:p>PINEWOOD CRESCEN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5">
            <text:p>65</text:p>
          </table:table-cell>
        </table:table-row>
        <table:table-row table:style-name="ro2">
          <table:table-cell table:style-name="ce22" office:value-type="date" office:date-value="2004-01-02T00:00:00">
            <text:p>1/2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INEWOOD CRESCEN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5">
            <text:p>65</text:p>
          </table:table-cell>
        </table:table-row>
        <table:table-row table:style-name="ro2">
          <table:table-cell table:style-name="ce22" office:value-type="date" office:date-value="2004-01-02T00:00:00">
            <text:p>1/2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PINEWOOD CRESCEN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5">
            <text:p>65</text:p>
          </table:table-cell>
        </table:table-row>
        <table:table-row table:style-name="ro2">
          <table:table-cell table:style-name="ce22" office:value-type="date" office:date-value="2004-03-30T00:00:00">
            <text:p>3/3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INEWOOD CRESCEN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5">
            <text:p>65</text:p>
          </table:table-cell>
        </table:table-row>
        <table:table-row table:style-name="ro2">
          <table:table-cell table:style-name="ce22" office:value-type="date" office:date-value="2004-04-12T00:00:00">
            <text:p>4/12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INEWOOD CRESCEN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5">
            <text:p>65</text:p>
          </table:table-cell>
        </table:table-row>
        <table:table-row table:style-name="ro2">
          <table:table-cell table:style-name="ce22" office:value-type="date" office:date-value="2004-06-20T00:00:00">
            <text:p>6/2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INEWOOD CRESCEN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5">
            <text:p>65</text:p>
          </table:table-cell>
        </table:table-row>
        <table:table-row table:style-name="ro2">
          <table:table-cell table:style-name="ce22" office:value-type="date" office:date-value="2004-07-04T00:00:00">
            <text:p>7/4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PINEWOOD CRESCEN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5">
            <text:p>65</text:p>
          </table:table-cell>
        </table:table-row>
        <table:table-row table:style-name="ro2">
          <table:table-cell table:style-name="ce22" office:value-type="date" office:date-value="2004-07-08T00:00:00">
            <text:p>7/8/2004</text:p>
          </table:table-cell>
          <table:table-cell table:style-name="ce21" office:value-type="string">
            <text:p>AGGRAVATED SEXUAL BATTERY -VICTIM UNDER 13 YRS </text:p>
          </table:table-cell>
          <table:table-cell table:style-name="ce21" office:value-type="string">
            <text:p>PINEWOOD CRESCEN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5">
            <text:p>65</text:p>
          </table:table-cell>
        </table:table-row>
        <table:table-row table:style-name="ro2">
          <table:table-cell table:style-name="ce22" office:value-type="date" office:date-value="2004-08-06T00:00:00">
            <text:p>8/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INEWOOD CRESCEN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5">
            <text:p>65</text:p>
          </table:table-cell>
        </table:table-row>
        <table:table-row table:style-name="ro2">
          <table:table-cell table:style-name="ce22" office:value-type="date" office:date-value="2015-11-05T00:00:00">
            <text:p>11/5/2015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PINEWOOD CRESCEN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5">
            <text:p>65</text:p>
          </table:table-cell>
        </table:table-row>
        <table:table-row table:style-name="ro2">
          <table:table-cell table:style-name="ce22" office:value-type="date" office:date-value="2015-11-08T00:00:00">
            <text:p>11/8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INEWOOD CRESCEN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5">
            <text:p>65</text:p>
          </table:table-cell>
        </table:table-row>
        <table:table-row table:style-name="ro2">
          <table:table-cell table:style-name="ce22" office:value-type="date" office:date-value="2015-11-10T00:00:00">
            <text:p>11/10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INEWOOD CRESCEN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5">
            <text:p>65</text:p>
          </table:table-cell>
        </table:table-row>
        <table:table-row table:style-name="ro2">
          <table:table-cell table:style-name="ce22" office:value-type="date" office:date-value="2004-03-21T00:00:00">
            <text:p>3/2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OHICK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3-23T00:00:00">
            <text:p>3/23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OHICK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8-28T00:00:00">
            <text:p>8/28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OHICK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15-12-24T00:00:00">
            <text:p>12/24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OHICK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1-15T00:00:00">
            <text:p>1/1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OLARIS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4">
            <text:p>114</text:p>
          </table:table-cell>
        </table:table-row>
        <table:table-row table:style-name="ro2">
          <table:table-cell table:style-name="ce22" office:value-type="date" office:date-value="2004-01-23T00:00:00">
            <text:p>1/23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POLARIS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4">
            <text:p>114</text:p>
          </table:table-cell>
        </table:table-row>
        <table:table-row table:style-name="ro2">
          <table:table-cell table:style-name="ce22" office:value-type="date" office:date-value="2004-03-03T00:00:00">
            <text:p>3/3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OLARIS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4">
            <text:p>114</text:p>
          </table:table-cell>
        </table:table-row>
        <table:table-row table:style-name="ro2">
          <table:table-cell table:style-name="ce22" office:value-type="date" office:date-value="2004-03-12T00:00:00">
            <text:p>3/12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OLARIS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4">
            <text:p>114</text:p>
          </table:table-cell>
        </table:table-row>
        <table:table-row table:style-name="ro2">
          <table:table-cell table:style-name="ce22" office:value-type="date" office:date-value="2004-04-05T00:00:00">
            <text:p>4/5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POLARIS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4">
            <text:p>114</text:p>
          </table:table-cell>
        </table:table-row>
        <table:table-row table:style-name="ro2">
          <table:table-cell table:style-name="ce22" office:value-type="date" office:date-value="2004-04-05T00:00:00">
            <text:p>4/5/2004</text:p>
          </table:table-cell>
          <table:table-cell table:style-name="ce21" office:value-type="string">
            <text:p>TOBACCO PRODUCTS - POSSESSION OF PRODUCT BY PERSONS </text:p>
          </table:table-cell>
          <table:table-cell table:style-name="ce21" office:value-type="string">
            <text:p>POLARIS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4">
            <text:p>114</text:p>
          </table:table-cell>
        </table:table-row>
        <table:table-row table:style-name="ro2">
          <table:table-cell table:style-name="ce22" office:value-type="date" office:date-value="2004-06-14T00:00:00">
            <text:p>6/14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OLARIS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4">
            <text:p>114</text:p>
          </table:table-cell>
        </table:table-row>
        <table:table-row table:style-name="ro2">
          <table:table-cell table:style-name="ce22" office:value-type="date" office:date-value="2004-07-20T00:00:00">
            <text:p>7/2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OLARIS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4">
            <text:p>114</text:p>
          </table:table-cell>
        </table:table-row>
        <table:table-row table:style-name="ro2">
          <table:table-cell table:style-name="ce22" office:value-type="date" office:date-value="2004-08-05T00:00:00">
            <text:p>8/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OLARIS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4">
            <text:p>114</text:p>
          </table:table-cell>
        </table:table-row>
        <table:table-row table:style-name="ro2">
          <table:table-cell table:style-name="ce22" office:value-type="date" office:date-value="2004-08-06T00:00:00">
            <text:p>8/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OLARIS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4">
            <text:p>114</text:p>
          </table:table-cell>
        </table:table-row>
        <table:table-row table:style-name="ro2">
          <table:table-cell table:style-name="ce22" office:value-type="date" office:date-value="2004-08-20T00:00:00">
            <text:p>8/20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OLARIS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4">
            <text:p>114</text:p>
          </table:table-cell>
        </table:table-row>
        <table:table-row table:style-name="ro2">
          <table:table-cell table:style-name="ce22" office:value-type="date" office:date-value="2015-12-18T00:00:00">
            <text:p>12/18/2015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POLARIS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4">
            <text:p>114</text:p>
          </table:table-cell>
        </table:table-row>
        <table:table-row table:style-name="ro2">
          <table:table-cell table:style-name="ce22" office:value-type="date" office:date-value="2004-01-14T00:00:00">
            <text:p>1/14/2004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PONSONBY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style-name="ce22" office:value-type="date" office:date-value="2004-01-14T00:00:00">
            <text:p>1/14/2004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PONSONBY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style-name="ce22" office:value-type="date" office:date-value="2004-03-04T00:00:00">
            <text:p>3/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ORT CO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2">
            <text:p>142</text:p>
          </table:table-cell>
        </table:table-row>
        <table:table-row table:style-name="ro2">
          <table:table-cell table:style-name="ce22" office:value-type="date" office:date-value="2015-12-07T00:00:00">
            <text:p>12/7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ORT CO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2">
            <text:p>142</text:p>
          </table:table-cell>
        </table:table-row>
        <table:table-row table:style-name="ro2">
          <table:table-cell table:style-name="ce22" office:value-type="date" office:date-value="2004-01-30T00:00:00">
            <text:p>1/3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OST OAK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78">
            <text:p>278</text:p>
          </table:table-cell>
        </table:table-row>
        <table:table-row table:style-name="ro2">
          <table:table-cell table:style-name="ce22" office:value-type="date" office:date-value="2004-02-12T00:00:00">
            <text:p>2/12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POST OAK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78">
            <text:p>278</text:p>
          </table:table-cell>
        </table:table-row>
        <table:table-row table:style-name="ro2">
          <table:table-cell table:style-name="ce22" office:value-type="date" office:date-value="2004-03-26T00:00:00">
            <text:p>3/26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POST OAK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78">
            <text:p>278</text:p>
          </table:table-cell>
        </table:table-row>
        <table:table-row table:style-name="ro2">
          <table:table-cell table:style-name="ce22" office:value-type="date" office:date-value="2015-11-02T00:00:00">
            <text:p>11/2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OST OAK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78">
            <text:p>278</text:p>
          </table:table-cell>
        </table:table-row>
        <table:table-row table:style-name="ro2">
          <table:table-cell table:style-name="ce22" office:value-type="date" office:date-value="2015-11-04T00:00:00">
            <text:p>11/4/2015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POST OAK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78">
            <text:p>278</text:p>
          </table:table-cell>
        </table:table-row>
        <table:table-row table:style-name="ro2">
          <table:table-cell table:style-name="ce22" office:value-type="date" office:date-value="2015-11-09T00:00:00">
            <text:p>11/9/2015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POST OAK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78">
            <text:p>278</text:p>
          </table:table-cell>
        </table:table-row>
        <table:table-row table:style-name="ro2">
          <table:table-cell table:style-name="ce22" office:value-type="date" office:date-value="2015-12-02T00:00:00">
            <text:p>12/2/201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POST OAK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78">
            <text:p>278</text:p>
          </table:table-cell>
        </table:table-row>
        <table:table-row table:style-name="ro2">
          <table:table-cell table:style-name="ce22" office:value-type="date" office:date-value="2015-12-02T00:00:00">
            <text:p>12/2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OST OAK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78">
            <text:p>278</text:p>
          </table:table-cell>
        </table:table-row>
        <table:table-row table:style-name="ro2">
          <table:table-cell table:style-name="ce22" office:value-type="date" office:date-value="2004-03-19T00:00:00">
            <text:p>3/19/2004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PRINCE ARTHUR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style-name="ce22" office:value-type="date" office:date-value="2015-11-01T00:00:00">
            <text:p>11/1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RINCE ARTHUR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style-name="ce22" office:value-type="date" office:date-value="2004-01-13T00:00:00">
            <text:p>1/13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date" office:date-value="2004-03-01T00:00:00">
            <text:p>3/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date" office:date-value="2004-04-04T00:00:00">
            <text:p>4/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date" office:date-value="2004-04-21T00:00:00">
            <text:p>4/21/2004</text:p>
          </table:table-cell>
          <table:table-cell table:style-name="ce21" office:value-type="string">
            <text:p>ASSAULT, AGGRAVATED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date" office:date-value="2004-05-07T00:00:00">
            <text:p>5/7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date" office:date-value="2004-06-03T00:00:00">
            <text:p>6/3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date" office:date-value="2004-06-24T00:00:00">
            <text:p>6/24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date" office:date-value="2004-08-03T00:00:00">
            <text:p>8/3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date" office:date-value="2004-08-23T00:00:00">
            <text:p>8/23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date" office:date-value="2004-08-26T00:00:00">
            <text:p>8/26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date" office:date-value="2015-10-11T00:00:00">
            <text:p>10/11/2015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date" office:date-value="2004-04-20T00:00:00">
            <text:p>4/2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UNGO TUR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1-07T00:00:00">
            <text:p>1/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QUANTICO LOOP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1-07T00:00:00">
            <text:p>1/7/2004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QUANTICO LOOP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15-11-21T00:00:00">
            <text:p>11/21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QUANTICO LOOP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15-11-16T00:00:00">
            <text:p>11/16/201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QUARTER TRACK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2">
            <text:p>142</text:p>
          </table:table-cell>
        </table:table-row>
        <table:table-row table:style-name="ro2">
          <table:table-cell table:style-name="ce22" office:value-type="date" office:date-value="2015-11-16T00:00:00">
            <text:p>11/16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QUARTER TRACK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2">
            <text:p>142</text:p>
          </table:table-cell>
        </table:table-row>
        <table:table-row table:style-name="ro2">
          <table:table-cell table:style-name="ce22" office:value-type="date" office:date-value="2004-02-17T00:00:00">
            <text:p>2/17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CH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4">
            <text:p>164</text:p>
          </table:table-cell>
        </table:table-row>
        <table:table-row table:style-name="ro2">
          <table:table-cell table:style-name="ce22" office:value-type="date" office:date-value="2004-03-29T00:00:00">
            <text:p>3/29/2004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RICH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4">
            <text:p>164</text:p>
          </table:table-cell>
        </table:table-row>
        <table:table-row table:style-name="ro2">
          <table:table-cell table:style-name="ce22" office:value-type="date" office:date-value="2004-03-29T00:00:00">
            <text:p>3/29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RICH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4">
            <text:p>164</text:p>
          </table:table-cell>
        </table:table-row>
        <table:table-row table:style-name="ro2">
          <table:table-cell table:style-name="ce22" office:value-type="date" office:date-value="2004-04-01T00:00:00">
            <text:p>4/1/2004</text:p>
          </table:table-cell>
          <table:table-cell table:style-name="ce21" office:value-type="string">
            <text:p>INTERCEPT, DISCLOSE ELECTRONIC COMMUNICATIONS </text:p>
          </table:table-cell>
          <table:table-cell table:style-name="ce21" office:value-type="string">
            <text:p>RICH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4">
            <text:p>164</text:p>
          </table:table-cell>
        </table:table-row>
        <table:table-row table:style-name="ro2">
          <table:table-cell table:style-name="ce22" office:value-type="date" office:date-value="2004-03-01T00:00:00">
            <text:p>3/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ICHTER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9">
            <text:p>279</text:p>
          </table:table-cell>
        </table:table-row>
        <table:table-row table:style-name="ro2">
          <table:table-cell table:style-name="ce22" office:value-type="date" office:date-value="2004-06-10T00:00:00">
            <text:p>6/1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ICHTER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9">
            <text:p>279</text:p>
          </table:table-cell>
        </table:table-row>
        <table:table-row table:style-name="ro2">
          <table:table-cell table:style-name="ce22" office:value-type="date" office:date-value="2004-07-22T00:00:00">
            <text:p>7/22/2004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RICHTER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9">
            <text:p>279</text:p>
          </table:table-cell>
        </table:table-row>
        <table:table-row table:style-name="ro2">
          <table:table-cell table:style-name="ce22" office:value-type="date" office:date-value="2004-07-22T00:00:00">
            <text:p>7/22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RICHTER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9">
            <text:p>279</text:p>
          </table:table-cell>
        </table:table-row>
        <table:table-row table:style-name="ro2">
          <table:table-cell table:style-name="ce22" office:value-type="date" office:date-value="2004-08-26T00:00:00">
            <text:p>8/26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ICHTER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9">
            <text:p>279</text:p>
          </table:table-cell>
        </table:table-row>
        <table:table-row table:style-name="ro2">
          <table:table-cell table:style-name="ce22" office:value-type="date" office:date-value="2004-08-30T00:00:00">
            <text:p>8/3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CHTER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9">
            <text:p>279</text:p>
          </table:table-cell>
        </table:table-row>
        <table:table-row table:style-name="ro2">
          <table:table-cell table:style-name="ce22" office:value-type="date" office:date-value="2015-10-06T00:00:00">
            <text:p>10/6/2015</text:p>
          </table:table-cell>
          <table:table-cell table:style-name="ce21" office:value-type="string">
            <text:p>FAILURE TO PERFORM CONSTRUCTION AFTER ADVANCE </text:p>
          </table:table-cell>
          <table:table-cell table:style-name="ce21" office:value-type="string">
            <text:p>RICHTER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9">
            <text:p>279</text:p>
          </table:table-cell>
        </table:table-row>
        <table:table-row table:style-name="ro2">
          <table:table-cell table:style-name="ce22" office:value-type="date" office:date-value="2004-01-05T00:00:00">
            <text:p>1/5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ROBINH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74">
            <text:p>274</text:p>
          </table:table-cell>
        </table:table-row>
        <table:table-row table:style-name="ro2">
          <table:table-cell table:style-name="ce22" office:value-type="date" office:date-value="2004-01-10T00:00:00">
            <text:p>1/1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OBINH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74">
            <text:p>274</text:p>
          </table:table-cell>
        </table:table-row>
        <table:table-row table:style-name="ro2">
          <table:table-cell table:style-name="ce22" office:value-type="date" office:date-value="2004-02-05T00:00:00">
            <text:p>2/5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OBINH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74">
            <text:p>274</text:p>
          </table:table-cell>
        </table:table-row>
        <table:table-row table:style-name="ro2">
          <table:table-cell table:style-name="ce22" office:value-type="date" office:date-value="2004-03-11T00:00:00">
            <text:p>3/1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OBINH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74">
            <text:p>274</text:p>
          </table:table-cell>
        </table:table-row>
        <table:table-row table:style-name="ro2">
          <table:table-cell table:style-name="ce22" office:value-type="date" office:date-value="2004-05-19T00:00:00">
            <text:p>5/19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OBINH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74">
            <text:p>274</text:p>
          </table:table-cell>
        </table:table-row>
        <table:table-row table:style-name="ro2">
          <table:table-cell table:style-name="ce22" office:value-type="date" office:date-value="2004-06-15T00:00:00">
            <text:p>6/15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ROBINH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74">
            <text:p>274</text:p>
          </table:table-cell>
        </table:table-row>
        <table:table-row table:style-name="ro2">
          <table:table-cell table:style-name="ce22" office:value-type="date" office:date-value="2015-11-14T00:00:00">
            <text:p>11/14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OBINH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74">
            <text:p>274</text:p>
          </table:table-cell>
        </table:table-row>
        <table:table-row table:style-name="ro2">
          <table:table-cell table:style-name="ce22" office:value-type="date" office:date-value="2004-06-07T00:00:00">
            <text:p>6/7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ROCHMOR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8">
            <text:p>238</text:p>
          </table:table-cell>
        </table:table-row>
        <table:table-row table:style-name="ro2">
          <table:table-cell table:style-name="ce22" office:value-type="date" office:date-value="2004-01-03T00:00:00">
            <text:p>1/3/2004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ROCK CREEK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9">
            <text:p>169</text:p>
          </table:table-cell>
        </table:table-row>
        <table:table-row table:style-name="ro2">
          <table:table-cell table:style-name="ce22" office:value-type="date" office:date-value="2004-06-25T00:00:00">
            <text:p>6/25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OCK CREEK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9">
            <text:p>169</text:p>
          </table:table-cell>
        </table:table-row>
        <table:table-row table:style-name="ro2">
          <table:table-cell table:style-name="ce22" office:value-type="date" office:date-value="2004-06-25T00:00:00">
            <text:p>6/25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OCK CREEK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9">
            <text:p>169</text:p>
          </table:table-cell>
        </table:table-row>
        <table:table-row table:style-name="ro2">
          <table:table-cell table:style-name="ce22" office:value-type="date" office:date-value="2004-07-31T00:00:00">
            <text:p>7/3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OCK CREEK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9">
            <text:p>169</text:p>
          </table:table-cell>
        </table:table-row>
        <table:table-row table:style-name="ro2">
          <table:table-cell table:style-name="ce22" office:value-type="date" office:date-value="2015-11-06T00:00:00">
            <text:p>11/6/2015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ROCK CREEK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9">
            <text:p>169</text:p>
          </table:table-cell>
        </table:table-row>
        <table:table-row table:style-name="ro2">
          <table:table-cell table:style-name="ce22" office:value-type="date" office:date-value="2015-12-07T00:00:00">
            <text:p>12/7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OCKMOR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8">
            <text:p>238</text:p>
          </table:table-cell>
        </table:table-row>
        <table:table-row table:style-name="ro2">
          <table:table-cell table:style-name="ce22" office:value-type="date" office:date-value="2004-02-01T00:00:00">
            <text:p>2/1/2004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ROSETTA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80">
            <text:p>280</text:p>
          </table:table-cell>
        </table:table-row>
        <table:table-row table:style-name="ro2">
          <table:table-cell table:style-name="ce22" office:value-type="date" office:date-value="2004-02-01T00:00:00">
            <text:p>2/1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ROSETTA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80">
            <text:p>280</text:p>
          </table:table-cell>
        </table:table-row>
        <table:table-row table:style-name="ro2">
          <table:table-cell table:style-name="ce22" office:value-type="date" office:date-value="2004-07-23T00:00:00">
            <text:p>7/23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OSETTA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80">
            <text:p>280</text:p>
          </table:table-cell>
        </table:table-row>
        <table:table-row table:style-name="ro2">
          <table:table-cell table:style-name="ce22" office:value-type="date" office:date-value="2015-10-26T00:00:00">
            <text:p>10/26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ROSETTA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80">
            <text:p>280</text:p>
          </table:table-cell>
        </table:table-row>
        <table:table-row table:style-name="ro2">
          <table:table-cell table:style-name="ce22" office:value-type="date" office:date-value="2015-10-31T00:00:00">
            <text:p>10/31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OSETTA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80">
            <text:p>280</text:p>
          </table:table-cell>
        </table:table-row>
        <table:table-row table:style-name="ro2">
          <table:table-cell table:style-name="ce22" office:value-type="date" office:date-value="2015-11-09T00:00:00">
            <text:p>11/9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OSETTA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80">
            <text:p>280</text:p>
          </table:table-cell>
        </table:table-row>
        <table:table-row table:style-name="ro2">
          <table:table-cell table:style-name="ce22" office:value-type="date" office:date-value="2015-11-01T00:00:00">
            <text:p>11/1/201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ROYAL COLVEN &amp; KILN CREEK PA R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2">
            <text:p>172</text:p>
          </table:table-cell>
        </table:table-row>
        <table:table-row table:style-name="ro2">
          <table:table-cell table:style-name="ce22" office:value-type="date" office:date-value="2015-11-01T00:00:00">
            <text:p>11/1/2015</text:p>
          </table:table-cell>
          <table:table-cell table:style-name="ce21" office:value-type="string">
            <text:p>ELUDING POLICE </text:p>
          </table:table-cell>
          <table:table-cell table:style-name="ce21" office:value-type="string">
            <text:p>ROYAL COLVEN &amp; KILN CREEK PA R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2">
            <text:p>172</text:p>
          </table:table-cell>
        </table:table-row>
        <table:table-row table:style-name="ro2">
          <table:table-cell table:style-name="ce22" office:value-type="date" office:date-value="2015-11-01T00:00:00">
            <text:p>11/1/2015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ROYAL COLVEN &amp; KILN CREEK PA R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2">
            <text:p>172</text:p>
          </table:table-cell>
        </table:table-row>
        <table:table-row table:style-name="ro2">
          <table:table-cell table:style-name="ce22" office:value-type="date" office:date-value="2015-11-01T00:00:00">
            <text:p>11/1/2015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ROYAL COLVEN &amp; KILN CREEK PA R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2">
            <text:p>172</text:p>
          </table:table-cell>
        </table:table-row>
        <table:table-row table:style-name="ro2">
          <table:table-cell table:style-name="ce22" office:value-type="date" office:date-value="2004-01-24T00:00:00">
            <text:p>1/24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RUNEY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9">
            <text:p>139</text:p>
          </table:table-cell>
        </table:table-row>
        <table:table-row table:style-name="ro2">
          <table:table-cell table:style-name="ce22" office:value-type="date" office:date-value="2004-05-27T00:00:00">
            <text:p>5/27/2004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RUNEY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9">
            <text:p>139</text:p>
          </table:table-cell>
        </table:table-row>
        <table:table-row table:style-name="ro2">
          <table:table-cell table:style-name="ce22" office:value-type="date" office:date-value="2004-05-27T00:00:00">
            <text:p>5/2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UNEY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9">
            <text:p>139</text:p>
          </table:table-cell>
        </table:table-row>
        <table:table-row table:style-name="ro2">
          <table:table-cell table:style-name="ce22" office:value-type="date" office:date-value="2004-05-27T00:00:00">
            <text:p>5/27/2004</text:p>
          </table:table-cell>
          <table:table-cell table:style-name="ce21" office:value-type="string">
            <text:p>OBJECT SEXUAL PENETRATION </text:p>
          </table:table-cell>
          <table:table-cell table:style-name="ce21" office:value-type="string">
            <text:p>RUNEY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9">
            <text:p>139</text:p>
          </table:table-cell>
        </table:table-row>
        <table:table-row table:style-name="ro2">
          <table:table-cell table:style-name="ce22" office:value-type="date" office:date-value="2004-05-27T00:00:00">
            <text:p>5/27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RUNEY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9">
            <text:p>139</text:p>
          </table:table-cell>
        </table:table-row>
        <table:table-row table:style-name="ro2">
          <table:table-cell table:style-name="ce22" office:value-type="date" office:date-value="2004-06-07T00:00:00">
            <text:p>6/7/2004</text:p>
          </table:table-cell>
          <table:table-cell table:style-name="ce21" office:value-type="string">
            <text:p>OBSTRUCTING JUSTICE </text:p>
          </table:table-cell>
          <table:table-cell table:style-name="ce21" office:value-type="string">
            <text:p>RUNEY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9">
            <text:p>139</text:p>
          </table:table-cell>
        </table:table-row>
        <table:table-row table:style-name="ro2">
          <table:table-cell table:style-name="ce22" office:value-type="date" office:date-value="2015-10-30T00:00:00">
            <text:p>10/30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UNNING MA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2-29T00:00:00">
            <text:p>2/29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UNNING MAN TRAIL &amp; PAMUNKE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4-08T00:00:00">
            <text:p>4/8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RUNNINGMAN TRAI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15-10-16T00:00:00">
            <text:p>10/16/2015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RUSSELL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04T00:00:00">
            <text:p>4/4/2004</text:p>
          </table:table-cell>
          <table:table-cell table:style-name="ce21" office:value-type="string">
            <text:p>VIOLATE PROTECTIVE ORDERS </text:p>
          </table:table-cell>
          <table:table-cell table:style-name="ce21" office:value-type="string">
            <text:p>RYANS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9">
            <text:p>209</text:p>
          </table:table-cell>
        </table:table-row>
        <table:table-row table:style-name="ro2">
          <table:table-cell table:style-name="ce22" office:value-type="date" office:date-value="2004-04-15T00:00:00">
            <text:p>4/1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YANS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9">
            <text:p>209</text:p>
          </table:table-cell>
        </table:table-row>
        <table:table-row table:style-name="ro2">
          <table:table-cell table:style-name="ce22" office:value-type="date" office:date-value="2004-08-07T00:00:00">
            <text:p>8/7/2004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RYANS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9">
            <text:p>209</text:p>
          </table:table-cell>
        </table:table-row>
        <table:table-row table:style-name="ro2">
          <table:table-cell table:style-name="ce22" office:value-type="date" office:date-value="2004-01-05T00:00:00">
            <text:p>1/5/2004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2" office:value-type="date" office:date-value="2004-01-16T00:00:00">
            <text:p>1/16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2" office:value-type="date" office:date-value="2004-01-28T00:00:00">
            <text:p>1/28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2" office:value-type="date" office:date-value="2004-02-01T00:00:00">
            <text:p>2/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2" office:value-type="date" office:date-value="2004-02-02T00:00:00">
            <text:p>2/2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2" office:value-type="date" office:date-value="2004-02-10T00:00:00">
            <text:p>2/1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2" office:value-type="date" office:date-value="2004-02-15T00:00:00">
            <text:p>2/15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2" office:value-type="date" office:date-value="2004-02-16T00:00:00">
            <text:p>2/1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2" office:value-type="date" office:date-value="2004-02-16T00:00:00">
            <text:p>2/16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2" office:value-type="date" office:date-value="2004-02-17T00:00:00">
            <text:p>2/17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2" office:value-type="date" office:date-value="2004-02-17T00:00:00">
            <text:p>2/17/2004</text:p>
          </table:table-cell>
          <table:table-cell table:style-name="ce21" office:value-type="string">
            <text:p>RECEIVING STOLEN GOODS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2" office:value-type="date" office:date-value="2004-03-02T00:00:00">
            <text:p>3/2/2004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2" office:value-type="date" office:date-value="2004-03-02T00:00:00">
            <text:p>3/2/2004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2" office:value-type="date" office:date-value="2004-03-06T00:00:00">
            <text:p>3/6/2004</text:p>
          </table:table-cell>
          <table:table-cell table:style-name="ce21" office:value-type="string">
            <text:p>TAMPERING WITH AUTO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2" office:value-type="date" office:date-value="2004-03-07T00:00:00">
            <text:p>3/7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2" office:value-type="date" office:date-value="2004-03-11T00:00:00">
            <text:p>3/1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2" office:value-type="date" office:date-value="2004-03-11T00:00:00">
            <text:p>3/1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2" office:value-type="date" office:date-value="2004-03-13T00:00:00">
            <text:p>3/13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2" office:value-type="date" office:date-value="2004-03-16T00:00:00">
            <text:p>3/1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2" office:value-type="date" office:date-value="2004-03-16T00:00:00">
            <text:p>3/16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2" office:value-type="date" office:date-value="2004-03-18T00:00:00">
            <text:p>3/18/2004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2" office:value-type="date" office:date-value="2004-03-20T00:00:00">
            <text:p>3/2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2" office:value-type="date" office:date-value="2004-03-29T00:00:00">
            <text:p>3/29/2004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2" office:value-type="date" office:date-value="2004-04-18T00:00:00">
            <text:p>4/1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2" office:value-type="date" office:date-value="2004-04-28T00:00:00">
            <text:p>4/2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2" office:value-type="date" office:date-value="2004-04-28T00:00:00">
            <text:p>4/28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2" office:value-type="date" office:date-value="2004-04-29T00:00:00">
            <text:p>4/29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2" office:value-type="date" office:date-value="2004-05-05T00:00:00">
            <text:p>5/5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2" office:value-type="date" office:date-value="2004-05-16T00:00:00">
            <text:p>5/1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2" office:value-type="date" office:date-value="2004-05-18T00:00:00">
            <text:p>5/18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2" office:value-type="date" office:date-value="2004-05-20T00:00:00">
            <text:p>5/20/2004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2" office:value-type="date" office:date-value="2004-05-20T00:00:00">
            <text:p>5/20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2" office:value-type="date" office:date-value="2004-05-20T00:00:00">
            <text:p>5/20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2" office:value-type="date" office:date-value="2004-05-24T00:00:00">
            <text:p>5/24/2004</text:p>
          </table:table-cell>
          <table:table-cell table:style-name="ce21" office:value-type="string">
            <text:p>MISSING PERSON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2" office:value-type="date" office:date-value="2004-06-06T00:00:00">
            <text:p>6/6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2" office:value-type="date" office:date-value="2004-06-26T00:00:00">
            <text:p>6/26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2" office:value-type="date" office:date-value="2004-06-26T00:00:00">
            <text:p>6/26/2004</text:p>
          </table:table-cell>
          <table:table-cell table:style-name="ce21" office:value-type="string">
            <text:p>DEATH, SUICID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2" office:value-type="date" office:date-value="2004-06-30T00:00:00">
            <text:p>6/3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2" office:value-type="date" office:date-value="2004-07-05T00:00:00">
            <text:p>7/5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2" office:value-type="date" office:date-value="2004-07-05T00:00:00">
            <text:p>7/5/2004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2" office:value-type="date" office:date-value="2004-07-16T00:00:00">
            <text:p>7/16/2004</text:p>
          </table:table-cell>
          <table:table-cell table:style-name="ce21" office:value-type="string">
            <text:p>BRANDISHING FIREARM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2" office:value-type="date" office:date-value="2004-07-16T00:00:00">
            <text:p>7/16/2004</text:p>
          </table:table-cell>
          <table:table-cell table:style-name="ce21" office:value-type="string">
            <text:p>ROBBERY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2" office:value-type="date" office:date-value="2004-07-18T00:00:00">
            <text:p>7/18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2" office:value-type="date" office:date-value="2004-08-15T00:00:00">
            <text:p>8/15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2" office:value-type="date" office:date-value="2004-08-15T00:00:00">
            <text:p>8/15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2" office:value-type="date" office:date-value="2004-08-20T00:00:00">
            <text:p>8/2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2" office:value-type="date" office:date-value="2004-08-20T00:00:00">
            <text:p>8/20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2" office:value-type="date" office:date-value="2004-08-21T00:00:00">
            <text:p>8/2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2" office:value-type="date" office:date-value="2004-08-22T00:00:00">
            <text:p>8/2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2" office:value-type="date" office:date-value="2004-08-23T00:00:00">
            <text:p>8/23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2" office:value-type="date" office:date-value="2004-08-23T00:00:00">
            <text:p>8/23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2" office:value-type="date" office:date-value="2015-10-07T00:00:00">
            <text:p>10/7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2" office:value-type="date" office:date-value="2015-10-11T00:00:00">
            <text:p>10/11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2" office:value-type="date" office:date-value="2015-10-22T00:00:00">
            <text:p>10/22/201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2" office:value-type="date" office:date-value="2015-10-22T00:00:00">
            <text:p>10/22/2015</text:p>
          </table:table-cell>
          <table:table-cell table:style-name="ce21" office:value-type="string">
            <text:p>DAMAGE PROPERTY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2" office:value-type="date" office:date-value="2015-10-22T00:00:00">
            <text:p>10/22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2" office:value-type="date" office:date-value="2015-10-25T00:00:00">
            <text:p>10/25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2" office:value-type="date" office:date-value="2015-12-01T00:00:00">
            <text:p>12/1/201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2" office:value-type="date" office:date-value="2015-12-20T00:00:00">
            <text:p>12/20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AINT CLAI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2" office:value-type="date" office:date-value="2004-07-18T00:00:00">
            <text:p>7/1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ALISBURY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style-name="ce22" office:value-type="date" office:date-value="2004-07-18T00:00:00">
            <text:p>7/18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ALISBURY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style-name="ce22" office:value-type="date" office:date-value="2004-03-31T00:00:00">
            <text:p>3/31/2004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SANCTUARY CO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61">
            <text:p>261</text:p>
          </table:table-cell>
        </table:table-row>
        <table:table-row table:style-name="ro2">
          <table:table-cell table:style-name="ce22" office:value-type="date" office:date-value="2004-05-17T00:00:00">
            <text:p>5/17/2004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SANDLEWOOD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8">
            <text:p>238</text:p>
          </table:table-cell>
        </table:table-row>
        <table:table-row table:style-name="ro2">
          <table:table-cell table:style-name="ce22" office:value-type="date" office:date-value="2015-12-04T00:00:00">
            <text:p>12/4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ANDLEWOOD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8">
            <text:p>238</text:p>
          </table:table-cell>
        </table:table-row>
        <table:table-row table:style-name="ro2">
          <table:table-cell table:style-name="ce22" office:value-type="date" office:date-value="2004-02-01T00:00:00">
            <text:p>2/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CUTTLE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4T00:00:00">
            <text:p>10/14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EAGRAM`S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03">
            <text:p>203</text:p>
          </table:table-cell>
        </table:table-row>
        <table:table-row table:style-name="ro2">
          <table:table-cell table:style-name="ce22" office:value-type="date" office:date-value="2004-03-24T00:00:00">
            <text:p>3/2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EKRIGHT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4">
            <text:p>64</text:p>
          </table:table-cell>
        </table:table-row>
        <table:table-row table:style-name="ro2">
          <table:table-cell table:style-name="ce22" office:value-type="date" office:date-value="2004-08-06T00:00:00">
            <text:p>8/6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EEKRIGHT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4">
            <text:p>64</text:p>
          </table:table-cell>
        </table:table-row>
        <table:table-row table:style-name="ro2">
          <table:table-cell table:style-name="ce22" office:value-type="date" office:date-value="2004-08-22T00:00:00">
            <text:p>8/22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EEKRIGHT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4">
            <text:p>64</text:p>
          </table:table-cell>
        </table:table-row>
        <table:table-row table:style-name="ro2">
          <table:table-cell table:style-name="ce22" office:value-type="date" office:date-value="2004-07-20T00:00:00">
            <text:p>7/2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HACKLEFORD ROAD, BLOCK OF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date" office:date-value="2004-06-11T00:00:00">
            <text:p>6/11/2004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SHAMROCK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41">
            <text:p>241</text:p>
          </table:table-cell>
        </table:table-row>
        <table:table-row table:style-name="ro2">
          <table:table-cell table:style-name="ce22" office:value-type="date" office:date-value="2015-11-17T00:00:00">
            <text:p>11/17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HAMROCK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41">
            <text:p>241</text:p>
          </table:table-cell>
        </table:table-row>
        <table:table-row table:style-name="ro2">
          <table:table-cell table:style-name="ce22" office:value-type="date" office:date-value="2015-11-05T00:00:00">
            <text:p>11/5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HAMROCK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41">
            <text:p>241</text:p>
          </table:table-cell>
        </table:table-row>
        <table:table-row table:style-name="ro2">
          <table:table-cell table:style-name="ce22" office:value-type="date" office:date-value="2004-01-09T00:00:00">
            <text:p>1/9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HEFFIEL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style-name="ce22" office:value-type="date" office:date-value="2004-01-19T00:00:00">
            <text:p>1/19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SHIRLEY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5">
            <text:p>165</text:p>
          </table:table-cell>
        </table:table-row>
        <table:table-row table:style-name="ro2">
          <table:table-cell table:style-name="ce22" office:value-type="date" office:date-value="2004-07-28T00:00:00">
            <text:p>7/28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HIRLEY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5">
            <text:p>165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SHIRLEY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5">
            <text:p>165</text:p>
          </table:table-cell>
        </table:table-row>
        <table:table-row table:style-name="ro2">
          <table:table-cell table:style-name="ce22" office:value-type="date" office:date-value="2004-03-14T00:00:00">
            <text:p>3/14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ILVER FOX TR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6">
            <text:p>66</text:p>
          </table:table-cell>
        </table:table-row>
        <table:table-row table:style-name="ro2">
          <table:table-cell table:style-name="ce22" office:value-type="date" office:date-value="2004-08-23T00:00:00">
            <text:p>8/23/2004</text:p>
          </table:table-cell>
          <table:table-cell table:style-name="ce21" office:value-type="string">
            <text:p>FAILURE TO PERFORM CONSTRUCTION AFTER ADVANCE </text:p>
          </table:table-cell>
          <table:table-cell table:style-name="ce21" office:value-type="string">
            <text:p>SILVER FOX TR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6">
            <text:p>66</text:p>
          </table:table-cell>
        </table:table-row>
        <table:table-row table:style-name="ro2">
          <table:table-cell table:style-name="ce22" office:value-type="date" office:date-value="2015-12-23T00:00:00">
            <text:p>12/23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ILVER FOX TR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6">
            <text:p>66</text:p>
          </table:table-cell>
        </table:table-row>
        <table:table-row table:style-name="ro2">
          <table:table-cell table:style-name="ce22" office:value-type="date" office:date-value="2004-06-07T00:00:00">
            <text:p>6/7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INCLAIR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88">
            <text:p>188</text:p>
          </table:table-cell>
        </table:table-row>
        <table:table-row table:style-name="ro2">
          <table:table-cell table:style-name="ce22" office:value-type="date" office:date-value="2015-10-26T00:00:00">
            <text:p>10/26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INCLAIR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88">
            <text:p>188</text:p>
          </table:table-cell>
        </table:table-row>
        <table:table-row table:style-name="ro2">
          <table:table-cell table:style-name="ce22" office:value-type="date" office:date-value="2015-10-26T00:00:00">
            <text:p>10/26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INCLAIR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88">
            <text:p>188</text:p>
          </table:table-cell>
        </table:table-row>
        <table:table-row table:style-name="ro2">
          <table:table-cell table:style-name="ce22" office:value-type="date" office:date-value="2015-10-26T00:00:00">
            <text:p>10/26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INCLAIR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88">
            <text:p>188</text:p>
          </table:table-cell>
        </table:table-row>
        <table:table-row table:style-name="ro2">
          <table:table-cell table:style-name="ce22" office:value-type="date" office:date-value="2015-12-28T00:00:00">
            <text:p>12/28/201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SPRUC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24">
            <text:p>224</text:p>
          </table:table-cell>
        </table:table-row>
        <table:table-row table:style-name="ro2">
          <table:table-cell table:style-name="ce22" office:value-type="date" office:date-value="2004-02-22T00:00:00">
            <text:p>2/2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TALLION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style-name="ce22" office:value-type="date" office:date-value="2004-08-27T00:00:00">
            <text:p>8/27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TALLION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style-name="ce22" office:value-type="date" office:date-value="2015-10-07T00:00:00">
            <text:p>10/7/201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TELLA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4">
            <text:p>114</text:p>
          </table:table-cell>
        </table:table-row>
        <table:table-row table:style-name="ro2">
          <table:table-cell table:style-name="ce22" office:value-type="date" office:date-value="2015-10-12T00:00:00">
            <text:p>10/12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TELLA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4">
            <text:p>114</text:p>
          </table:table-cell>
        </table:table-row>
        <table:table-row table:style-name="ro2">
          <table:table-cell table:style-name="ce22" office:value-type="date" office:date-value="2015-10-12T00:00:00">
            <text:p>10/12/201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STELLAR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4">
            <text:p>114</text:p>
          </table:table-cell>
        </table:table-row>
        <table:table-row table:style-name="ro2">
          <table:table-cell table:style-name="ce22" office:value-type="date" office:date-value="2004-01-06T00:00:00">
            <text:p>1/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TERLING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2">
            <text:p>192</text:p>
          </table:table-cell>
        </table:table-row>
        <table:table-row table:style-name="ro2">
          <table:table-cell table:style-name="ce22" office:value-type="date" office:date-value="2004-02-27T00:00:00">
            <text:p>2/27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TERLING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2">
            <text:p>192</text:p>
          </table:table-cell>
        </table:table-row>
        <table:table-row table:style-name="ro2">
          <table:table-cell table:style-name="ce22" office:value-type="date" office:date-value="2015-10-24T00:00:00">
            <text:p>10/24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TERLING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2">
            <text:p>192</text:p>
          </table:table-cell>
        </table:table-row>
        <table:table-row table:style-name="ro2">
          <table:table-cell table:style-name="ce22" office:value-type="date" office:date-value="2015-12-12T00:00:00">
            <text:p>12/12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TERLING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2">
            <text:p>192</text:p>
          </table:table-cell>
        </table:table-row>
        <table:table-row table:style-name="ro2">
          <table:table-cell table:style-name="ce22" office:value-type="date" office:date-value="2004-01-22T00:00:00">
            <text:p>1/22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TEVENS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6">
            <text:p>236</text:p>
          </table:table-cell>
        </table:table-row>
        <table:table-row table:style-name="ro2">
          <table:table-cell table:style-name="ce22" office:value-type="date" office:date-value="2004-01-22T00:00:00">
            <text:p>1/22/2004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STEVENS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6">
            <text:p>236</text:p>
          </table:table-cell>
        </table:table-row>
        <table:table-row table:style-name="ro2">
          <table:table-cell table:style-name="ce22" office:value-type="date" office:date-value="2004-02-16T00:00:00">
            <text:p>2/16/2004</text:p>
          </table:table-cell>
          <table:table-cell table:style-name="ce21" office:value-type="string">
            <text:p>CARNAL KNOWLEDGE OF A CHILD 13 TO 15 YRS OLD </text:p>
          </table:table-cell>
          <table:table-cell table:style-name="ce21" office:value-type="string">
            <text:p>STEVENS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6">
            <text:p>236</text:p>
          </table:table-cell>
        </table:table-row>
        <table:table-row table:style-name="ro2">
          <table:table-cell table:style-name="ce22" office:value-type="date" office:date-value="2004-03-06T00:00:00">
            <text:p>3/6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TONE LAKE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6">
            <text:p>236</text:p>
          </table:table-cell>
        </table:table-row>
        <table:table-row table:style-name="ro2">
          <table:table-cell table:style-name="ce22" office:value-type="date" office:date-value="2004-05-17T00:00:00">
            <text:p>5/17/2004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STONE LAKE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6">
            <text:p>236</text:p>
          </table:table-cell>
        </table:table-row>
        <table:table-row table:style-name="ro2">
          <table:table-cell table:style-name="ce22" office:value-type="date" office:date-value="2015-10-04T00:00:00">
            <text:p>10/4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TONE LAKE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6">
            <text:p>236</text:p>
          </table:table-cell>
        </table:table-row>
        <table:table-row table:style-name="ro2">
          <table:table-cell table:style-name="ce22" office:value-type="date" office:date-value="2015-10-04T00:00:00">
            <text:p>10/4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TONE LAKE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6">
            <text:p>236</text:p>
          </table:table-cell>
        </table:table-row>
        <table:table-row table:style-name="ro2">
          <table:table-cell table:style-name="ce22" office:value-type="date" office:date-value="2004-01-05T00:00:00">
            <text:p>1/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UDBURY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style-name="ce22" office:value-type="date" office:date-value="2004-02-26T00:00:00">
            <text:p>2/2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UDBURY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style-name="ce22" office:value-type="date" office:date-value="2004-05-02T00:00:00">
            <text:p>5/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UDBURY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style-name="ce22" office:value-type="date" office:date-value="2004-06-25T00:00:00">
            <text:p>6/25/2004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SUDBURY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style-name="ce22" office:value-type="date" office:date-value="2004-06-26T00:00:00">
            <text:p>6/26/2004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SUDBURY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style-name="ce22" office:value-type="date" office:date-value="2004-06-26T00:00:00">
            <text:p>6/26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UDBURY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style-name="ce22" office:value-type="date" office:date-value="2004-07-05T00:00:00">
            <text:p>7/5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SUDBURY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style-name="ce22" office:value-type="date" office:date-value="2004-07-18T00:00:00">
            <text:p>7/18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UDBURY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style-name="ce22" office:value-type="date" office:date-value="2004-07-22T00:00:00">
            <text:p>7/22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UDBURY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style-name="ce22" office:value-type="date" office:date-value="2015-11-05T00:00:00">
            <text:p>11/5/201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SUDBURY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style-name="ce22" office:value-type="date" office:date-value="2015-12-04T00:00:00">
            <text:p>12/4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UDBURY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style-name="ce22" office:value-type="date" office:date-value="2015-12-05T00:00:00">
            <text:p>12/5/2015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SUDBURY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style-name="ce22" office:value-type="date" office:date-value="2004-04-08T00:00:00">
            <text:p>4/8/2004</text:p>
          </table:table-cell>
          <table:table-cell table:style-name="ce21" office:value-type="string">
            <text:p>CURSING/OBSCENE LANGUAGE </text:p>
          </table:table-cell>
          <table:table-cell table:style-name="ce21" office:value-type="string">
            <text:p>SUN RISE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6">
            <text:p>236</text:p>
          </table:table-cell>
        </table:table-row>
        <table:table-row table:style-name="ro2">
          <table:table-cell table:style-name="ce22" office:value-type="date" office:date-value="2004-04-15T00:00:00">
            <text:p>4/15/2004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SUN RISE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6">
            <text:p>236</text:p>
          </table:table-cell>
        </table:table-row>
        <table:table-row table:style-name="ro2">
          <table:table-cell table:style-name="ce22" office:value-type="date" office:date-value="2004-03-07T00:00:00">
            <text:p>3/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USAN NEWTON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2">
            <text:p>122</text:p>
          </table:table-cell>
        </table:table-row>
        <table:table-row table:style-name="ro2">
          <table:table-cell table:style-name="ce22" office:value-type="date" office:date-value="2004-03-20T00:00:00">
            <text:p>3/2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USAN NEWTON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2">
            <text:p>122</text:p>
          </table:table-cell>
        </table:table-row>
        <table:table-row table:style-name="ro2">
          <table:table-cell table:style-name="ce22" office:value-type="date" office:date-value="2004-04-29T00:00:00">
            <text:p>4/29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SUSAN NEWTON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2">
            <text:p>122</text:p>
          </table:table-cell>
        </table:table-row>
        <table:table-row table:style-name="ro2">
          <table:table-cell table:style-name="ce22" office:value-type="date" office:date-value="2004-05-23T00:00:00">
            <text:p>5/23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USAN NEWTON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2">
            <text:p>122</text:p>
          </table:table-cell>
        </table:table-row>
        <table:table-row table:style-name="ro2">
          <table:table-cell table:style-name="ce22" office:value-type="date" office:date-value="2004-07-09T00:00:00">
            <text:p>7/9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USAN NEWTON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2">
            <text:p>122</text:p>
          </table:table-cell>
        </table:table-row>
        <table:table-row table:style-name="ro2">
          <table:table-cell table:style-name="ce22" office:value-type="date" office:date-value="2004-08-17T00:00:00">
            <text:p>8/17/2004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SUSAN NEWTON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2">
            <text:p>122</text:p>
          </table:table-cell>
        </table:table-row>
        <table:table-row table:style-name="ro2">
          <table:table-cell table:style-name="ce22" office:value-type="date" office:date-value="2004-08-17T00:00:00">
            <text:p>8/17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USAN NEWTON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2">
            <text:p>122</text:p>
          </table:table-cell>
        </table:table-row>
        <table:table-row table:style-name="ro2">
          <table:table-cell table:style-name="ce22" office:value-type="date" office:date-value="2015-10-08T00:00:00">
            <text:p>10/8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SUSAN NEWTON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2">
            <text:p>122</text:p>
          </table:table-cell>
        </table:table-row>
        <table:table-row table:style-name="ro2">
          <table:table-cell table:style-name="ce22" office:value-type="date" office:date-value="2004-01-04T00:00:00">
            <text:p>1/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WANSON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9">
            <text:p>139</text:p>
          </table:table-cell>
        </table:table-row>
        <table:table-row table:style-name="ro2">
          <table:table-cell table:style-name="ce22" office:value-type="date" office:date-value="2004-01-17T00:00:00">
            <text:p>1/17/2004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SWANSON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9">
            <text:p>139</text:p>
          </table:table-cell>
        </table:table-row>
        <table:table-row table:style-name="ro2">
          <table:table-cell table:style-name="ce22" office:value-type="date" office:date-value="2004-07-10T00:00:00">
            <text:p>7/1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WANSON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9">
            <text:p>139</text:p>
          </table:table-cell>
        </table:table-row>
        <table:table-row table:style-name="ro2">
          <table:table-cell table:style-name="ce22" office:value-type="date" office:date-value="2004-07-11T00:00:00">
            <text:p>7/1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YLVIA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5">
            <text:p>165</text:p>
          </table:table-cell>
        </table:table-row>
        <table:table-row table:style-name="ro2">
          <table:table-cell table:style-name="ce22" office:value-type="date" office:date-value="2015-10-29T00:00:00">
            <text:p>10/29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YLVIA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5">
            <text:p>165</text:p>
          </table:table-cell>
        </table:table-row>
        <table:table-row table:style-name="ro2">
          <table:table-cell table:style-name="ce22" office:value-type="date" office:date-value="2004-03-29T00:00:00">
            <text:p>3/29/2004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TABB LAKES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2" office:value-type="date" office:date-value="2004-04-15T00:00:00">
            <text:p>4/15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TABB LAKES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2" office:value-type="date" office:date-value="2004-05-09T00:00:00">
            <text:p>5/9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ABB LAKES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2" office:value-type="date" office:date-value="2004-05-16T00:00:00">
            <text:p>5/16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TABB LAKES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2" office:value-type="date" office:date-value="2004-07-23T00:00:00">
            <text:p>7/23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TABB LAKES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2" office:value-type="date" office:date-value="2004-07-23T00:00:00">
            <text:p>7/23/2004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TABB LAKES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2" office:value-type="date" office:date-value="2004-07-23T00:00:00">
            <text:p>7/23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TABB LAKES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2" office:value-type="date" office:date-value="2004-08-26T00:00:00">
            <text:p>8/26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ABB LAKES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2" office:value-type="date" office:date-value="2004-08-26T00:00:00">
            <text:p>8/26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ABB LAKES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2" office:value-type="date" office:date-value="2004-08-26T00:00:00">
            <text:p>8/26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ABB LAKES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2" office:value-type="date" office:date-value="2015-12-05T00:00:00">
            <text:p>12/5/2015</text:p>
          </table:table-cell>
          <table:table-cell table:style-name="ce21" office:value-type="string">
            <text:p>ROBBERY </text:p>
          </table:table-cell>
          <table:table-cell table:style-name="ce23" office:value-type="string">
            <text:p>TABB LAKES DRIVE </text:p>
          </table:table-cell>
          <table:table-cell table:style-name="ce24" office:value-type="float" office:value="23693">
            <text:p>23693</text:p>
          </table:table-cell>
          <table:table-cell table:style-name="ce24" office:value-type="float" office:value="100">
            <text:p>10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98">
            <text:p>198</text:p>
          </table:table-cell>
        </table:table-row>
        <table:table-row table:style-name="ro2">
          <table:table-cell table:style-name="ce22" office:value-type="date" office:date-value="2015-12-30T00:00:00">
            <text:p>12/30/201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TABB LAKES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2" office:value-type="date" office:date-value="2015-12-31T00:00:00">
            <text:p>12/31/201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TABB LAKES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2" office:value-type="date" office:date-value="2004-02-06T00:00:00">
            <text:p>2/6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ABB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9">
            <text:p>199</text:p>
          </table:table-cell>
        </table:table-row>
        <table:table-row table:style-name="ro2">
          <table:table-cell table:style-name="ce22" office:value-type="date" office:date-value="2004-02-06T00:00:00">
            <text:p>2/6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TABB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9">
            <text:p>199</text:p>
          </table:table-cell>
        </table:table-row>
        <table:table-row table:style-name="ro2">
          <table:table-cell table:style-name="ce22" office:value-type="date" office:date-value="2004-08-11T00:00:00">
            <text:p>8/11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TABB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9">
            <text:p>199</text:p>
          </table:table-cell>
        </table:table-row>
        <table:table-row table:style-name="ro2">
          <table:table-cell table:style-name="ce22" office:value-type="date" office:date-value="2015-11-19T00:00:00">
            <text:p>11/19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TABB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9">
            <text:p>199</text:p>
          </table:table-cell>
        </table:table-row>
        <table:table-row table:style-name="ro2">
          <table:table-cell table:style-name="ce22" office:value-type="date" office:date-value="2004-06-03T00:00:00">
            <text:p>6/3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TALL PINE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24">
            <text:p>224</text:p>
          </table:table-cell>
        </table:table-row>
        <table:table-row table:style-name="ro2">
          <table:table-cell table:style-name="ce22" office:value-type="date" office:date-value="2015-12-08T00:00:00">
            <text:p>12/8/201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TALL PINE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24">
            <text:p>224</text:p>
          </table:table-cell>
        </table:table-row>
        <table:table-row table:style-name="ro2">
          <table:table-cell table:style-name="ce22" office:value-type="date" office:date-value="2004-01-05T00:00:00">
            <text:p>1/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ALLYHO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6">
            <text:p>66</text:p>
          </table:table-cell>
        </table:table-row>
        <table:table-row table:style-name="ro2">
          <table:table-cell table:style-name="ce22" office:value-type="date" office:date-value="2015-12-20T00:00:00">
            <text:p>12/20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ALLYHO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6">
            <text:p>66</text:p>
          </table:table-cell>
        </table:table-row>
        <table:table-row table:style-name="ro2">
          <table:table-cell table:style-name="ce22" office:value-type="date" office:date-value="2004-03-20T00:00:00">
            <text:p>3/2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ERRANCE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85">
            <text:p>285</text:p>
          </table:table-cell>
        </table:table-row>
        <table:table-row table:style-name="ro2">
          <table:table-cell table:style-name="ce22" office:value-type="date" office:date-value="2004-03-20T00:00:00">
            <text:p>3/20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TERRANCE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85">
            <text:p>285</text:p>
          </table:table-cell>
        </table:table-row>
        <table:table-row table:style-name="ro2">
          <table:table-cell table:style-name="ce22" office:value-type="date" office:date-value="2004-03-18T00:00:00">
            <text:p>3/1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ERREBONNE &amp; GEORGE WASHIN G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1">
            <text:p>201</text:p>
          </table:table-cell>
        </table:table-row>
        <table:table-row table:style-name="ro2">
          <table:table-cell table:style-name="ce22" office:value-type="date" office:date-value="2004-02-29T00:00:00">
            <text:p>2/29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TERREBONNE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1">
            <text:p>201</text:p>
          </table:table-cell>
        </table:table-row>
        <table:table-row table:style-name="ro2">
          <table:table-cell table:style-name="ce22" office:value-type="date" office:date-value="2004-06-07T00:00:00">
            <text:p>6/7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ERREBONNE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1">
            <text:p>201</text:p>
          </table:table-cell>
        </table:table-row>
        <table:table-row table:style-name="ro2">
          <table:table-cell table:style-name="ce22" office:value-type="date" office:date-value="2004-08-15T00:00:00">
            <text:p>8/15/2004</text:p>
          </table:table-cell>
          <table:table-cell table:style-name="ce21" office:value-type="string">
            <text:p>POSSESSION OF BURGLARY TOOLS </text:p>
          </table:table-cell>
          <table:table-cell table:style-name="ce21" office:value-type="string">
            <text:p>TERREBONNE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1">
            <text:p>201</text:p>
          </table:table-cell>
        </table:table-row>
        <table:table-row table:style-name="ro2">
          <table:table-cell table:style-name="ce22" office:value-type="date" office:date-value="2004-08-15T00:00:00">
            <text:p>8/15/2004</text:p>
          </table:table-cell>
          <table:table-cell table:style-name="ce21" office:value-type="string">
            <text:p>RECEIVING STOLEN GOODS </text:p>
          </table:table-cell>
          <table:table-cell table:style-name="ce21" office:value-type="string">
            <text:p>TERREBONNE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1">
            <text:p>201</text:p>
          </table:table-cell>
        </table:table-row>
        <table:table-row table:style-name="ro2">
          <table:table-cell table:style-name="ce22" office:value-type="date" office:date-value="2004-08-15T00:00:00">
            <text:p>8/15/2004</text:p>
          </table:table-cell>
          <table:table-cell table:style-name="ce21" office:value-type="string">
            <text:p>TAMPERING WITH VEHICLE </text:p>
          </table:table-cell>
          <table:table-cell table:style-name="ce21" office:value-type="string">
            <text:p>TERREBONNE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1">
            <text:p>201</text:p>
          </table:table-cell>
        </table:table-row>
        <table:table-row table:style-name="ro2">
          <table:table-cell table:style-name="ce22" office:value-type="date" office:date-value="2015-12-31T00:00:00">
            <text:p>12/31/201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TERREBONNE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1">
            <text:p>201</text:p>
          </table:table-cell>
        </table:table-row>
        <table:table-row table:style-name="ro2">
          <table:table-cell table:style-name="ce22" office:value-type="date" office:date-value="2015-12-31T00:00:00">
            <text:p>12/31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ERREBONNE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1">
            <text:p>201</text:p>
          </table:table-cell>
        </table:table-row>
        <table:table-row table:style-name="ro2">
          <table:table-cell table:style-name="ce22" office:value-type="date" office:date-value="2004-01-23T00:00:00">
            <text:p>1/23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5">
            <text:p>65</text:p>
          </table:table-cell>
        </table:table-row>
        <table:table-row table:style-name="ro2">
          <table:table-cell table:style-name="ce22" office:value-type="date" office:date-value="2004-02-08T00:00:00">
            <text:p>2/8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5">
            <text:p>65</text:p>
          </table:table-cell>
        </table:table-row>
        <table:table-row table:style-name="ro2">
          <table:table-cell table:style-name="ce22" office:value-type="date" office:date-value="2004-02-09T00:00:00">
            <text:p>2/9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5">
            <text:p>65</text:p>
          </table:table-cell>
        </table:table-row>
        <table:table-row table:style-name="ro2">
          <table:table-cell table:style-name="ce22" office:value-type="date" office:date-value="2004-03-04T00:00:00">
            <text:p>3/4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5">
            <text:p>65</text:p>
          </table:table-cell>
        </table:table-row>
        <table:table-row table:style-name="ro2">
          <table:table-cell table:style-name="ce22" office:value-type="date" office:date-value="2004-03-04T00:00:00">
            <text:p>3/4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5">
            <text:p>65</text:p>
          </table:table-cell>
        </table:table-row>
        <table:table-row table:style-name="ro2">
          <table:table-cell table:style-name="ce22" office:value-type="date" office:date-value="2004-04-25T00:00:00">
            <text:p>4/25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5">
            <text:p>65</text:p>
          </table:table-cell>
        </table:table-row>
        <table:table-row table:style-name="ro2">
          <table:table-cell table:style-name="ce22" office:value-type="date" office:date-value="2004-05-14T00:00:00">
            <text:p>5/1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5">
            <text:p>65</text:p>
          </table:table-cell>
        </table:table-row>
        <table:table-row table:style-name="ro2">
          <table:table-cell table:style-name="ce22" office:value-type="date" office:date-value="2004-06-01T00:00:00">
            <text:p>6/1/2004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5">
            <text:p>65</text:p>
          </table:table-cell>
        </table:table-row>
        <table:table-row table:style-name="ro2">
          <table:table-cell table:style-name="ce22" office:value-type="date" office:date-value="2004-06-01T00:00:00">
            <text:p>6/1/2004</text:p>
          </table:table-cell>
          <table:table-cell table:style-name="ce21" office:value-type="string">
            <text:p>USING ABUSIVE LANGUAGE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5">
            <text:p>65</text:p>
          </table:table-cell>
        </table:table-row>
        <table:table-row table:style-name="ro2">
          <table:table-cell table:style-name="ce22" office:value-type="date" office:date-value="2004-06-03T00:00:00">
            <text:p>6/3/2004</text:p>
          </table:table-cell>
          <table:table-cell table:style-name="ce21" office:value-type="string">
            <text:p>ASSAULT, AGGRAVATED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5">
            <text:p>65</text:p>
          </table:table-cell>
        </table:table-row>
        <table:table-row table:style-name="ro2">
          <table:table-cell table:style-name="ce22" office:value-type="date" office:date-value="2004-06-03T00:00:00">
            <text:p>6/3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5">
            <text:p>65</text:p>
          </table:table-cell>
        </table:table-row>
        <table:table-row table:style-name="ro2">
          <table:table-cell table:style-name="ce22" office:value-type="date" office:date-value="2004-06-29T00:00:00">
            <text:p>6/29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5">
            <text:p>65</text:p>
          </table:table-cell>
        </table:table-row>
        <table:table-row table:style-name="ro2">
          <table:table-cell table:style-name="ce22" office:value-type="date" office:date-value="2004-07-06T00:00:00">
            <text:p>7/6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5">
            <text:p>65</text:p>
          </table:table-cell>
        </table:table-row>
        <table:table-row table:style-name="ro2">
          <table:table-cell table:style-name="ce22" office:value-type="date" office:date-value="2004-07-06T00:00:00">
            <text:p>7/6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5">
            <text:p>65</text:p>
          </table:table-cell>
        </table:table-row>
        <table:table-row table:style-name="ro2">
          <table:table-cell table:style-name="ce22" office:value-type="date" office:date-value="2004-07-06T00:00:00">
            <text:p>7/6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5">
            <text:p>65</text:p>
          </table:table-cell>
        </table:table-row>
        <table:table-row table:style-name="ro2">
          <table:table-cell table:style-name="ce22" office:value-type="date" office:date-value="2004-07-06T00:00:00">
            <text:p>7/6/2004</text:p>
          </table:table-cell>
          <table:table-cell table:style-name="ce21" office:value-type="string">
            <text:p>SETTING FIRE TO WOODS, FENCE OR GRASS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5">
            <text:p>65</text:p>
          </table:table-cell>
        </table:table-row>
        <table:table-row table:style-name="ro2">
          <table:table-cell table:style-name="ce22" office:value-type="date" office:date-value="2004-07-19T00:00:00">
            <text:p>7/19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5">
            <text:p>65</text:p>
          </table:table-cell>
        </table:table-row>
        <table:table-row table:style-name="ro2">
          <table:table-cell table:style-name="ce22" office:value-type="date" office:date-value="2004-07-19T00:00:00">
            <text:p>7/19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5">
            <text:p>65</text:p>
          </table:table-cell>
        </table:table-row>
        <table:table-row table:style-name="ro2">
          <table:table-cell table:style-name="ce22" office:value-type="date" office:date-value="2004-07-19T00:00:00">
            <text:p>7/19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5">
            <text:p>65</text:p>
          </table:table-cell>
        </table:table-row>
        <table:table-row table:style-name="ro2">
          <table:table-cell table:style-name="ce22" office:value-type="date" office:date-value="2004-08-17T00:00:00">
            <text:p>8/17/2004</text:p>
          </table:table-cell>
          <table:table-cell table:style-name="ce21" office:value-type="string">
            <text:p>VIOLATE COURT ORDER REGARDING CUSTODY OF CHILD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5">
            <text:p>65</text:p>
          </table:table-cell>
        </table:table-row>
        <table:table-row table:style-name="ro2">
          <table:table-cell table:style-name="ce22" office:value-type="date" office:date-value="2015-10-12T00:00:00">
            <text:p>10/12/2015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5">
            <text:p>65</text:p>
          </table:table-cell>
        </table:table-row>
        <table:table-row table:style-name="ro2">
          <table:table-cell table:style-name="ce22" office:value-type="date" office:date-value="2015-10-31T00:00:00">
            <text:p>10/31/2015</text:p>
          </table:table-cell>
          <table:table-cell table:style-name="ce21" office:value-type="string">
            <text:p>SETTING FIRE TO WOODS, FENCE OR GRASS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5">
            <text:p>65</text:p>
          </table:table-cell>
        </table:table-row>
        <table:table-row table:style-name="ro2">
          <table:table-cell table:style-name="ce22" office:value-type="date" office:date-value="2015-11-04T00:00:00">
            <text:p>11/4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5">
            <text:p>65</text:p>
          </table:table-cell>
        </table:table-row>
        <table:table-row table:style-name="ro2">
          <table:table-cell table:style-name="ce22" office:value-type="date" office:date-value="2015-12-02T00:00:00">
            <text:p>12/2/201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5">
            <text:p>65</text:p>
          </table:table-cell>
        </table:table-row>
        <table:table-row table:style-name="ro2">
          <table:table-cell table:style-name="ce22" office:value-type="date" office:date-value="2015-12-12T00:00:00">
            <text:p>12/12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5">
            <text:p>65</text:p>
          </table:table-cell>
        </table:table-row>
        <table:table-row table:style-name="ro2">
          <table:table-cell table:style-name="ce22" office:value-type="date" office:date-value="2004-04-03T00:00:00">
            <text:p>4/3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IDE MILL ROAD, TIDE MILL BOA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07T00:00:00">
            <text:p>2/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IGER PAW PATH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2" office:value-type="date" office:date-value="2004-03-21T00:00:00">
            <text:p>3/21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TIGER PAW PATH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2" office:value-type="date" office:date-value="2004-07-23T00:00:00">
            <text:p>7/23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IGER PAW PATH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2" office:value-type="date" office:date-value="2004-07-23T00:00:00">
            <text:p>7/23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TIGER PAW PATH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2" office:value-type="date" office:date-value="2004-07-23T00:00:00">
            <text:p>7/23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TIGER PAW PATH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2" office:value-type="date" office:date-value="2004-03-13T00:00:00">
            <text:p>3/13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TRADEWINDS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0">
            <text:p>210</text:p>
          </table:table-cell>
        </table:table-row>
        <table:table-row table:style-name="ro2">
          <table:table-cell table:style-name="ce22" office:value-type="date" office:date-value="2004-08-06T00:00:00">
            <text:p>8/6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RADEWINDS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0">
            <text:p>210</text:p>
          </table:table-cell>
        </table:table-row>
        <table:table-row table:style-name="ro2">
          <table:table-cell table:style-name="ce22" office:value-type="date" office:date-value="2004-08-06T00:00:00">
            <text:p>8/6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TRADEWINDS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0">
            <text:p>210</text:p>
          </table:table-cell>
        </table:table-row>
        <table:table-row table:style-name="ro2">
          <table:table-cell table:style-name="ce22" office:value-type="date" office:date-value="2004-04-14T00:00:00">
            <text:p>4/1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REBOR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80">
            <text:p>280</text:p>
          </table:table-cell>
        </table:table-row>
        <table:table-row table:style-name="ro2">
          <table:table-cell table:style-name="ce22" office:value-type="date" office:date-value="2004-02-18T00:00:00">
            <text:p>2/18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TREIS TRAI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7">
            <text:p>207</text:p>
          </table:table-cell>
        </table:table-row>
        <table:table-row table:style-name="ro2">
          <table:table-cell table:style-name="ce22" office:value-type="date" office:date-value="2004-08-15T00:00:00">
            <text:p>8/15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REIS TRAI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7">
            <text:p>207</text:p>
          </table:table-cell>
        </table:table-row>
        <table:table-row table:style-name="ro2">
          <table:table-cell table:style-name="ce22" office:value-type="date" office:date-value="2004-08-15T00:00:00">
            <text:p>8/15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REIS TRAI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7">
            <text:p>207</text:p>
          </table:table-cell>
        </table:table-row>
        <table:table-row table:style-name="ro2">
          <table:table-cell table:style-name="ce22" office:value-type="date" office:date-value="2004-08-15T00:00:00">
            <text:p>8/15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REIS TRAI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7">
            <text:p>207</text:p>
          </table:table-cell>
        </table:table-row>
        <table:table-row table:style-name="ro2">
          <table:table-cell table:style-name="ce22" office:value-type="date" office:date-value="2004-08-15T00:00:00">
            <text:p>8/15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TREIS TRAI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7">
            <text:p>207</text:p>
          </table:table-cell>
        </table:table-row>
        <table:table-row table:style-name="ro2">
          <table:table-cell table:style-name="ce22" office:value-type="date" office:date-value="2004-08-15T00:00:00">
            <text:p>8/15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TREIS TRAI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7">
            <text:p>207</text:p>
          </table:table-cell>
        </table:table-row>
        <table:table-row table:style-name="ro2">
          <table:table-cell table:style-name="ce22" office:value-type="date" office:date-value="2004-08-15T00:00:00">
            <text:p>8/15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TREIS TRAI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7">
            <text:p>207</text:p>
          </table:table-cell>
        </table:table-row>
        <table:table-row table:style-name="ro2">
          <table:table-cell table:style-name="ce22" office:value-type="date" office:date-value="2015-10-02T00:00:00">
            <text:p>10/2/201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TREIS TRAI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7">
            <text:p>207</text:p>
          </table:table-cell>
        </table:table-row>
        <table:table-row table:style-name="ro2">
          <table:table-cell table:style-name="ce22" office:value-type="date" office:date-value="2015-10-05T00:00:00">
            <text:p>10/5/2015</text:p>
          </table:table-cell>
          <table:table-cell table:style-name="ce21" office:value-type="string">
            <text:p>NO DRIVERS LICENSE </text:p>
          </table:table-cell>
          <table:table-cell table:style-name="ce21" office:value-type="string">
            <text:p>TREIS TRAI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7">
            <text:p>207</text:p>
          </table:table-cell>
        </table:table-row>
        <table:table-row table:style-name="ro2">
          <table:table-cell table:style-name="ce22" office:value-type="date" office:date-value="2015-10-05T00:00:00">
            <text:p>10/5/2015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TREIS TRAI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7">
            <text:p>207</text:p>
          </table:table-cell>
        </table:table-row>
        <table:table-row table:style-name="ro2">
          <table:table-cell table:style-name="ce22" office:value-type="date" office:date-value="2015-12-09T00:00:00">
            <text:p>12/9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REIS TRAIL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7">
            <text:p>207</text:p>
          </table:table-cell>
        </table:table-row>
        <table:table-row table:style-name="ro2">
          <table:table-cell table:style-name="ce22" office:value-type="date" office:date-value="2004-08-23T00:00:00">
            <text:p>8/23/2004</text:p>
          </table:table-cell>
          <table:table-cell table:style-name="ce21" office:value-type="string">
            <text:p>STALKING </text:p>
          </table:table-cell>
          <table:table-cell table:style-name="ce21" office:value-type="string">
            <text:p>TRINITY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41">
            <text:p>241</text:p>
          </table:table-cell>
        </table:table-row>
        <table:table-row table:style-name="ro2">
          <table:table-cell table:style-name="ce22" office:value-type="date" office:date-value="2015-12-16T00:00:00">
            <text:p>12/16/201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TRINITY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41">
            <text:p>241</text:p>
          </table:table-cell>
        </table:table-row>
        <table:table-row table:style-name="ro2">
          <table:table-cell table:style-name="ce22" office:value-type="date" office:date-value="2004-03-20T00:00:00">
            <text:p>3/2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RISTE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9">
            <text:p>279</text:p>
          </table:table-cell>
        </table:table-row>
        <table:table-row table:style-name="ro2">
          <table:table-cell table:style-name="ce22" office:value-type="date" office:date-value="2015-10-16T00:00:00">
            <text:p>10/16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RISTEN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9">
            <text:p>279</text:p>
          </table:table-cell>
        </table:table-row>
        <table:table-row table:style-name="ro2">
          <table:table-cell table:style-name="ce22" office:value-type="date" office:date-value="2004-08-18T00:00:00">
            <text:p>8/18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RIVALON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41">
            <text:p>241</text:p>
          </table:table-cell>
        </table:table-row>
        <table:table-row table:style-name="ro2">
          <table:table-cell table:style-name="ce22" office:value-type="date" office:date-value="2004-01-18T00:00:00">
            <text:p>1/18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TUCKAHOE TR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1-19T00:00:00">
            <text:p>1/19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UCKAHOE TR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5-25T00:00:00">
            <text:p>5/25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UCKAHOE TR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15-10-04T00:00:00">
            <text:p>10/4/2015</text:p>
          </table:table-cell>
          <table:table-cell table:style-name="ce21" office:value-type="string">
            <text:p>OVERDOSE </text:p>
          </table:table-cell>
          <table:table-cell table:style-name="ce21" office:value-type="string">
            <text:p>TUCKAHOE TR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15-12-16T00:00:00">
            <text:p>12/16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UCKAHOE TR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2-19T00:00:00">
            <text:p>2/19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TUCKAHOE TRACE &amp; VICTORY BL V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2-17T00:00:00">
            <text:p>2/17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TURNBRIDGE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style-name="ce22" office:value-type="date" office:date-value="2004-02-24T00:00:00">
            <text:p>2/24/2004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TURNBRIDGE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style-name="ce22" office:value-type="date" office:date-value="2004-07-10T00:00:00">
            <text:p>7/10/2004</text:p>
          </table:table-cell>
          <table:table-cell table:style-name="ce21" office:value-type="string">
            <text:p>ASSAULT, AGGRAVATED </text:p>
          </table:table-cell>
          <table:table-cell table:style-name="ce21" office:value-type="string">
            <text:p>TURNBRIDGE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style-name="ce22" office:value-type="date" office:date-value="2004-07-18T00:00:00">
            <text:p>7/1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URNBRIDGE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style-name="ce22" office:value-type="date" office:date-value="2004-07-18T00:00:00">
            <text:p>7/18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TURNBRIDGE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style-name="ce22" office:value-type="date" office:date-value="2004-02-04T00:00:00">
            <text:p>2/4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TUTELO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2-05T00:00:00">
            <text:p>2/5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TUTELO RU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7-03T00:00:00">
            <text:p>7/3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UPPERSHIRE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13">
            <text:p>213</text:p>
          </table:table-cell>
        </table:table-row>
        <table:table-row table:style-name="ro2">
          <table:table-cell table:style-name="ce22" office:value-type="date" office:date-value="2015-10-30T00:00:00">
            <text:p>10/30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UPPERSHIRE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13">
            <text:p>213</text:p>
          </table:table-cell>
        </table:table-row>
        <table:table-row table:style-name="ro2">
          <table:table-cell table:style-name="ce22" office:value-type="date" office:date-value="2004-01-12T00:00:00">
            <text:p>1/12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14T00:00:00">
            <text:p>1/14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17T00:00:00">
            <text:p>1/1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30T00:00:00">
            <text:p>1/30/2004</text:p>
          </table:table-cell>
          <table:table-cell table:style-name="ce21" office:value-type="string">
            <text:p>CONCEALMENT/PRICE CHANGING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04T00:00:00">
            <text:p>2/4/2004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05T00:00:00">
            <text:p>2/5/2004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06T00:00:00">
            <text:p>2/6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07T00:00:00">
            <text:p>2/7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11T00:00:00">
            <text:p>2/11/2004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12T00:00:00">
            <text:p>2/12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16T00:00:00">
            <text:p>2/16/2004</text:p>
          </table:table-cell>
          <table:table-cell table:style-name="ce21" office:value-type="string">
            <text:p>CARRYING CONCEALED WEAPON -1ST OFFENS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16T00:00:00">
            <text:p>2/16/2004</text:p>
          </table:table-cell>
          <table:table-cell table:style-name="ce21" office:value-type="string">
            <text:p>PETIT LARCENY -3RD OR SUBSQ OFFENS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21T00:00:00">
            <text:p>2/21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24T00:00:00">
            <text:p>2/24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27T00:00:00">
            <text:p>2/27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02T00:00:00">
            <text:p>3/2/2004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02T00:00:00">
            <text:p>3/2/2004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02T00:00:00">
            <text:p>3/2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23T00:00:00">
            <text:p>3/23/2004</text:p>
          </table:table-cell>
          <table:table-cell table:style-name="ce21" office:value-type="string">
            <text:p>FRAUD-BY PRESCRIPTION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24T00:00:00">
            <text:p>3/24/2004</text:p>
          </table:table-cell>
          <table:table-cell table:style-name="ce21" office:value-type="string">
            <text:p>FRAUD-BY PRESCRIPTION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27T00:00:00">
            <text:p>3/27/2004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27T00:00:00">
            <text:p>3/27/2004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27T00:00:00">
            <text:p>3/27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28T00:00:00">
            <text:p>3/28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29T00:00:00">
            <text:p>3/29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11T00:00:00">
            <text:p>4/11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14T00:00:00">
            <text:p>4/1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28T00:00:00">
            <text:p>4/28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17T00:00:00">
            <text:p>5/17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21T00:00:00">
            <text:p>5/21/2004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22T00:00:00">
            <text:p>5/22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01T00:00:00">
            <text:p>6/1/2004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6-03T00:00:00">
            <text:p>6/3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05T00:00:00">
            <text:p>7/5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27T00:00:00">
            <text:p>7/27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20T00:00:00">
            <text:p>8/20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27T00:00:00">
            <text:p>8/27/2004</text:p>
          </table:table-cell>
          <table:table-cell table:style-name="ce21" office:value-type="string">
            <text:p>EMBEZZLEMENT &lt;$200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28T00:00:00">
            <text:p>8/28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28T00:00:00">
            <text:p>8/28/2004</text:p>
          </table:table-cell>
          <table:table-cell table:style-name="ce21" office:value-type="string">
            <text:p>RECEIVING STOLEN GOODS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7T00:00:00">
            <text:p>10/17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25T00:00:00">
            <text:p>10/25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03T00:00:00">
            <text:p>11/3/201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05T00:00:00">
            <text:p>11/5/201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05T00:00:00">
            <text:p>11/5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06T00:00:00">
            <text:p>11/6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16T00:00:00">
            <text:p>11/16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19T00:00:00">
            <text:p>11/19/2015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21T00:00:00">
            <text:p>11/21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22T00:00:00">
            <text:p>11/22/2015</text:p>
          </table:table-cell>
          <table:table-cell table:style-name="ce21" office:value-type="string">
            <text:p>INDECENT EXPOSUR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23T00:00:00">
            <text:p>11/23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01T00:00:00">
            <text:p>12/1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05T00:00:00">
            <text:p>12/5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09T00:00:00">
            <text:p>12/9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11T00:00:00">
            <text:p>12/11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11T00:00:00">
            <text:p>12/11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11T00:00:00">
            <text:p>12/11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14T00:00:00">
            <text:p>12/14/2015</text:p>
          </table:table-cell>
          <table:table-cell table:style-name="ce21" office:value-type="string">
            <text:p>CONCEALMENT/PRICE CHANGING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28T00:00:00">
            <text:p>12/28/201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29T00:00:00">
            <text:p>12/29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29T00:00:00">
            <text:p>12/29/2015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30T00:00:00">
            <text:p>12/30/201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31T00:00:00">
            <text:p>12/31/2015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08T00:00:00">
            <text:p>3/8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VICTORY BLVD &amp; CALTHROP NEC K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21T00:00:00">
            <text:p>10/21/201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VICTORY BLVD &amp; CALTHROP NEC K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6T00:00:00">
            <text:p>10/16/201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VICTORY BLVD &amp; COMMONWEAL 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6T00:00:00">
            <text:p>10/16/201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VICTORY BLVD &amp; COMMONWEAL 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07T00:00:00">
            <text:p>1/7/2004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VICTORY BLVD &amp; GEORGE WASHI 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19T00:00:00">
            <text:p>3/19/2004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VICTORY BLVD &amp; GEORGE WASHI 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19T00:00:00">
            <text:p>3/19/2004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VICTORY BLVD &amp; GEORGE WASHI 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09T00:00:00">
            <text:p>10/9/201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VICTORY BLVD &amp; GEORGE WASHI 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09T00:00:00">
            <text:p>10/9/201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VICTORY BLVD &amp; GEORGE WASHI 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09T00:00:00">
            <text:p>10/9/2015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VICTORY BLVD &amp; GEORGE WASHI 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15T00:00:00">
            <text:p>5/15/2004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VICTORY BLVD &amp; HAMPTON HW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15T00:00:00">
            <text:p>5/15/2004</text:p>
          </table:table-cell>
          <table:table-cell table:style-name="ce21" office:value-type="string">
            <text:p>ELUDING POLICE -ENDANGER PERSONS OR POLICE CAR </text:p>
          </table:table-cell>
          <table:table-cell table:style-name="ce21" office:value-type="string">
            <text:p>VICTORY BLVD &amp; HAMPTON HW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20T00:00:00">
            <text:p>12/20/2015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VICTORY BLVD &amp; HAMPTON HW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1-08T00:00:00">
            <text:p>11/8/201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VICTORY BLVD &amp; I-64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06T00:00:00">
            <text:p>10/6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VICTORY BLVD &amp; KILN CREEK PA R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04T00:00:00">
            <text:p>2/4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VICTORY BLVD, MILLER MA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07T00:00:00">
            <text:p>2/7/2004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VICTORY BLVD, MILLER MA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26T00:00:00">
            <text:p>8/26/2004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VICTORY BLVD, MILLER MA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7-13T00:00:00">
            <text:p>7/13/2004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VICTORY BLVD, RADIO SHACK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11T00:00:00">
            <text:p>2/1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VILLA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2">
            <text:p>102</text:p>
          </table:table-cell>
        </table:table-row>
        <table:table-row table:style-name="ro2">
          <table:table-cell table:style-name="ce22" office:value-type="date" office:date-value="2004-03-20T00:00:00">
            <text:p>3/2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VILLA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2">
            <text:p>102</text:p>
          </table:table-cell>
        </table:table-row>
        <table:table-row table:style-name="ro2">
          <table:table-cell table:style-name="ce22" office:value-type="date" office:date-value="2004-06-20T00:00:00">
            <text:p>6/20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VILLA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2">
            <text:p>102</text:p>
          </table:table-cell>
        </table:table-row>
        <table:table-row table:style-name="ro2">
          <table:table-cell table:style-name="ce22" office:value-type="date" office:date-value="2004-08-30T00:00:00">
            <text:p>8/30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VILLA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2">
            <text:p>102</text:p>
          </table:table-cell>
        </table:table-row>
        <table:table-row table:style-name="ro2">
          <table:table-cell table:style-name="ce22" office:value-type="date" office:date-value="2015-10-07T00:00:00">
            <text:p>10/7/201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VILLA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2">
            <text:p>102</text:p>
          </table:table-cell>
        </table:table-row>
        <table:table-row table:style-name="ro2">
          <table:table-cell table:style-name="ce22" office:value-type="date" office:date-value="2015-11-19T00:00:00">
            <text:p>11/19/2015</text:p>
          </table:table-cell>
          <table:table-cell table:style-name="ce21" office:value-type="string">
            <text:p>TAMPERING WITH VEHICLE </text:p>
          </table:table-cell>
          <table:table-cell table:style-name="ce21" office:value-type="string">
            <text:p>VILLA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2">
            <text:p>102</text:p>
          </table:table-cell>
        </table:table-row>
        <table:table-row table:style-name="ro2">
          <table:table-cell table:style-name="ce22" office:value-type="date" office:date-value="2004-01-09T00:00:00">
            <text:p>1/9/2004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1-09T00:00:00">
            <text:p>1/9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1-09T00:00:00">
            <text:p>1/9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1-10T00:00:00">
            <text:p>1/10/2004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1-10T00:00:00">
            <text:p>1/10/2004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1-10T00:00:00">
            <text:p>1/10/2004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1-10T00:00:00">
            <text:p>1/1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1-10T00:00:00">
            <text:p>1/10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1-12T00:00:00">
            <text:p>1/12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1-25T00:00:00">
            <text:p>1/25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1-25T00:00:00">
            <text:p>1/25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2-02T00:00:00">
            <text:p>2/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2-10T00:00:00">
            <text:p>2/10/2004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2-10T00:00:00">
            <text:p>2/10/2004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2-10T00:00:00">
            <text:p>2/10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2-17T00:00:00">
            <text:p>2/17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2-26T00:00:00">
            <text:p>2/26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3-02T00:00:00">
            <text:p>3/2/2004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3-02T00:00:00">
            <text:p>3/2/2004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3-02T00:00:00">
            <text:p>3/2/2004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3-02T00:00:00">
            <text:p>3/2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3-14T00:00:00">
            <text:p>3/14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3-23T00:00:00">
            <text:p>3/23/2004</text:p>
          </table:table-cell>
          <table:table-cell table:style-name="ce21" office:value-type="string">
            <text:p>NONREPORTABLE OFFENSES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4-01T00:00:00">
            <text:p>4/1/2004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4-23T00:00:00">
            <text:p>4/23/2004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4-23T00:00:00">
            <text:p>4/23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4-30T00:00:00">
            <text:p>4/30/2004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5-03T00:00:00">
            <text:p>5/3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5-04T00:00:00">
            <text:p>5/4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5-04T00:00:00">
            <text:p>5/4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5-04T00:00:00">
            <text:p>5/4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5-04T00:00:00">
            <text:p>5/4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6-09T00:00:00">
            <text:p>6/9/2004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6-09T00:00:00">
            <text:p>6/9/2004</text:p>
          </table:table-cell>
          <table:table-cell table:style-name="ce21" office:value-type="string">
            <text:p>PROHIBITED ACTS BY CONTRACTOR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6-10T00:00:00">
            <text:p>6/10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6-10T00:00:00">
            <text:p>6/10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6-10T00:00:00">
            <text:p>6/10/2004</text:p>
          </table:table-cell>
          <table:table-cell table:style-name="ce21" office:value-type="string">
            <text:p>OBSTRUCTING JUSTICE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6-21T00:00:00">
            <text:p>6/2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7-10T00:00:00">
            <text:p>7/10/2004</text:p>
          </table:table-cell>
          <table:table-cell table:style-name="ce21" office:value-type="string">
            <text:p>OBTAINING MONEY BY FALSE PRETENSES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7-11T00:00:00">
            <text:p>7/11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8-14T00:00:00">
            <text:p>8/14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8-18T00:00:00">
            <text:p>8/18/2004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8-20T00:00:00">
            <text:p>8/20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8-25T00:00:00">
            <text:p>8/25/2004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8-26T00:00:00">
            <text:p>8/26/2004</text:p>
          </table:table-cell>
          <table:table-cell table:style-name="ce21" office:value-type="string">
            <text:p>DAMAGE PROPERTY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8-26T00:00:00">
            <text:p>8/26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8-30T00:00:00">
            <text:p>8/30/2004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15-10-06T00:00:00">
            <text:p>10/6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15-10-20T00:00:00">
            <text:p>10/20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15-10-23T00:00:00">
            <text:p>10/23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15-10-27T00:00:00">
            <text:p>10/27/2015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15-12-05T00:00:00">
            <text:p>12/5/2015</text:p>
          </table:table-cell>
          <table:table-cell table:style-name="ce21" office:value-type="string">
            <text:p>CONTRIBUTING TO THE DELINQUENCY OF A MINOR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15-12-05T00:00:00">
            <text:p>12/5/2015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15-12-07T00:00:00">
            <text:p>12/7/2015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15-12-07T00:00:00">
            <text:p>12/7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15-12-16T00:00:00">
            <text:p>12/16/201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15-12-16T00:00:00">
            <text:p>12/16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6">
            <text:p>216</text:p>
          </table:table-cell>
        </table:table-row>
        <table:table-row table:style-name="ro2">
          <table:table-cell table:style-name="ce22" office:value-type="date" office:date-value="2004-03-09T00:00:00">
            <text:p>3/9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ALTON`S APPROACH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7">
            <text:p>207</text:p>
          </table:table-cell>
        </table:table-row>
        <table:table-row table:style-name="ro2">
          <table:table-cell table:style-name="ce22" office:value-type="date" office:date-value="2004-07-20T00:00:00">
            <text:p>7/20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ALTON`S APPROACH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7">
            <text:p>207</text:p>
          </table:table-cell>
        </table:table-row>
        <table:table-row table:style-name="ro2">
          <table:table-cell table:style-name="ce22" office:value-type="date" office:date-value="2015-10-21T00:00:00">
            <text:p>10/21/2015</text:p>
          </table:table-cell>
          <table:table-cell table:style-name="ce21" office:value-type="string">
            <text:p>COMPUTER FRAUD &gt;=$200 </text:p>
          </table:table-cell>
          <table:table-cell table:style-name="ce21" office:value-type="string">
            <text:p>WEST BRISTOL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style-name="ce22" office:value-type="date" office:date-value="2015-12-03T00:00:00">
            <text:p>12/3/2015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WEST BRISTOL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style-name="ce22" office:value-type="date" office:date-value="2004-04-18T00:00:00">
            <text:p>4/18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EST WEDGEWOO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1">
            <text:p>111</text:p>
          </table:table-cell>
        </table:table-row>
        <table:table-row table:style-name="ro2">
          <table:table-cell table:style-name="ce22" office:value-type="date" office:date-value="2004-04-18T00:00:00">
            <text:p>4/18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WEST WEDGEWOO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1">
            <text:p>111</text:p>
          </table:table-cell>
        </table:table-row>
        <table:table-row table:style-name="ro2">
          <table:table-cell table:style-name="ce22" office:value-type="date" office:date-value="2004-06-06T00:00:00">
            <text:p>6/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EST WEDGE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1">
            <text:p>111</text:p>
          </table:table-cell>
        </table:table-row>
        <table:table-row table:style-name="ro2">
          <table:table-cell table:style-name="ce22" office:value-type="date" office:date-value="2004-08-03T00:00:00">
            <text:p>8/3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EST WEDGE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1">
            <text:p>111</text:p>
          </table:table-cell>
        </table:table-row>
        <table:table-row table:style-name="ro2">
          <table:table-cell table:style-name="ce22" office:value-type="date" office:date-value="2015-10-11T00:00:00">
            <text:p>10/11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HITE CEDAR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78">
            <text:p>278</text:p>
          </table:table-cell>
        </table:table-row>
        <table:table-row table:style-name="ro2">
          <table:table-cell table:style-name="ce22" office:value-type="date" office:date-value="2015-11-07T00:00:00">
            <text:p>11/7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HITE CEDAR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78">
            <text:p>278</text:p>
          </table:table-cell>
        </table:table-row>
        <table:table-row table:style-name="ro2">
          <table:table-cell table:style-name="ce22" office:value-type="date" office:date-value="2004-08-30T00:00:00">
            <text:p>8/3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HITE RIDGE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4">
            <text:p>64</text:p>
          </table:table-cell>
        </table:table-row>
        <table:table-row table:style-name="ro2">
          <table:table-cell table:style-name="ce22" office:value-type="date" office:date-value="2004-08-30T00:00:00">
            <text:p>8/30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HITE RIDGE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4">
            <text:p>64</text:p>
          </table:table-cell>
        </table:table-row>
        <table:table-row table:style-name="ro2">
          <table:table-cell table:style-name="ce22" office:value-type="date" office:date-value="2004-01-07T00:00:00">
            <text:p>1/7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ICOMICO TURN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2" office:value-type="date" office:date-value="2004-07-14T00:00:00">
            <text:p>7/14/2004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WILLARDS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7">
            <text:p>207</text:p>
          </table:table-cell>
        </table:table-row>
        <table:table-row table:style-name="ro2">
          <table:table-cell table:style-name="ce22" office:value-type="date" office:date-value="2004-07-18T00:00:00">
            <text:p>7/1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ILLARDS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7">
            <text:p>207</text:p>
          </table:table-cell>
        </table:table-row>
        <table:table-row table:style-name="ro2">
          <table:table-cell table:style-name="ce22" office:value-type="date" office:date-value="2004-07-18T00:00:00">
            <text:p>7/18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ILLARDS WAY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7">
            <text:p>207</text:p>
          </table:table-cell>
        </table:table-row>
        <table:table-row table:style-name="ro2">
          <table:table-cell table:style-name="ce22" office:value-type="date" office:date-value="2004-02-09T00:00:00">
            <text:p>2/9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2">
            <text:p>152</text:p>
          </table:table-cell>
        </table:table-row>
        <table:table-row table:style-name="ro2">
          <table:table-cell table:style-name="ce22" office:value-type="date" office:date-value="2004-02-11T00:00:00">
            <text:p>2/1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2">
            <text:p>152</text:p>
          </table:table-cell>
        </table:table-row>
        <table:table-row table:style-name="ro2">
          <table:table-cell table:style-name="ce22" office:value-type="date" office:date-value="2004-02-12T00:00:00">
            <text:p>2/12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2">
            <text:p>152</text:p>
          </table:table-cell>
        </table:table-row>
        <table:table-row table:style-name="ro2">
          <table:table-cell table:style-name="ce22" office:value-type="date" office:date-value="2004-03-28T00:00:00">
            <text:p>3/28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2">
            <text:p>152</text:p>
          </table:table-cell>
        </table:table-row>
        <table:table-row table:style-name="ro2">
          <table:table-cell table:style-name="ce22" office:value-type="date" office:date-value="2004-03-28T00:00:00">
            <text:p>3/28/2004</text:p>
          </table:table-cell>
          <table:table-cell table:style-name="ce21" office:value-type="string">
            <text:p>OVERDOSE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2">
            <text:p>152</text:p>
          </table:table-cell>
        </table:table-row>
        <table:table-row table:style-name="ro2">
          <table:table-cell table:style-name="ce22" office:value-type="date" office:date-value="2004-05-01T00:00:00">
            <text:p>5/1/2004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2">
            <text:p>152</text:p>
          </table:table-cell>
        </table:table-row>
        <table:table-row table:style-name="ro2">
          <table:table-cell table:style-name="ce22" office:value-type="date" office:date-value="2004-05-01T00:00:00">
            <text:p>5/1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2">
            <text:p>152</text:p>
          </table:table-cell>
        </table:table-row>
        <table:table-row table:style-name="ro2">
          <table:table-cell table:style-name="ce22" office:value-type="date" office:date-value="2004-05-10T00:00:00">
            <text:p>5/10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2">
            <text:p>152</text:p>
          </table:table-cell>
        </table:table-row>
        <table:table-row table:style-name="ro2">
          <table:table-cell table:style-name="ce22" office:value-type="date" office:date-value="2004-05-18T00:00:00">
            <text:p>5/18/2004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2">
            <text:p>152</text:p>
          </table:table-cell>
        </table:table-row>
        <table:table-row table:style-name="ro2">
          <table:table-cell table:style-name="ce22" office:value-type="date" office:date-value="2004-06-10T00:00:00">
            <text:p>6/1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2">
            <text:p>152</text:p>
          </table:table-cell>
        </table:table-row>
        <table:table-row table:style-name="ro2">
          <table:table-cell table:style-name="ce22" office:value-type="date" office:date-value="2004-06-16T00:00:00">
            <text:p>6/1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2">
            <text:p>152</text:p>
          </table:table-cell>
        </table:table-row>
        <table:table-row table:style-name="ro2">
          <table:table-cell table:style-name="ce22" office:value-type="date" office:date-value="2004-06-22T00:00:00">
            <text:p>6/22/2004</text:p>
          </table:table-cell>
          <table:table-cell table:style-name="ce21" office:value-type="string">
            <text:p>MAIMING </text:p>
          </table:table-cell>
          <table:table-cell table:style-name="ce23" office:value-type="string">
            <text:p>WILLOWOOD DRIVE </text:p>
          </table:table-cell>
          <table:table-cell table:style-name="ce24" office:value-type="float" office:value="23693">
            <text:p>23693</text:p>
          </table:table-cell>
          <table:table-cell table:style-name="ce24" office:value-type="float" office:value="100">
            <text:p>10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52">
            <text:p>152</text:p>
          </table:table-cell>
        </table:table-row>
        <table:table-row table:style-name="ro2">
          <table:table-cell table:style-name="ce22" office:value-type="date" office:date-value="2004-07-03T00:00:00">
            <text:p>7/3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2">
            <text:p>152</text:p>
          </table:table-cell>
        </table:table-row>
        <table:table-row table:style-name="ro2">
          <table:table-cell table:style-name="ce22" office:value-type="date" office:date-value="2004-07-13T00:00:00">
            <text:p>7/13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2">
            <text:p>152</text:p>
          </table:table-cell>
        </table:table-row>
        <table:table-row table:style-name="ro2">
          <table:table-cell table:style-name="ce22" office:value-type="date" office:date-value="2015-10-20T00:00:00">
            <text:p>10/20/201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2">
            <text:p>152</text:p>
          </table:table-cell>
        </table:table-row>
        <table:table-row table:style-name="ro2">
          <table:table-cell table:style-name="ce22" office:value-type="date" office:date-value="2004-07-15T00:00:00">
            <text:p>7/1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NDSONG LAN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5">
            <text:p>65</text:p>
          </table:table-cell>
        </table:table-row>
        <table:table-row table:style-name="ro2">
          <table:table-cell table:style-name="ce22" office:value-type="date" office:date-value="2004-01-11T00:00:00">
            <text:p>1/11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INDY SHOR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24">
            <text:p>224</text:p>
          </table:table-cell>
        </table:table-row>
        <table:table-row table:style-name="ro2">
          <table:table-cell table:style-name="ce22" office:value-type="date" office:date-value="2004-02-21T00:00:00">
            <text:p>2/21/2004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WINDY SHOR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24">
            <text:p>224</text:p>
          </table:table-cell>
        </table:table-row>
        <table:table-row table:style-name="ro2">
          <table:table-cell table:style-name="ce22" office:value-type="date" office:date-value="2004-04-04T00:00:00">
            <text:p>4/4/2004</text:p>
          </table:table-cell>
          <table:table-cell table:style-name="ce21" office:value-type="string">
            <text:p>ASSAULT, AGGRAVATED </text:p>
          </table:table-cell>
          <table:table-cell table:style-name="ce21" office:value-type="string">
            <text:p>WINDY SHORE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24">
            <text:p>224</text:p>
          </table:table-cell>
        </table:table-row>
        <table:table-row table:style-name="ro2">
          <table:table-cell table:style-name="ce22" office:value-type="date" office:date-value="2004-01-31T00:00:00">
            <text:p>1/3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NTER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6">
            <text:p>56</text:p>
          </table:table-cell>
        </table:table-row>
        <table:table-row table:style-name="ro2">
          <table:table-cell table:style-name="ce22" office:value-type="date" office:date-value="2004-04-08T00:00:00">
            <text:p>4/8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NTER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6">
            <text:p>56</text:p>
          </table:table-cell>
        </table:table-row>
        <table:table-row table:style-name="ro2">
          <table:table-cell table:style-name="ce22" office:value-type="date" office:date-value="2004-05-12T00:00:00">
            <text:p>5/1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NTER COURT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6">
            <text:p>56</text:p>
          </table:table-cell>
        </table:table-row>
        <table:table-row table:style-name="ro2">
          <table:table-cell table:style-name="ce22" office:value-type="date" office:date-value="2004-02-10T00:00:00">
            <text:p>2/10/2004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WROUGHT IRON BEN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2">
            <text:p>192</text:p>
          </table:table-cell>
        </table:table-row>
        <table:table-row table:style-name="ro2">
          <table:table-cell table:style-name="ce22" office:value-type="date" office:date-value="2004-04-16T00:00:00">
            <text:p>4/1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ROUGHT IRON BEN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2">
            <text:p>192</text:p>
          </table:table-cell>
        </table:table-row>
        <table:table-row table:style-name="ro2">
          <table:table-cell table:style-name="ce22" office:value-type="date" office:date-value="2015-10-02T00:00:00">
            <text:p>10/2/201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WROUGHT IRON BEN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2">
            <text:p>192</text:p>
          </table:table-cell>
        </table:table-row>
        <table:table-row table:style-name="ro2">
          <table:table-cell table:style-name="ce22" office:value-type="date" office:date-value="2015-11-13T00:00:00">
            <text:p>11/13/201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WROUGHT IRON BEN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2">
            <text:p>192</text:p>
          </table:table-cell>
        </table:table-row>
        <table:table-row table:style-name="ro2">
          <table:table-cell table:style-name="ce22" office:value-type="date" office:date-value="2015-11-17T00:00:00">
            <text:p>11/17/201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WROUGHT IRON BEN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2">
            <text:p>192</text:p>
          </table:table-cell>
        </table:table-row>
        <table:table-row table:style-name="ro2">
          <table:table-cell table:style-name="ce22" office:value-type="date" office:date-value="2015-12-11T00:00:00">
            <text:p>12/11/201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ROUGHT IRON BEN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2">
            <text:p>192</text:p>
          </table:table-cell>
        </table:table-row>
        <table:table-row table:style-name="ro2">
          <table:table-cell table:style-name="ce22" office:value-type="date" office:date-value="2015-12-15T00:00:00">
            <text:p>12/15/201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WROUGHT IRON BEN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2">
            <text:p>192</text:p>
          </table:table-cell>
        </table:table-row>
        <table:table-row table:style-name="ro2">
          <table:table-cell table:style-name="ce22" office:value-type="date" office:date-value="2015-12-15T00:00:00">
            <text:p>12/15/201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WROUGHT IRON BEN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2">
            <text:p>192</text:p>
          </table:table-cell>
        </table:table-row>
        <table:table-row table:style-name="ro2">
          <table:table-cell table:style-name="ce22" office:value-type="date" office:date-value="2015-12-15T00:00:00">
            <text:p>12/15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ROUGHT IRON BEN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2">
            <text:p>192</text:p>
          </table:table-cell>
        </table:table-row>
        <table:table-row table:style-name="ro2">
          <table:table-cell table:style-name="ce22" office:value-type="date" office:date-value="2015-12-15T00:00:00">
            <text:p>12/15/201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WROUGHT IRON BEN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2">
            <text:p>192</text:p>
          </table:table-cell>
        </table:table-row>
        <table:table-row table:style-name="ro2">
          <table:table-cell table:style-name="ce22" office:value-type="date" office:date-value="2015-12-14T00:00:00">
            <text:p>12/14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ROUGHT IRON BEND &amp; CHADWI C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2">
            <text:p>192</text:p>
          </table:table-cell>
        </table:table-row>
        <table:table-row table:style-name="ro2">
          <table:table-cell table:style-name="ce22" office:value-type="date" office:date-value="2004-05-15T00:00:00">
            <text:p>5/1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YORK DOWNS DRIV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style-name="ce22" office:value-type="date" office:date-value="2015-12-22T00:00:00">
            <text:p>12/22/2015</text:p>
          </table:table-cell>
          <table:table-cell table:style-name="ce21" office:value-type="string">
            <text:p>ARSON </text:p>
          </table:table-cell>
          <table:table-cell table:style-name="ce23" office:value-type="string">
            <text:p>YORK DOWNS DRIVE </text:p>
          </table:table-cell>
          <table:table-cell table:style-name="ce24" office:value-type="float" office:value="23693">
            <text:p>23693</text:p>
          </table:table-cell>
          <table:table-cell table:style-name="ce24" office:value-type="float" office:value="100">
            <text:p>10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46">
            <text:p>246</text:p>
          </table:table-cell>
        </table:table-row>
        <table:table-row table:style-name="ro2">
          <table:table-cell table:style-name="ce22" office:value-type="date" office:date-value="2004-01-11T00:00:00">
            <text:p>1/11/2004</text:p>
          </table:table-cell>
          <table:table-cell table:style-name="ce21" office:value-type="string">
            <text:p>CONTRIBUTING TO THE DELINQUENCY OF A MINOR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11T00:00:00">
            <text:p>1/11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1-29T00:00:00">
            <text:p>1/29/2004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06T00:00:00">
            <text:p>2/6/2004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08T00:00:00">
            <text:p>2/8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12T00:00:00">
            <text:p>2/12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12T00:00:00">
            <text:p>2/12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13T00:00:00">
            <text:p>2/13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2-13T00:00:00">
            <text:p>2/13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18T00:00:00">
            <text:p>3/18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03T00:00:00">
            <text:p>4/3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08T00:00:00">
            <text:p>4/8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20T00:00:00">
            <text:p>4/20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4-25T00:00:00">
            <text:p>4/25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01T00:00:00">
            <text:p>5/1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01T00:00:00">
            <text:p>5/1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13T00:00:00">
            <text:p>5/13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24T00:00:00">
            <text:p>5/24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8-29T00:00:00">
            <text:p>8/29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2T00:00:00">
            <text:p>10/12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0-15T00:00:00">
            <text:p>10/15/2015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14T00:00:00">
            <text:p>12/14/2015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15-12-19T00:00:00">
            <text:p>12/19/201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5-24T00:00:00">
            <text:p>5/24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YORKTOWN ROAD TABB MIDDLE S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2" office:value-type="date" office:date-value="2015-04-05T00:00:00">
            <text:p>4/5/2015</text:p>
          </table:table-cell>
          <table:table-cell table:style-name="ce21" office:value-type="float" office:value="197">
            <text:p>197</text:p>
          </table:table-cell>
        </table:table-row>
        <table:table-row table:style-name="ro2">
          <table:table-cell table:style-name="ce22" office:value-type="date" office:date-value="2004-03-11T00:00:00">
            <text:p>3/11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ZACHARY PL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83">
            <text:p>283</text:p>
          </table:table-cell>
        </table:table-row>
        <table:table-row table:style-name="ro2">
          <table:table-cell table:style-name="ce22" office:value-type="date" office:date-value="2004-04-21T00:00:00">
            <text:p>4/2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ZACHARY PLACE 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83">
            <text:p>28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